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44f6" officeooo:paragraph-rsid="001d44f6"/>
    </style:style>
    <style:style style:name="P2" style:family="paragraph" style:parent-style-name="Standard">
      <style:text-properties fo:color="#000000" officeooo:rsid="001d44f6" officeooo:paragraph-rsid="001d44f6"/>
    </style:style>
    <style:style style:name="P3" style:family="paragraph" style:parent-style-name="Standard">
      <style:text-properties fo:color="#000000" style:font-name="Consolas" fo:font-size="10pt" officeooo:rsid="001d44f6" officeooo:paragraph-rsid="001d44f6" style:font-size-asian="10pt"/>
    </style:style>
    <style:style style:name="P4" style:family="paragraph" style:parent-style-name="Standard">
      <style:text-properties fo:color="#000000" style:font-name="Consolas" fo:font-size="10pt" officeooo:rsid="00200039" officeooo:paragraph-rsid="00200039" style:font-size-asian="10pt"/>
    </style:style>
    <style:style style:name="P5" style:family="paragraph" style:parent-style-name="Standard">
      <style:text-properties fo:color="#000000" style:font-name="Consolas" fo:font-size="10pt" officeooo:rsid="0020c74b" officeooo:paragraph-rsid="0020c74b" style:font-size-asian="10pt"/>
    </style:style>
    <style:style style:name="P6" style:family="paragraph" style:parent-style-name="Standard">
      <style:text-properties fo:color="#000000" style:font-name="Consolas" fo:font-size="10pt" officeooo:rsid="00221de4" officeooo:paragraph-rsid="00221de4" style:font-size-asian="10pt"/>
    </style:style>
    <style:style style:name="P7" style:family="paragraph" style:parent-style-name="Standard">
      <style:text-properties fo:color="#000000" style:font-name="Consolas" fo:font-size="10pt" officeooo:rsid="0024e8d5" officeooo:paragraph-rsid="0024e8d5" style:font-size-asian="10pt"/>
    </style:style>
    <style:style style:name="P8" style:family="paragraph" style:parent-style-name="Standard">
      <style:text-properties fo:color="#000000" style:font-name="Consolas" fo:font-size="10pt" officeooo:rsid="00281d89" officeooo:paragraph-rsid="00281d89" style:font-size-asian="10pt"/>
    </style:style>
    <style:style style:name="P9" style:family="paragraph" style:parent-style-name="Standard">
      <style:text-properties fo:color="#000000" style:font-name="Consolas" fo:font-size="10pt" officeooo:rsid="00281d89" officeooo:paragraph-rsid="002867cd" style:font-size-asian="10pt"/>
    </style:style>
    <style:style style:name="P10" style:family="paragraph" style:parent-style-name="Standard">
      <style:text-properties fo:color="#000000" style:font-name="Consolas" fo:font-size="10pt" officeooo:rsid="002867cd" officeooo:paragraph-rsid="002867cd" style:font-size-asian="10pt"/>
    </style:style>
    <style:style style:name="P11" style:family="paragraph" style:parent-style-name="Standard">
      <style:text-properties fo:color="#000000" style:font-name="Consolas" fo:font-size="10pt" officeooo:rsid="002925d0" officeooo:paragraph-rsid="002925d0" style:font-size-asian="10pt"/>
    </style:style>
    <style:style style:name="P12" style:family="paragraph" style:parent-style-name="Standard">
      <style:text-properties fo:color="#000000" style:font-name="Consolas" fo:font-size="10pt" officeooo:rsid="002eb17c" officeooo:paragraph-rsid="002eb17c" style:font-size-asian="10pt"/>
    </style:style>
    <style:style style:name="P13" style:family="paragraph" style:parent-style-name="Standard">
      <style:text-properties fo:color="#000000" style:font-name="Consolas" fo:font-size="10pt" officeooo:rsid="0030722f" officeooo:paragraph-rsid="0030722f" style:font-size-asian="10pt"/>
    </style:style>
    <style:style style:name="P14" style:family="paragraph" style:parent-style-name="Standard">
      <style:text-properties fo:color="#000000" style:font-name="Consolas" fo:font-size="10pt" officeooo:rsid="0031581c" officeooo:paragraph-rsid="0031581c" style:font-size-asian="10pt"/>
    </style:style>
    <style:style style:name="P15" style:family="paragraph" style:parent-style-name="Standard">
      <style:text-properties fo:color="#008080" style:font-name="Consolas" fo:font-size="10pt" officeooo:rsid="001d44f6" officeooo:paragraph-rsid="001d44f6" style:font-size-asian="10pt"/>
    </style:style>
    <style:style style:name="P16" style:family="paragraph" style:parent-style-name="Standard">
      <style:text-properties fo:color="#008080" style:font-name="Consolas" fo:font-size="10pt" officeooo:rsid="00200039" officeooo:paragraph-rsid="00200039" style:font-size-asian="10pt"/>
    </style:style>
    <style:style style:name="P17" style:family="paragraph" style:parent-style-name="Standard">
      <style:text-properties fo:color="#008080" style:font-name="Consolas" fo:font-size="10pt" officeooo:rsid="0020c74b" officeooo:paragraph-rsid="0020c74b" style:font-size-asian="10pt"/>
    </style:style>
    <style:style style:name="P18" style:family="paragraph" style:parent-style-name="Standard">
      <style:text-properties fo:color="#008080" style:font-name="Consolas" fo:font-size="10pt" officeooo:rsid="00221de4" officeooo:paragraph-rsid="00221de4" style:font-size-asian="10pt"/>
    </style:style>
    <style:style style:name="P19" style:family="paragraph" style:parent-style-name="Standard">
      <style:text-properties fo:color="#008080" style:font-name="Consolas" fo:font-size="10pt" officeooo:rsid="0024e8d5" officeooo:paragraph-rsid="0024e8d5" style:font-size-asian="10pt"/>
    </style:style>
    <style:style style:name="P20" style:family="paragraph" style:parent-style-name="Standard">
      <style:text-properties fo:color="#800000" style:font-name="Consolas" fo:font-size="10pt" officeooo:rsid="00200039" officeooo:paragraph-rsid="00200039" style:font-size-asian="10pt"/>
    </style:style>
    <style:style style:name="P21" style:family="paragraph" style:parent-style-name="Standard">
      <style:text-properties fo:color="#800000" style:font-name="Consolas" fo:font-size="10pt" officeooo:rsid="0030f556" officeooo:paragraph-rsid="0030f556" style:font-size-asian="10pt"/>
    </style:style>
    <style:style style:name="P22" style:family="paragraph" style:parent-style-name="Standard">
      <style:text-properties fo:font-variant="normal" fo:text-transform="none" fo:color="#008080" style:font-name="Open Sans" fo:font-size="10.5pt" fo:letter-spacing="normal" fo:font-style="normal" fo:font-weight="normal" officeooo:rsid="00221de4" officeooo:paragraph-rsid="00221de4" style:font-size-asian="10pt"/>
    </style:style>
    <style:style style:name="P23" style:family="paragraph" style:parent-style-name="Standard">
      <style:text-properties fo:font-variant="normal" fo:text-transform="none" fo:color="#0000ff" style:font-name="Open Sans" fo:font-size="10.5pt" fo:letter-spacing="normal" fo:font-style="normal" fo:font-weight="normal" officeooo:rsid="00281d89" officeooo:paragraph-rsid="00281d89" style:font-size-asian="10pt"/>
    </style:style>
    <style:style style:name="P24" style:family="paragraph" style:parent-style-name="Standard">
      <style:text-properties style:font-name="Consolas" fo:font-size="10pt" officeooo:paragraph-rsid="00281d89" style:font-size-asian="10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8080" style:font-name="Consolas" fo:font-size="10pt" style:font-size-asian="10pt"/>
    </style:style>
    <style:style style:name="P2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ff" style:font-name="Open Sans" fo:font-size="10.5pt" fo:letter-spacing="normal" fo:font-style="normal" fo:font-weight="normal"/>
    </style:style>
    <style:style style:name="P3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ff" fo:letter-spacing="normal"/>
    </style:style>
    <style:style style:name="P3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ff" style:font-name="Consolas" fo:font-size="10pt" fo:letter-spacing="normal" fo:font-style="normal" fo:font-weight="normal" style:font-size-asian="10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  <style:text-properties fo:color="#000000" style:font-name="Consolas" fo:font-size="10pt" style:font-size-asian="10pt"/>
    </style:style>
    <style:style style:name="P33" style:family="paragraph" style:parent-style-name="Text_20_body">
      <style:paragraph-properties fo:margin-left="0in" fo:margin-right="0in" fo:margin-top="0in" fo:margin-bottom="0.1043in" loext:contextual-spacing="false" style:line-height-at-least="0.2291in" fo:orphans="2" fo:widows="2" fo:text-indent="0in" style:auto-text-indent="false"/>
      <style:text-properties fo:font-variant="normal" fo:text-transform="none" fo:color="#0000ff" style:font-name="Open Sans" fo:font-size="9.75pt" fo:letter-spacing="normal" fo:font-style="normal" fo:font-weight="normal"/>
    </style:style>
    <style:style style:name="P34" style:family="paragraph" style:parent-style-name="Text_20_body">
      <style:text-properties fo:font-variant="normal" fo:text-transform="none" fo:color="#0000ff" style:font-name="Open Sans" fo:font-size="9.75pt" fo:letter-spacing="normal" fo:font-style="normal" fo:font-weight="normal" officeooo:rsid="00200039" officeooo:paragraph-rsid="00200039" style:font-size-asian="10pt"/>
    </style:style>
    <style:style style:name="P3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8080" style:font-name="Consolas" fo:font-size="10pt" officeooo:rsid="00200039" officeooo:paragraph-rsid="00200039" style:font-size-asian="10pt"/>
    </style:style>
    <style:style style:name="P3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8080" style:font-name="Consolas" fo:font-size="10pt" officeooo:rsid="0020c74b" officeooo:paragraph-rsid="0020c74b" style:font-size-asian="10pt"/>
    </style:style>
    <style:style style:name="P3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8080" style:font-name="Consolas" fo:font-size="10pt" officeooo:rsid="0024e8d5" officeooo:paragraph-rsid="0024e8d5" style:font-size-asian="10pt"/>
    </style:style>
    <style:style style:name="P3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Consolas" fo:font-size="10pt" officeooo:rsid="002867cd" officeooo:paragraph-rsid="002867cd" style:font-size-asian="10pt"/>
    </style:style>
    <style:style style:name="P3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Consolas" fo:font-size="10pt" officeooo:rsid="002925d0" officeooo:paragraph-rsid="002925d0" style:font-size-asian="10pt"/>
    </style:style>
    <style:style style:name="P40" style:family="paragraph" style:parent-style-name="Text_20_body">
      <style:text-properties fo:font-variant="normal" fo:text-transform="none" fo:color="#008080" style:font-name="Open Sans" fo:font-size="9.75pt" fo:letter-spacing="normal" fo:font-style="normal" fo:font-weight="normal" officeooo:rsid="0024e8d5" officeooo:paragraph-rsid="002eb17c" style:font-size-asian="10pt"/>
    </style:style>
    <style:style style:name="P41" style:family="paragraph" style:parent-style-name="Text_20_body">
      <style:text-properties fo:font-variant="normal" fo:text-transform="none" fo:color="#0000ff" style:font-name="Open Sans" fo:font-size="9.75pt" fo:letter-spacing="normal" fo:font-style="normal" fo:font-weight="normal" officeooo:rsid="0030f556" officeooo:paragraph-rsid="0030f556" style:font-size-asian="10pt"/>
    </style:style>
    <style:style style:name="P42" style:family="paragraph" style:parent-style-name="Text_20_body">
      <style:paragraph-properties fo:margin-left="0in" fo:margin-right="0in" fo:margin-top="0in" fo:margin-bottom="0.1043in" loext:contextual-spacing="false" style:line-height-at-least="0.2291in" fo:orphans="2" fo:widows="2" fo:text-indent="0in" style:auto-text-indent="false"/>
      <style:text-properties fo:font-variant="normal" fo:text-transform="none" fo:color="#0000ff" style:font-name="Open Sans" fo:font-size="9.75pt" fo:letter-spacing="normal" fo:font-style="normal" fo:font-weight="normal"/>
    </style:style>
    <style:style style:name="P43" style:family="paragraph" style:parent-style-name="Standard">
      <style:text-properties fo:color="#008080" style:font-name="Consolas" fo:font-size="10pt" officeooo:rsid="0030722f" officeooo:paragraph-rsid="0030722f" style:font-size-asian="10pt"/>
    </style:style>
    <style:style style:name="P44" style:family="paragraph" style:parent-style-name="Standard">
      <style:text-properties fo:color="#800000" style:font-name="Consolas" fo:font-size="10pt" officeooo:rsid="0030f556" officeooo:paragraph-rsid="0030f556" style:font-size-asian="10pt"/>
    </style:style>
    <style:style style:name="P45" style:family="paragraph" style:parent-style-name="Standard">
      <style:text-properties fo:color="#800000" style:font-name="Consolas" fo:font-size="10pt" officeooo:rsid="0031dc00" officeooo:paragraph-rsid="0031dc00" style:font-size-asian="10pt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46464" style:font-name="Consolas" fo:font-size="10pt" style:font-size-asian="10pt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4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8080" style:font-name="Consolas" fo:font-size="10pt" officeooo:rsid="0030722f" officeooo:paragraph-rsid="0030722f" style:font-size-asian="10pt"/>
    </style:style>
    <style:style style:name="P4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800000" style:font-name="Consolas" fo:font-size="10pt" officeooo:rsid="0031dc00" officeooo:paragraph-rsid="0031dc00" style:font-size-asian="10pt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T1" style:family="text">
      <style:text-properties fo:color="#7f0055" style:font-name="Consolas" fo:font-size="10pt" fo:font-weight="bold" style:font-size-asian="10pt" style:font-weight-asian="bold"/>
    </style:style>
    <style:style style:name="T2" style:family="text">
      <style:text-properties fo:color="#7f0055" style:font-name="Consolas" fo:font-size="10pt" fo:font-weight="bold" style:font-size-asian="10pt" style:font-weight-asian="bold"/>
    </style:style>
    <style:style style:name="T3" style:family="text">
      <style:text-properties fo:color="#7f0055" style:font-name="Consolas" fo:font-size="10pt" fo:font-weight="bold" fo:background-color="#d4d4d4" loext:char-shading-value="0" style:font-size-asian="10pt" style:font-weight-asian="bold"/>
    </style:style>
    <style:style style:name="T4" style:family="text">
      <style:text-properties fo:color="#7f0055" fo:font-weight="bold" style:font-weight-asian="bold"/>
    </style:style>
    <style:style style:name="T5" style:family="text">
      <style:text-properties fo:color="#7f0055" fo:font-weight="bold" style:font-weight-asian="bold"/>
    </style:style>
    <style:style style:name="T6" style:family="text">
      <style:text-properties fo:color="#000000" style:font-name="Consolas" fo:font-size="10pt" style:font-size-asian="10pt"/>
    </style:style>
    <style:style style:name="T7" style:family="text">
      <style:text-properties fo:color="#000000" style:font-name="Consolas" fo:font-size="10pt" style:font-size-asian="10pt"/>
    </style:style>
    <style:style style:name="T8" style:family="text">
      <style:text-properties fo:color="#000000" style:font-name="Consolas" fo:font-size="10pt" fo:background-color="#d4d4d4" loext:char-shading-value="0" style:font-size-asian="10pt"/>
    </style:style>
    <style:style style:name="T9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10" style:family="text">
      <style:text-properties fo:color="#000000" style:font-name="Consolas" fo:font-size="10pt" fo:font-style="italic" style:font-size-asian="10pt" style:font-style-asian="italic"/>
    </style:style>
    <style:style style:name="T11" style:family="text">
      <style:text-properties fo:color="#000000" style:text-line-through-style="solid" style:text-line-through-type="single" style:font-name="Consolas" fo:font-size="10pt" style:text-underline-style="solid" style:text-underline-width="auto" style:text-underline-color="font-color" style:font-size-asian="10pt"/>
    </style:style>
    <style:style style:name="T12" style:family="text">
      <style:text-properties fo:color="#000000"/>
    </style:style>
    <style:style style:name="T13" style:family="text">
      <style:text-properties fo:color="#0000c0" style:font-name="Consolas" fo:font-size="10pt" style:font-size-asian="10pt"/>
    </style:style>
    <style:style style:name="T14" style:family="text">
      <style:text-properties fo:color="#0000c0" style:font-name="Consolas" fo:font-size="10pt" style:font-size-asian="10pt"/>
    </style:style>
    <style:style style:name="T15" style:family="text">
      <style:text-properties fo:color="#0000c0" style:font-name="Consolas" fo:font-size="10pt" fo:background-color="#d4d4d4" loext:char-shading-value="0" style:font-size-asian="10pt"/>
    </style:style>
    <style:style style:name="T16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17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18" style:family="text">
      <style:text-properties fo:color="#6a3e3e" style:font-name="Consolas" fo:font-size="10pt" fo:background-color="#f0d8a8" loext:char-shading-value="0" style:font-size-asian="10pt"/>
    </style:style>
    <style:style style:name="T19" style:family="text">
      <style:text-properties fo:color="#6a3e3e" style:font-name="Consolas" fo:font-size="10pt" style:font-size-asian="10pt"/>
    </style:style>
    <style:style style:name="T20" style:family="text">
      <style:text-properties fo:color="#6a3e3e" style:font-name="Consolas" fo:font-size="10pt" style:font-size-asian="10pt"/>
    </style:style>
    <style:style style:name="T21" style:family="text">
      <style:text-properties fo:color="#6a3e3e" style:font-name="Consolas" fo:font-size="10pt" style:font-size-asian="10pt" fo:background-color="#f0d8a8"/>
    </style:style>
    <style:style style:name="T22" style:family="text">
      <style:text-properties fo:color="#6a3e3e" style:font-name="Consolas" fo:font-size="10pt" style:font-size-asian="10pt" fo:background-color="#d4d4d4"/>
    </style:style>
    <style:style style:name="T23" style:family="text">
      <style:text-properties fo:color="#6a3e3e" style:font-name="Consolas" fo:font-size="10pt" fo:background-color="#d4d4d4" loext:char-shading-value="0" style:font-size-asian="10pt"/>
    </style:style>
    <style:style style:name="T24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25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26" style:family="text">
      <style:text-properties fo:color="#008080"/>
    </style:style>
    <style:style style:name="T27" style:family="text">
      <style:text-properties fo:color="#008080" style:font-name="Consolas" fo:font-size="10pt" style:font-size-asian="10pt"/>
    </style:style>
    <style:style style:name="T28" style:family="text">
      <style:text-properties fo:color="#008080" style:font-name="Consolas" fo:font-size="10pt" style:font-size-asian="10pt"/>
    </style:style>
    <style:style style:name="T29" style:family="text">
      <style:text-properties fo:color="#008080" officeooo:rsid="002867cd"/>
    </style:style>
    <style:style style:name="T30" style:family="text">
      <style:text-properties fo:color="#008080"/>
    </style:style>
    <style:style style:name="T31" style:family="text">
      <style:text-properties fo:color="#3f7f7f"/>
    </style:style>
    <style:style style:name="T32" style:family="text">
      <style:text-properties fo:color="#3f7f7f" style:font-name="Consolas" fo:font-size="10pt" style:font-size-asian="10pt"/>
    </style:style>
    <style:style style:name="T33" style:family="text">
      <style:text-properties fo:color="#3f7f7f" style:font-name="Consolas" fo:font-size="10pt" style:font-size-asian="10pt"/>
    </style:style>
    <style:style style:name="T34" style:family="text">
      <style:text-properties fo:color="#3f7f7f"/>
    </style:style>
    <style:style style:name="T35" style:family="text">
      <style:text-properties style:font-name="Consolas" fo:font-size="10pt" style:font-size-asian="10pt"/>
    </style:style>
    <style:style style:name="T36" style:family="text">
      <style:text-properties fo:color="#7f007f"/>
    </style:style>
    <style:style style:name="T37" style:family="text">
      <style:text-properties fo:color="#7f007f" style:font-name="Consolas" fo:font-size="10pt" style:font-size-asian="10pt"/>
    </style:style>
    <style:style style:name="T38" style:family="text">
      <style:text-properties fo:color="#7f007f" style:font-name="Consolas" fo:font-size="10pt" style:font-size-asian="10pt"/>
    </style:style>
    <style:style style:name="T39" style:family="text">
      <style:text-properties fo:color="#7f007f"/>
    </style:style>
    <style:style style:name="T40" style:family="text">
      <style:text-properties fo:color="#2a00ff" style:font-name="Consolas" fo:font-size="10pt" fo:font-style="italic" style:font-size-asian="10pt" style:font-style-asian="italic"/>
    </style:style>
    <style:style style:name="T41" style:family="text">
      <style:text-properties fo:color="#2a00ff" style:font-name="Consolas" fo:font-size="10pt" fo:font-style="italic" style:font-size-asian="10pt" style:font-style-asian="italic"/>
    </style:style>
    <style:style style:name="T42" style:family="text">
      <style:text-properties fo:color="#2a00ff" style:font-name="Consolas" fo:font-size="10pt" style:font-size-asian="10pt"/>
    </style:style>
    <style:style style:name="T43" style:family="text">
      <style:text-properties fo:color="#2a00ff" style:font-name="Consolas" fo:font-size="10pt" style:font-size-asian="10pt"/>
    </style:style>
    <style:style style:name="T44" style:family="text">
      <style:text-properties fo:color="#2a00ff" fo:font-style="italic" style:font-style-asian="italic"/>
    </style:style>
    <style:style style:name="T45" style:family="text">
      <style:text-properties fo:color="#2a00ff" fo:font-style="italic" style:font-style-asian="italic"/>
    </style:style>
    <style:style style:name="T46" style:family="text">
      <style:text-properties fo:color="#808080" style:font-name="Consolas" fo:font-size="10pt" style:font-size-asian="10pt"/>
    </style:style>
    <style:style style:name="T47" style:family="text">
      <style:text-properties fo:color="#808080" style:font-name="Consolas" fo:font-size="10pt" style:font-size-asian="10pt"/>
    </style:style>
    <style:style style:name="T48" style:family="text">
      <style:text-properties fo:color="#3f7f5f" style:font-name="Consolas" fo:font-size="10pt" style:font-size-asian="10pt"/>
    </style:style>
    <style:style style:name="T49" style:family="text">
      <style:text-properties fo:color="#3f7f5f" style:font-name="Consolas" fo:font-size="10pt" style:font-size-asian="10pt"/>
    </style:style>
    <style:style style:name="T50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51" style:family="text">
      <style:text-properties fo:color="#3f5fbf" style:font-name="Consolas" fo:font-size="10pt" style:font-size-asian="10pt"/>
    </style:style>
    <style:style style:name="T52" style:family="text">
      <style:text-properties fo:color="#7f9fbf" style:font-name="Consolas" fo:font-size="10pt" fo:font-weight="bold" style:font-size-asian="10pt" style:font-weight-asian="bold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officeooo:rsid="002818ef"/>
    </style:style>
    <style:style style:name="T55" style:family="text">
      <style:text-properties officeooo:rsid="002b1a0c"/>
    </style:style>
    <style:style style:name="T56" style:family="text">
      <style:text-properties officeooo:rsid="002e0cd3"/>
    </style:style>
    <style:style style:name="T57" style:family="text">
      <style:text-properties fo:color="#646464" style:font-name="Consolas" fo:font-size="10pt" style:font-size-asian="10pt"/>
    </style:style>
    <style:style style:name="T58" style:family="text">
      <style:text-properties fo:color="#646464" style:font-name="Consolas" fo:font-size="10pt" style:font-size-asian="10pt"/>
    </style:style>
    <style:style style:name="T59" style:family="text">
      <style:text-properties fo:color="#646464" style:font-name="Consolas" fo:font-size="10pt" fo:background-color="#d4d4d4" loext:char-shading-value="0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l</text:p>
      <text:p text:style-name="P1"/>
      <text:p text:style-name="P1"><text:line-break/>create database hib;<text:line-break/>use hib;<text:line-break/>create table Customer(custid int primary key, custname varchar(20), city varchar(20));<text:line-break/>select * from Customer;</text:p>
      <text:p text:style-name="P1">.........</text:p>
      <text:p text:style-name="P1"/>
      <text:p text:style-name="P1">Customer.java:</text:p>
      <text:p text:style-name="P1"><text:span text:style-name="T1">package</text:span><text:span text:style-name="T6"> com.dsrc;</text:span></text:p>
      <text:p text:style-name="P26"/>
      <text:p text:style-name="P25"><text:span text:style-name="T1">public</text:span><text:span text:style-name="T6"> </text:span><text:span text:style-name="T1">class</text:span><text:span text:style-name="T6"> Customer {</text:span></text:p>
      <text:p text:style-name="P25"><text:span text:style-name="T6"><text:tab/></text:span><text:span text:style-name="T1">private</text:span><text:span text:style-name="T6"> </text:span><text:span text:style-name="T1">int</text:span><text:span text:style-name="T6"> </text:span><text:span text:style-name="T13">custId</text:span><text:span text:style-name="T6">;</text:span></text:p>
      <text:p text:style-name="P25"><text:span text:style-name="T6"><text:tab/></text:span><text:span text:style-name="T1">private</text:span><text:span text:style-name="T6"> String </text:span><text:span text:style-name="T13">custName</text:span><text:span text:style-name="T6">;</text:span></text:p>
      <text:p text:style-name="P25"><text:span text:style-name="T6"><text:tab/></text:span><text:span text:style-name="T1">private</text:span><text:span text:style-name="T6"> String </text:span><text:span text:style-name="T13">city</text:span><text:span text:style-name="T6">;</text:span></text:p>
      <text:p text:style-name="P27"><text:tab/></text:p>
      <text:p text:style-name="P25"><text:span text:style-name="T6"><text:tab/></text:span><text:span text:style-name="T1">public</text:span><text:span text:style-name="T6"> Customer(){</text:span></text:p>
      <text:p text:style-name="P27"><text:tab/>}</text:p>
      <text:p text:style-name="P25"><text:span text:style-name="T6"><text:tab/></text:span><text:span text:style-name="T1">public</text:span><text:span text:style-name="T6"> Customer(</text:span><text:span text:style-name="T1">int</text:span><text:span text:style-name="T6"> </text:span><text:span text:style-name="T18">custId</text:span><text:span text:style-name="T6">, String </text:span><text:span text:style-name="T19">custName</text:span><text:span text:style-name="T6">, String </text:span><text:span text:style-name="T19">city</text:span><text:span text:style-name="T6">)</text:span></text:p>
      <text:p text:style-name="P27"><text:tab/>{</text:p>
      <text:p text:style-name="P25"><text:span text:style-name="T6"><text:tab/><text:tab/></text:span><text:span text:style-name="T1">this</text:span><text:span text:style-name="T6">.</text:span><text:span text:style-name="T13">custId</text:span><text:span text:style-name="T6">=</text:span><text:span text:style-name="T23">custId</text:span><text:span text:style-name="T6">;</text:span></text:p>
      <text:p text:style-name="P25"><text:span text:style-name="T6"><text:tab/><text:tab/></text:span><text:span text:style-name="T1">this</text:span><text:span text:style-name="T6">.</text:span><text:span text:style-name="T13">custName</text:span><text:span text:style-name="T6">=</text:span><text:span text:style-name="T19">custName</text:span><text:span text:style-name="T6">;</text:span></text:p>
      <text:p text:style-name="P25"><text:span text:style-name="T6"><text:tab/><text:tab/></text:span><text:span text:style-name="T1">this</text:span><text:span text:style-name="T6">.</text:span><text:span text:style-name="T13">city</text:span><text:span text:style-name="T6">=</text:span><text:span text:style-name="T19">city</text:span><text:span text:style-name="T6">;</text:span></text:p>
      <text:p text:style-name="P27"><text:tab/><text:tab/></text:p>
      <text:p text:style-name="P27"><text:tab/>}</text:p>
      <text:p text:style-name="P25"><text:span text:style-name="T6"><text:tab/></text:span><text:span text:style-name="T1">public</text:span><text:span text:style-name="T6"> </text:span><text:span text:style-name="T1">int</text:span><text:span text:style-name="T6"> getCustId() {</text:span></text:p>
      <text:p text:style-name="P25"><text:span text:style-name="T6"><text:tab/><text:tab/></text:span><text:span text:style-name="T1">return</text:span><text:span text:style-name="T6"> </text:span><text:span text:style-name="T13">custId</text:span><text:span text:style-name="T6">;</text:span></text:p>
      <text:p text:style-name="P27"><text:tab/>}</text:p>
      <text:p text:style-name="P25"><text:span text:style-name="T6"><text:tab/></text:span><text:span text:style-name="T1">public</text:span><text:span text:style-name="T6"> </text:span><text:span text:style-name="T1">void</text:span><text:span text:style-name="T6"> setCustId(</text:span><text:span text:style-name="T1">int</text:span><text:span text:style-name="T6"> </text:span><text:span text:style-name="T19">custId</text:span><text:span text:style-name="T6">) {</text:span></text:p>
      <text:p text:style-name="P25"><text:span text:style-name="T6"><text:tab/><text:tab/></text:span><text:span text:style-name="T1">this</text:span><text:span text:style-name="T6">.</text:span><text:span text:style-name="T13">custId</text:span><text:span text:style-name="T6"> = </text:span><text:span text:style-name="T19">custId</text:span><text:span text:style-name="T6">;</text:span></text:p>
      <text:p text:style-name="P27"><text:tab/>}</text:p>
      <text:p text:style-name="P25"><text:span text:style-name="T6"><text:tab/></text:span><text:span text:style-name="T1">public</text:span><text:span text:style-name="T6"> String getCustName() {</text:span></text:p>
      <text:p text:style-name="P25"><text:span text:style-name="T6"><text:tab/><text:tab/></text:span><text:span text:style-name="T1">return</text:span><text:span text:style-name="T6"> </text:span><text:span text:style-name="T13">custName</text:span><text:span text:style-name="T6">;</text:span></text:p>
      <text:p text:style-name="P27"><text:tab/>}</text:p>
      <text:p text:style-name="P25"><text:span text:style-name="T6"><text:tab/></text:span><text:span text:style-name="T1">public</text:span><text:span text:style-name="T6"> </text:span><text:span text:style-name="T1">void</text:span><text:span text:style-name="T6"> setCustName(String </text:span><text:span text:style-name="T19">custName</text:span><text:span text:style-name="T6">) {</text:span></text:p>
      <text:p text:style-name="P25"><text:span text:style-name="T6"><text:tab/><text:tab/></text:span><text:span text:style-name="T1">this</text:span><text:span text:style-name="T6">.</text:span><text:span text:style-name="T13">custName</text:span><text:span text:style-name="T6"> = </text:span><text:span text:style-name="T19">custName</text:span><text:span text:style-name="T6">;</text:span></text:p>
      <text:p text:style-name="P27"><text:tab/>}</text:p>
      <text:p text:style-name="P25"><text:span text:style-name="T6"><text:tab/></text:span><text:span text:style-name="T1">public</text:span><text:span text:style-name="T6"> String getCity() {</text:span></text:p>
      <text:p text:style-name="P25"><text:span text:style-name="T6"><text:tab/><text:tab/></text:span><text:span text:style-name="T1">return</text:span><text:span text:style-name="T6"> </text:span><text:span text:style-name="T13">city</text:span><text:span text:style-name="T6">;</text:span></text:p>
      <text:p text:style-name="P27"><text:tab/>}</text:p>
      <text:p text:style-name="P25"><text:span text:style-name="T6"><text:tab/></text:span><text:span text:style-name="T1">public</text:span><text:span text:style-name="T6"> </text:span><text:span text:style-name="T1">void</text:span><text:span text:style-name="T6"> setCity(String </text:span><text:span text:style-name="T19">city</text:span><text:span text:style-name="T6">) {</text:span></text:p>
      <text:p text:style-name="P25"><text:span text:style-name="T6"><text:tab/><text:tab/></text:span><text:span text:style-name="T1">this</text:span><text:span text:style-name="T6">.</text:span><text:span text:style-name="T13">city</text:span><text:span text:style-name="T6"> = </text:span><text:span text:style-name="T19">city</text:span><text:span text:style-name="T6">;</text:span></text:p>
      <text:p text:style-name="P27"><text:tab/>}</text:p>
      <text:p text:style-name="P27"><text:tab/></text:p>
      <text:p text:style-name="P27"><text:tab/></text:p>
      <text:p text:style-name="P26"/>
      <text:p text:style-name="P27">}</text:p>
      <text:p text:style-name="P1">....................................</text:p>
      <text:p text:style-name="P1">customer.hbm.xml:</text:p>
      <text:p text:style-name="P1"/>
      <text:p text:style-name="P1"><text:span text:style-name="T27">&lt;?</text:span><text:span text:style-name="T32">xml</text:span><text:span text:style-name="T35"> </text:span><text:span text:style-name="T37">version</text:span><text:span text:style-name="T35"> </text:span><text:span text:style-name="T6">=</text:span><text:span text:style-name="T35"> </text:span><text:span text:style-name="T40">"1.0"</text:span><text:span text:style-name="T35"> </text:span><text:span text:style-name="T37">encoding</text:span><text:span text:style-name="T35"> </text:span><text:span text:style-name="T6">=</text:span><text:span text:style-name="T35"> </text:span><text:span text:style-name="T40">"utf-8"</text:span><text:span text:style-name="T27">?&gt;</text:span></text:p>
      <text:p text:style-name="P25"><text:span text:style-name="T27">&lt;!</text:span><text:span text:style-name="T32">DOCTYPE</text:span><text:span text:style-name="T35"> </text:span><text:span text:style-name="T27">hibernate-mapping</text:span><text:span text:style-name="T35"> </text:span><text:span text:style-name="T46">PUBLIC</text:span><text:span text:style-name="T35"> </text:span></text:p>
      <text:p text:style-name="P28">"-//Hibernate/Hibernate Mapping DTD//EN"</text:p>
      <text:p text:style-name="P25"><text:span text:style-name="T48">"http://www.hibernate.org/dtd/hibernate-mapping-3.0.dtd"</text:span><text:span text:style-name="T27">&gt;</text:span><text:span text:style-name="T6"> </text:span></text:p>
      <text:p text:style-name="P26"><text:soft-page-break/></text:p>
      <text:p text:style-name="P25"><text:span text:style-name="T27">&lt;</text:span><text:span text:style-name="T32">hibernate-mapping</text:span><text:span text:style-name="T27">&gt;</text:span></text:p>
      <text:p text:style-name="P25"><text:span text:style-name="T6"><text:s text:c="3"/></text:span><text:span text:style-name="T27">&lt;</text:span><text:span text:style-name="T32">class</text:span><text:span text:style-name="T35"> </text:span><text:span text:style-name="T37">name</text:span><text:span text:style-name="T35"> </text:span><text:span text:style-name="T6">=</text:span><text:span text:style-name="T35"> </text:span><text:span text:style-name="T40">"com.dsrc.Customer"</text:span><text:span text:style-name="T35"> </text:span><text:span text:style-name="T37">table</text:span><text:span text:style-name="T35"> </text:span><text:span text:style-name="T6">=</text:span><text:span text:style-name="T35"> </text:span><text:span text:style-name="T40">"Customer"</text:span><text:span text:style-name="T27">&gt;</text:span></text:p>
      <text:p text:style-name="P27"><text:s text:c="6"/></text:p>
      <text:p text:style-name="P25"><text:span text:style-name="T6"><text:s text:c="6"/></text:span><text:span text:style-name="T27">&lt;</text:span><text:span text:style-name="T32">meta</text:span><text:span text:style-name="T35"> </text:span><text:span text:style-name="T37">attribute</text:span><text:span text:style-name="T35"> </text:span><text:span text:style-name="T6">=</text:span><text:span text:style-name="T35"> </text:span><text:span text:style-name="T40">"class-description"</text:span><text:span text:style-name="T27">&gt;</text:span></text:p>
      <text:p text:style-name="P27"><text:s text:c="9"/>This class contains the employee detail. </text:p>
      <text:p text:style-name="P25"><text:span text:style-name="T6"><text:s text:c="6"/></text:span><text:span text:style-name="T27">&lt;/</text:span><text:span text:style-name="T32">meta</text:span><text:span text:style-name="T27">&gt;</text:span></text:p>
      <text:p text:style-name="P27"><text:s text:c="6"/></text:p>
      <text:p text:style-name="P25"><text:span text:style-name="T6"><text:s text:c="6"/></text:span><text:span text:style-name="T27">&lt;</text:span><text:span text:style-name="T32">id</text:span><text:span text:style-name="T35"> </text:span><text:span text:style-name="T37">name</text:span><text:span text:style-name="T35"> </text:span><text:span text:style-name="T6">=</text:span><text:span text:style-name="T35"> </text:span><text:span text:style-name="T40">"custId"</text:span><text:span text:style-name="T35"> </text:span><text:span text:style-name="T37">type</text:span><text:span text:style-name="T35"> </text:span><text:span text:style-name="T6">=</text:span><text:span text:style-name="T35"> </text:span><text:span text:style-name="T40">"int"</text:span><text:span text:style-name="T35"> </text:span><text:span text:style-name="T37">column</text:span><text:span text:style-name="T35"> </text:span><text:span text:style-name="T6">=</text:span><text:span text:style-name="T35"> </text:span><text:span text:style-name="T40">"custid"</text:span><text:span text:style-name="T27">&gt;</text:span></text:p>
      <text:p text:style-name="P25"><text:span text:style-name="T6"><text:s text:c="9"/></text:span><text:span text:style-name="T27">&lt;</text:span><text:span text:style-name="T32">generator</text:span><text:span text:style-name="T35"> </text:span><text:span text:style-name="T37">class</text:span><text:span text:style-name="T6">=</text:span><text:span text:style-name="T40">"assigned"</text:span><text:span text:style-name="T27">/&gt;</text:span></text:p>
      <text:p text:style-name="P25"><text:span text:style-name="T6"><text:s text:c="6"/></text:span><text:span text:style-name="T27">&lt;/</text:span><text:span text:style-name="T32">id</text:span><text:span text:style-name="T27">&gt;</text:span></text:p>
      <text:p text:style-name="P27"><text:s text:c="6"/></text:p>
      <text:p text:style-name="P25"><text:span text:style-name="T6"><text:s text:c="6"/></text:span><text:span text:style-name="T27">&lt;</text:span><text:span text:style-name="T32">property</text:span><text:span text:style-name="T35"> </text:span><text:span text:style-name="T37">name</text:span><text:span text:style-name="T35"> </text:span><text:span text:style-name="T6">=</text:span><text:span text:style-name="T35"> </text:span><text:span text:style-name="T40">"custName"</text:span><text:span text:style-name="T35"> </text:span><text:span text:style-name="T37">column</text:span><text:span text:style-name="T35"> </text:span><text:span text:style-name="T6">=</text:span><text:span text:style-name="T35"> </text:span><text:span text:style-name="T40">"custname"</text:span><text:span text:style-name="T35"> </text:span><text:span text:style-name="T37">type</text:span><text:span text:style-name="T35"> </text:span><text:span text:style-name="T6">=</text:span><text:span text:style-name="T35"> </text:span><text:span text:style-name="T40">"string"</text:span><text:span text:style-name="T27">/&gt;</text:span></text:p>
      <text:p text:style-name="P25"><text:span text:style-name="T6"><text:s text:c="6"/></text:span><text:span text:style-name="T27">&lt;</text:span><text:span text:style-name="T32">property</text:span><text:span text:style-name="T35"> </text:span><text:span text:style-name="T37">name</text:span><text:span text:style-name="T35"> </text:span><text:span text:style-name="T6">=</text:span><text:span text:style-name="T35"> </text:span><text:span text:style-name="T40">"city"</text:span><text:span text:style-name="T35"> </text:span><text:span text:style-name="T37">column</text:span><text:span text:style-name="T35"> </text:span><text:span text:style-name="T6">=</text:span><text:span text:style-name="T35"> </text:span><text:span text:style-name="T40">"city"</text:span><text:span text:style-name="T35"> </text:span><text:span text:style-name="T37">type</text:span><text:span text:style-name="T35"> </text:span><text:span text:style-name="T6">=</text:span><text:span text:style-name="T35"> </text:span><text:span text:style-name="T40">"string"</text:span><text:span text:style-name="T27">/&gt;</text:span></text:p>
      <text:p text:style-name="P27"><text:s text:c="5"/></text:p>
      <text:p text:style-name="P27"><text:s text:c="6"/></text:p>
      <text:p text:style-name="P25"><text:span text:style-name="T6"><text:s text:c="3"/></text:span><text:span text:style-name="T27">&lt;/</text:span><text:span text:style-name="T32">class</text:span><text:span text:style-name="T27">&gt;</text:span></text:p>
      <text:p text:style-name="P1"><text:span text:style-name="T27">&lt;/</text:span><text:span text:style-name="T32">hibernate-mapping</text:span><text:span text:style-name="T27">&gt;</text:span></text:p>
      <text:p text:style-name="P15">..............</text:p>
      <text:p text:style-name="P15"/>
      <text:p text:style-name="P3">hibernate.cfg.xml:</text:p>
      <text:p text:style-name="P3"/>
      <text:p text:style-name="P2"><text:span text:style-name="T27">&lt;?</text:span><text:span text:style-name="T32">xml</text:span><text:span text:style-name="T35"> </text:span><text:span text:style-name="T37">version</text:span><text:span text:style-name="T35"> = </text:span><text:span text:style-name="T40">"1.0"</text:span><text:span text:style-name="T35"> </text:span><text:span text:style-name="T37">encoding</text:span><text:span text:style-name="T35"> = </text:span><text:span text:style-name="T40">"utf-8"</text:span><text:span text:style-name="T27">?&gt;</text:span></text:p>
      <text:p text:style-name="P25"><text:span text:style-name="T27">&lt;!</text:span><text:span text:style-name="T32">DOCTYPE</text:span><text:span text:style-name="T35"> </text:span><text:span text:style-name="T27">hibernate-configuration</text:span><text:span text:style-name="T35"> </text:span><text:span text:style-name="T46">SYSTEM</text:span><text:span text:style-name="T35"> </text:span></text:p>
      <text:p text:style-name="P25"><text:span text:style-name="T48">"http://www.hibernate.org/dtd/hibernate-configuration-3.0.dtd"</text:span><text:span text:style-name="T27">&gt;</text:span></text:p>
      <text:p text:style-name="P25"><text:span text:style-name="T27">&lt;</text:span><text:span text:style-name="T32">hibernate-configuration</text:span><text:span text:style-name="T27">&gt;</text:span></text:p>
      <text:p text:style-name="P25"><text:span text:style-name="T6"><text:s text:c="3"/></text:span><text:span text:style-name="T27">&lt;</text:span><text:span text:style-name="T32">session-factory</text:span><text:span text:style-name="T27">&gt;</text:span></text:p>
      <text:p text:style-name="P27"><text:s text:c="3"/></text:p>
      <text:p text:style-name="P25"><text:span text:style-name="T6"><text:s text:c="6"/></text:span><text:span text:style-name="T27">&lt;</text:span><text:span text:style-name="T32">property</text:span><text:span text:style-name="T35"> </text:span><text:span text:style-name="T37">name</text:span><text:span text:style-name="T35"> </text:span><text:span text:style-name="T6">=</text:span><text:span text:style-name="T35"> </text:span><text:span text:style-name="T40">"hibernate.dialect"</text:span><text:span text:style-name="T27">&gt;</text:span></text:p>
      <text:p text:style-name="P27"><text:s text:c="9"/>org.hibernate.dialect.MySQLDialect</text:p>
      <text:p text:style-name="P25"><text:span text:style-name="T6"><text:s text:c="6"/></text:span><text:span text:style-name="T27">&lt;/</text:span><text:span text:style-name="T32">property</text:span><text:span text:style-name="T27">&gt;</text:span></text:p>
      <text:p text:style-name="P27"><text:s text:c="6"/></text:p>
      <text:p text:style-name="P25"><text:span text:style-name="T6"><text:s text:c="6"/></text:span><text:span text:style-name="T27">&lt;</text:span><text:span text:style-name="T32">property</text:span><text:span text:style-name="T35"> </text:span><text:span text:style-name="T37">name</text:span><text:span text:style-name="T35"> </text:span><text:span text:style-name="T6">=</text:span><text:span text:style-name="T35"> </text:span><text:span text:style-name="T40">"hibernate.connection.driver_class"</text:span><text:span text:style-name="T27">&gt;</text:span></text:p>
      <text:p text:style-name="P27"><text:s text:c="9"/>com.mysql.jdbc.Driver</text:p>
      <text:p text:style-name="P25"><text:span text:style-name="T6"><text:s text:c="6"/></text:span><text:span text:style-name="T27">&lt;/</text:span><text:span text:style-name="T32">property</text:span><text:span text:style-name="T27">&gt;</text:span></text:p>
      <text:p text:style-name="P27"><text:s text:c="6"/></text:p>
      <text:p text:style-name="P25"><text:span text:style-name="T6"><text:s text:c="6"/></text:span><text:span text:style-name="T51">&lt;!-- Assume test is the database name --&gt;</text:span></text:p>
      <text:p text:style-name="P27"><text:s text:c="6"/></text:p>
      <text:p text:style-name="P25"><text:span text:style-name="T6"><text:s text:c="6"/></text:span><text:span text:style-name="T27">&lt;</text:span><text:span text:style-name="T32">property</text:span><text:span text:style-name="T35"> </text:span><text:span text:style-name="T37">name</text:span><text:span text:style-name="T35"> </text:span><text:span text:style-name="T6">=</text:span><text:span text:style-name="T35"> </text:span><text:span text:style-name="T40">"hibernate.connection.url"</text:span><text:span text:style-name="T27">&gt;</text:span></text:p>
      <text:p text:style-name="P25"><text:span text:style-name="T6"><text:s text:c="9"/>jdbc:mysql://</text:span><text:span text:style-name="T9">localhost</text:span><text:span text:style-name="T6">:3306/</text:span><text:span text:style-name="T9">hib</text:span></text:p>
      <text:p text:style-name="P25"><text:span text:style-name="T6"><text:s text:c="6"/></text:span><text:span text:style-name="T27">&lt;/</text:span><text:span text:style-name="T32">property</text:span><text:span text:style-name="T27">&gt;</text:span></text:p>
      <text:p text:style-name="P27"><text:s text:c="6"/></text:p>
      <text:p text:style-name="P25"><text:span text:style-name="T6"><text:s text:c="6"/></text:span><text:span text:style-name="T27">&lt;</text:span><text:span text:style-name="T32">property</text:span><text:span text:style-name="T35"> </text:span><text:span text:style-name="T37">name</text:span><text:span text:style-name="T35"> </text:span><text:span text:style-name="T6">=</text:span><text:span text:style-name="T35"> </text:span><text:span text:style-name="T40">"hibernate.connection.username"</text:span><text:span text:style-name="T27">&gt;</text:span></text:p>
      <text:p text:style-name="P27"><text:s text:c="9"/>root</text:p>
      <text:p text:style-name="P25"><text:span text:style-name="T6"><text:s text:c="6"/></text:span><text:span text:style-name="T27">&lt;/</text:span><text:span text:style-name="T32">property</text:span><text:span text:style-name="T27">&gt;</text:span></text:p>
      <text:p text:style-name="P27"><text:s text:c="6"/></text:p>
      <text:p text:style-name="P25"><text:span text:style-name="T6"><text:s text:c="6"/></text:span><text:span text:style-name="T27">&lt;</text:span><text:span text:style-name="T32">property</text:span><text:span text:style-name="T35"> </text:span><text:span text:style-name="T37">name</text:span><text:span text:style-name="T35"> </text:span><text:span text:style-name="T6">=</text:span><text:span text:style-name="T35"> </text:span><text:span text:style-name="T40">"hibernate.connection.password"</text:span><text:span text:style-name="T27">&gt;</text:span></text:p>
      <text:p text:style-name="P25"><text:span text:style-name="T6"><text:s text:c="9"/></text:span><text:span text:style-name="T9">dsrc</text:span></text:p>
      <text:p text:style-name="P25"><text:span text:style-name="T6"><text:s text:c="6"/></text:span><text:span text:style-name="T27">&lt;/</text:span><text:span text:style-name="T32">property</text:span><text:span text:style-name="T27">&gt;</text:span></text:p>
      <text:p text:style-name="P27"><text:s text:c="6"/></text:p>
      <text:p text:style-name="P25"><text:span text:style-name="T6"><text:s text:c="6"/></text:span><text:span text:style-name="T51">&lt;!-- List of XML mapping files --&gt;</text:span></text:p>
      <text:p text:style-name="P25"><text:span text:style-name="T6"><text:s text:c="6"/></text:span><text:span text:style-name="T27">&lt;</text:span><text:span text:style-name="T32">mapping</text:span><text:span text:style-name="T35"> </text:span><text:span text:style-name="T37">resource</text:span><text:span text:style-name="T35"> </text:span><text:span text:style-name="T6">=</text:span><text:span text:style-name="T35"> </text:span><text:span text:style-name="T40">"Customer.hbm.xml"</text:span><text:span text:style-name="T27">/&gt;</text:span></text:p>
      <text:p text:style-name="P27"><text:s text:c="6"/></text:p>
      <text:p text:style-name="P25"><text:span text:style-name="T6"><text:s text:c="3"/></text:span><text:span text:style-name="T27">&lt;/</text:span><text:span text:style-name="T32">session-factory</text:span><text:span text:style-name="T27">&gt;</text:span></text:p>
      <text:p text:style-name="P2"><text:span text:style-name="T27">&lt;/</text:span><text:span text:style-name="T32">hibernate-configuration</text:span><text:span text:style-name="T27">&gt;</text:span></text:p>
      <text:p text:style-name="P15">.......</text:p>
      <text:p text:style-name="P15"/>
      <text:p text:style-name="P3">MainClass.java</text:p>
      <text:p text:style-name="P2"><text:soft-page-break/><text:span text:style-name="T1">package</text:span><text:span text:style-name="T35"> com.dsrc;</text:span></text:p>
      <text:p text:style-name="P26"/>
      <text:p text:style-name="P25"><text:span text:style-name="T1">import</text:span><text:span text:style-name="T6"> org.hibernate.Session;</text:span></text:p>
      <text:p text:style-name="P25"><text:span text:style-name="T1">import</text:span><text:span text:style-name="T6"> org.hibernate.SessionFactory;</text:span></text:p>
      <text:p text:style-name="P25"><text:span text:style-name="T1">import</text:span><text:span text:style-name="T6"> org.hibernate.Transaction;</text:span></text:p>
      <text:p text:style-name="P25"><text:span text:style-name="T1">import</text:span><text:span text:style-name="T6"> org.hibernate.cfg.Configuration;</text:span></text:p>
      <text:p text:style-name="P26"/>
      <text:p text:style-name="P25"><text:span text:style-name="T1">public</text:span><text:span text:style-name="T6"> </text:span><text:span text:style-name="T1">class</text:span><text:span text:style-name="T6"> MainClass {</text:span></text:p>
      <text:p text:style-name="P25"><text:span text:style-name="T6"><text:tab/></text:span><text:span text:style-name="T1">public</text:span><text:span text:style-name="T6"> </text:span><text:span text:style-name="T1">static</text:span><text:span text:style-name="T6"> </text:span><text:span text:style-name="T1">void</text:span><text:span text:style-name="T6"> main(String[] </text:span><text:span text:style-name="T19">args</text:span><text:span text:style-name="T6">)</text:span></text:p>
      <text:p text:style-name="P27"><text:tab/>{</text:p>
      <text:p text:style-name="P25"><text:span text:style-name="T6"><text:tab/><text:tab/>SessionFactory </text:span><text:span text:style-name="T19">sx</text:span><text:span text:style-name="T6">=</text:span><text:span text:style-name="T1">new</text:span><text:span text:style-name="T6"> Configuration().configure().</text:span><text:span text:style-name="T11">buildSessionFactory</text:span><text:span text:style-name="T9">()</text:span><text:span text:style-name="T6">;</text:span></text:p>
      <text:p text:style-name="P27"><text:tab/><text:tab/></text:p>
      <text:p text:style-name="P25"><text:span text:style-name="T6"><text:tab/><text:tab/>Session </text:span><text:span text:style-name="T19">s</text:span><text:span text:style-name="T6">= </text:span><text:span text:style-name="T19">sx</text:span><text:span text:style-name="T6">.openSession();</text:span></text:p>
      <text:p text:style-name="P25"><text:span text:style-name="T6"><text:tab/><text:tab/>Customer </text:span><text:span text:style-name="T19">c</text:span><text:span text:style-name="T6">= </text:span><text:span text:style-name="T1">new</text:span><text:span text:style-name="T6"> Customer(101, </text:span><text:span text:style-name="T42">"Nivi"</text:span><text:span text:style-name="T6">, </text:span><text:span text:style-name="T42">"Kollam"</text:span><text:span text:style-name="T6">);</text:span></text:p>
      <text:p text:style-name="P27"><text:tab/><text:tab/></text:p>
      <text:p text:style-name="P25"><text:span text:style-name="T6"><text:tab/><text:tab/>Transaction </text:span><text:span text:style-name="T19">tx</text:span><text:span text:style-name="T6">=</text:span><text:span text:style-name="T19">s</text:span><text:span text:style-name="T6">.beginTransaction();</text:span></text:p>
      <text:p text:style-name="P25"><text:span text:style-name="T6"><text:tab/><text:tab/></text:span><text:span text:style-name="T19">s</text:span><text:span text:style-name="T6">.save(</text:span><text:span text:style-name="T19">c</text:span><text:span text:style-name="T6">);</text:span></text:p>
      <text:p text:style-name="P25"><text:span text:style-name="T6"><text:tab/><text:tab/></text:span><text:span text:style-name="T19">tx</text:span><text:span text:style-name="T6">.commit();</text:span></text:p>
      <text:p text:style-name="P27"><text:tab/><text:tab/></text:p>
      <text:p text:style-name="P25"><text:span text:style-name="T6"><text:tab/><text:tab/>System.</text:span><text:span text:style-name="T16">out</text:span><text:span text:style-name="T6">.println(</text:span><text:span text:style-name="T42">"Data Saved.."</text:span><text:span text:style-name="T6">);</text:span></text:p>
      <text:p text:style-name="P27"><text:tab/>}</text:p>
      <text:p text:style-name="P26"/>
      <text:p text:style-name="P32">}</text:p>
      <text:p text:style-name="P4">1.</text:p>
      <text:p text:style-name="P34">Create a hibernate application persist the employee.</text:p>
      <text:p text:style-name="P33">Task : Create a database named myhibernate in MySQL and run the SQLQuery Attached.</text:p>
      <text:p text:style-name="P4"/>
      <text:p text:style-name="P4">Employee.java:</text:p>
      <text:p text:style-name="P4"><text:span text:style-name="T4">package</text:span> com.dsrc.bean;</text:p>
      <text:p text:style-name="P26"/>
      <text:p text:style-name="P25"><text:span text:style-name="T1">public</text:span><text:span text:style-name="T6"> </text:span><text:span text:style-name="T1">class</text:span><text:span text:style-name="T6"> Employee {</text:span></text:p>
      <text:p text:style-name="P25"><text:span text:style-name="T6"><text:tab/></text:span><text:span text:style-name="T1">private</text:span><text:span text:style-name="T6"> </text:span><text:span text:style-name="T1">int</text:span><text:span text:style-name="T6"> </text:span><text:span text:style-name="T13">empno</text:span><text:span text:style-name="T6">;</text:span></text:p>
      <text:p text:style-name="P25"><text:span text:style-name="T6"><text:tab/></text:span><text:span text:style-name="T1">private</text:span><text:span text:style-name="T6"> String </text:span><text:span text:style-name="T13">name</text:span><text:span text:style-name="T6">;</text:span></text:p>
      <text:p text:style-name="P25"><text:span text:style-name="T6"><text:tab/></text:span><text:span text:style-name="T1">private</text:span><text:span text:style-name="T6"> String </text:span><text:span text:style-name="T13">city</text:span><text:span text:style-name="T6">;</text:span></text:p>
      <text:p text:style-name="P27"><text:tab/></text:p>
      <text:p text:style-name="P25"><text:span text:style-name="T6"><text:tab/></text:span><text:span text:style-name="T1">public</text:span><text:span text:style-name="T6"> Employee(){</text:span></text:p>
      <text:p text:style-name="P27"><text:tab/><text:tab/></text:p>
      <text:p text:style-name="P27"><text:tab/>}</text:p>
      <text:p text:style-name="P25"><text:span text:style-name="T6"><text:tab/></text:span><text:span text:style-name="T1">public</text:span><text:span text:style-name="T6"> Employee(</text:span><text:span text:style-name="T1">int</text:span><text:span text:style-name="T6"> </text:span><text:span text:style-name="T19">empno</text:span><text:span text:style-name="T6"> , String </text:span><text:span text:style-name="T19">name</text:span><text:span text:style-name="T6"> , String </text:span><text:span text:style-name="T19">city</text:span><text:span text:style-name="T6">)</text:span></text:p>
      <text:p text:style-name="P27"><text:tab/>{</text:p>
      <text:p text:style-name="P25"><text:span text:style-name="T6"><text:tab/><text:tab/> </text:span><text:span text:style-name="T1">this</text:span><text:span text:style-name="T6">.</text:span><text:span text:style-name="T13">empno</text:span><text:span text:style-name="T6">=</text:span><text:span text:style-name="T19">empno</text:span><text:span text:style-name="T6">;</text:span></text:p>
      <text:p text:style-name="P25"><text:span text:style-name="T6"><text:tab/><text:tab/> </text:span><text:span text:style-name="T1">this</text:span><text:span text:style-name="T6">.</text:span><text:span text:style-name="T13">name</text:span><text:span text:style-name="T6">=</text:span><text:span text:style-name="T19">name</text:span><text:span text:style-name="T6">;</text:span></text:p>
      <text:p text:style-name="P25"><text:span text:style-name="T6"><text:tab/><text:tab/> </text:span><text:span text:style-name="T1">this</text:span><text:span text:style-name="T6">.</text:span><text:span text:style-name="T13">city</text:span><text:span text:style-name="T6">=</text:span><text:span text:style-name="T19">city</text:span><text:span text:style-name="T6">;</text:span></text:p>
      <text:p text:style-name="P27"><text:tab/><text:tab/> </text:p>
      <text:p text:style-name="P27"><text:tab/>}</text:p>
      <text:p text:style-name="P25"><text:span text:style-name="T6"><text:tab/></text:span><text:span text:style-name="T1">public</text:span><text:span text:style-name="T6"> </text:span><text:span text:style-name="T1">int</text:span><text:span text:style-name="T6"> getEmpno() {</text:span></text:p>
      <text:p text:style-name="P25"><text:span text:style-name="T6"><text:tab/><text:tab/></text:span><text:span text:style-name="T1">return</text:span><text:span text:style-name="T6"> </text:span><text:span text:style-name="T13">empno</text:span><text:span text:style-name="T6">;</text:span></text:p>
      <text:p text:style-name="P27"><text:tab/>}</text:p>
      <text:p text:style-name="P25"><text:span text:style-name="T6"><text:tab/></text:span><text:span text:style-name="T1">public</text:span><text:span text:style-name="T6"> </text:span><text:span text:style-name="T1">void</text:span><text:span text:style-name="T6"> setEmpno(</text:span><text:span text:style-name="T1">int</text:span><text:span text:style-name="T6"> </text:span><text:span text:style-name="T19">empno</text:span><text:span text:style-name="T6">) {</text:span></text:p>
      <text:p text:style-name="P25"><text:span text:style-name="T6"><text:tab/><text:tab/></text:span><text:span text:style-name="T1">this</text:span><text:span text:style-name="T6">.</text:span><text:span text:style-name="T13">empno</text:span><text:span text:style-name="T6"> = </text:span><text:span text:style-name="T19">empno</text:span><text:span text:style-name="T6">;</text:span></text:p>
      <text:p text:style-name="P27"><text:tab/>}</text:p>
      <text:p text:style-name="P25"><text:span text:style-name="T6"><text:tab/></text:span><text:span text:style-name="T1">public</text:span><text:span text:style-name="T6"> String getName() {</text:span></text:p>
      <text:p text:style-name="P25"><text:span text:style-name="T6"><text:tab/><text:tab/></text:span><text:span text:style-name="T1">return</text:span><text:span text:style-name="T6"> </text:span><text:span text:style-name="T13">name</text:span><text:span text:style-name="T6">;</text:span></text:p>
      <text:p text:style-name="P27"><text:tab/>}</text:p>
      <text:p text:style-name="P25"><text:span text:style-name="T6"><text:tab/></text:span><text:span text:style-name="T1">public</text:span><text:span text:style-name="T6"> </text:span><text:span text:style-name="T1">void</text:span><text:span text:style-name="T6"> setName(String </text:span><text:span text:style-name="T19">name</text:span><text:span text:style-name="T6">) {</text:span></text:p>
      <text:p text:style-name="P25"><text:span text:style-name="T6"><text:tab/><text:tab/></text:span><text:span text:style-name="T1">this</text:span><text:span text:style-name="T6">.</text:span><text:span text:style-name="T13">name</text:span><text:span text:style-name="T6"> = </text:span><text:span text:style-name="T19">name</text:span><text:span text:style-name="T6">;</text:span></text:p>
      <text:p text:style-name="P27"><text:soft-page-break/><text:tab/>}</text:p>
      <text:p text:style-name="P25"><text:span text:style-name="T6"><text:tab/></text:span><text:span text:style-name="T1">public</text:span><text:span text:style-name="T6"> String getCity() {</text:span></text:p>
      <text:p text:style-name="P25"><text:span text:style-name="T6"><text:tab/><text:tab/></text:span><text:span text:style-name="T1">return</text:span><text:span text:style-name="T6"> </text:span><text:span text:style-name="T13">city</text:span><text:span text:style-name="T6">;</text:span></text:p>
      <text:p text:style-name="P27"><text:tab/>}</text:p>
      <text:p text:style-name="P25"><text:span text:style-name="T6"><text:tab/></text:span><text:span text:style-name="T1">public</text:span><text:span text:style-name="T6"> </text:span><text:span text:style-name="T1">void</text:span><text:span text:style-name="T6"> setCity(String </text:span><text:span text:style-name="T19">city</text:span><text:span text:style-name="T6">) {</text:span></text:p>
      <text:p text:style-name="P25"><text:span text:style-name="T6"><text:tab/><text:tab/></text:span><text:span text:style-name="T1">this</text:span><text:span text:style-name="T6">.</text:span><text:span text:style-name="T13">city</text:span><text:span text:style-name="T6"> = </text:span><text:span text:style-name="T19">city</text:span><text:span text:style-name="T6">;</text:span></text:p>
      <text:p text:style-name="P27"><text:tab/>}</text:p>
      <text:p text:style-name="P27"><text:tab/></text:p>
      <text:p text:style-name="P27">}</text:p>
      <text:p text:style-name="P4">....................</text:p>
      <text:p text:style-name="P4">HibernateUtil.java:</text:p>
      <text:p text:style-name="P4">package com.dsrc.bean;</text:p>
      <text:p text:style-name="P4">import java.sql.Connection;</text:p>
      <text:p text:style-name="P4">import java.sql.DriverManager;</text:p>
      <text:p text:style-name="P4"/>
      <text:p text:style-name="P4">public class HibernateUtil </text:p>
      <text:p text:style-name="P4">{</text:p>
      <text:p text:style-name="P4"/>
      <text:p text:style-name="P4"><text:tab/>public static Connection createConnection() {</text:p>
      <text:p text:style-name="P4"><text:tab/><text:tab/>Connection <text:tab/>con=null;</text:p>
      <text:p text:style-name="P4"><text:tab/><text:tab/>try</text:p>
      <text:p text:style-name="P4"><text:tab/><text:tab/>{</text:p>
      <text:p text:style-name="P4"><text:tab/><text:tab/>Class.forName("com.mysql.jdbc.Driver");</text:p>
      <text:p text:style-name="P4"><text:tab/><text:tab/>con=DriverManager.getConnection("jdbc:mysql://localhost:3306/nivi","root","dsrc");</text:p>
      <text:p text:style-name="P4"><text:tab/><text:tab/>}</text:p>
      <text:p text:style-name="P4"><text:tab/><text:tab/>catch (Exception e) {</text:p>
      <text:p text:style-name="P4"><text:tab/><text:tab/><text:tab/>System.out.println(e);</text:p>
      <text:p text:style-name="P4"><text:tab/><text:tab/>}</text:p>
      <text:p text:style-name="P4"><text:tab/><text:tab/>return con;</text:p>
      <text:p text:style-name="P4"><text:tab/><text:tab/></text:p>
      <text:p text:style-name="P4"><text:tab/>}</text:p>
      <text:p text:style-name="P4"><text:tab/></text:p>
      <text:p text:style-name="P4"><text:tab/></text:p>
      <text:p text:style-name="P4"><text:tab/></text:p>
      <text:p text:style-name="P4">}</text:p>
      <text:p text:style-name="P4">...................................</text:p>
      <text:p text:style-name="P4">MyMain.java:</text:p>
      <text:p text:style-name="P4"><text:span text:style-name="T4">package</text:span> com.dsrc.bean;</text:p>
      <text:p text:style-name="P26"/>
      <text:p text:style-name="P25"><text:span text:style-name="T1">import</text:span><text:span text:style-name="T6"> org.hibernate.Session;</text:span></text:p>
      <text:p text:style-name="P25"><text:span text:style-name="T1">import</text:span><text:span text:style-name="T6"> org.hibernate.SessionFactory;</text:span></text:p>
      <text:p text:style-name="P25"><text:span text:style-name="T1">import</text:span><text:span text:style-name="T6"> org.hibernate.Transaction;</text:span></text:p>
      <text:p text:style-name="P25"><text:span text:style-name="T1">import</text:span><text:span text:style-name="T6"> org.hibernate.cfg.Configuration;</text:span></text:p>
      <text:p text:style-name="P26"/>
      <text:p text:style-name="P25"><text:span text:style-name="T1">public</text:span><text:span text:style-name="T6"> </text:span><text:span text:style-name="T1">class</text:span><text:span text:style-name="T6"> MyMain {</text:span></text:p>
      <text:p text:style-name="P27"><text:tab/></text:p>
      <text:p text:style-name="P27"><text:tab/></text:p>
      <text:p text:style-name="P27"><text:tab/></text:p>
      <text:p text:style-name="P25"><text:span text:style-name="T6"><text:tab/></text:span><text:span text:style-name="T1">public</text:span><text:span text:style-name="T6"> </text:span><text:span text:style-name="T1">static</text:span><text:span text:style-name="T6"> </text:span><text:span text:style-name="T1">void</text:span><text:span text:style-name="T6"> main(String[] </text:span><text:span text:style-name="T19">args</text:span><text:span text:style-name="T6">) {</text:span></text:p>
      <text:p text:style-name="P25"><text:span text:style-name="T6"><text:tab/><text:tab/>SessionFactory </text:span><text:span text:style-name="T19">sx</text:span><text:span text:style-name="T6">= </text:span><text:span text:style-name="T1">new</text:span><text:span text:style-name="T6"> Configuration().configure().</text:span><text:span text:style-name="T11">buildSessionFactory</text:span><text:span text:style-name="T9">()</text:span><text:span text:style-name="T6">;</text:span></text:p>
      <text:p text:style-name="P25"><text:span text:style-name="T6"><text:tab/><text:tab/>Session </text:span><text:span text:style-name="T19">s</text:span><text:span text:style-name="T6">= </text:span><text:span text:style-name="T19">sx</text:span><text:span text:style-name="T6">.openSession();</text:span></text:p>
      <text:p text:style-name="P25"><text:span text:style-name="T6"><text:tab/><text:tab/>Employee </text:span><text:span text:style-name="T19">e</text:span><text:span text:style-name="T6">= </text:span><text:span text:style-name="T1">new</text:span><text:span text:style-name="T6"> Employee(101, </text:span><text:span text:style-name="T42">"Nivi"</text:span><text:span text:style-name="T6">, </text:span><text:span text:style-name="T42">"Kollam"</text:span><text:span text:style-name="T6">);</text:span></text:p>
      <text:p text:style-name="P27"><text:tab/><text:tab/></text:p>
      <text:p text:style-name="P25"><text:span text:style-name="T6"><text:tab/><text:tab/>Transaction </text:span><text:span text:style-name="T19">tx</text:span><text:span text:style-name="T6">=</text:span><text:span text:style-name="T19">s</text:span><text:span text:style-name="T6">.beginTransaction();</text:span></text:p>
      <text:p text:style-name="P25"><text:span text:style-name="T6"><text:tab/><text:tab/></text:span><text:span text:style-name="T19">s</text:span><text:span text:style-name="T6">.save(</text:span><text:span text:style-name="T19">e</text:span><text:span text:style-name="T6">);</text:span></text:p>
      <text:p text:style-name="P25"><text:span text:style-name="T6"><text:tab/><text:tab/></text:span><text:span text:style-name="T19">tx</text:span><text:span text:style-name="T6">.commit();</text:span></text:p>
      <text:p text:style-name="P27"><text:tab/><text:tab/></text:p>
      <text:p text:style-name="P25"><text:soft-page-break/><text:span text:style-name="T6"><text:tab/><text:tab/>System.</text:span><text:span text:style-name="T16">out</text:span><text:span text:style-name="T6">.println(</text:span><text:span text:style-name="T42">"Data Saved.."</text:span><text:span text:style-name="T6">);</text:span></text:p>
      <text:p text:style-name="P25"><text:span text:style-name="T6"><text:tab/></text:span><text:span text:style-name="T48">// Do Logic</text:span></text:p>
      <text:p text:style-name="P27"><text:tab/></text:p>
      <text:p text:style-name="P27"><text:tab/>}</text:p>
      <text:p text:style-name="P26"/>
      <text:p text:style-name="P25"><text:span text:style-name="T6"><text:tab/></text:span><text:span text:style-name="T1">public</text:span><text:span text:style-name="T6"> </text:span><text:span text:style-name="T1">void</text:span><text:span text:style-name="T6"> saveEmployee(Employee </text:span><text:span text:style-name="T19">eb</text:span><text:span text:style-name="T6">) {</text:span></text:p>
      <text:p text:style-name="P25"><text:span text:style-name="T6"><text:tab/><text:tab/></text:span><text:span text:style-name="T48">// </text:span><text:span text:style-name="T52">TODO</text:span><text:span text:style-name="T48"> Auto-generated method stub</text:span></text:p>
      <text:p text:style-name="P27"><text:tab/><text:tab/></text:p>
      <text:p text:style-name="P27"><text:tab/></text:p>
      <text:p text:style-name="P27"><text:tab/><text:tab/></text:p>
      <text:p text:style-name="P27"><text:tab/>}</text:p>
      <text:p text:style-name="P26"/>
      <text:p text:style-name="P27">}</text:p>
      <text:p text:style-name="P4">...................................</text:p>
      <text:p text:style-name="P4">employee.hbm.xml:</text:p>
      <text:p text:style-name="P4"><text:span text:style-name="T26">&lt;?</text:span><text:span text:style-name="T31">xml</text:span> <text:span text:style-name="T36">version</text:span>=<text:span text:style-name="T44">"1.0"</text:span> <text:span text:style-name="T36">encoding</text:span>=<text:span text:style-name="T44">"UTF-8"</text:span><text:span text:style-name="T26">?&gt;</text:span></text:p>
      <text:p text:style-name="P25"><text:span text:style-name="T27">&lt;!</text:span><text:span text:style-name="T32">DOCTYPE</text:span><text:span text:style-name="T35"> </text:span><text:span text:style-name="T27">hibernate-mapping</text:span><text:span text:style-name="T35"> </text:span><text:span text:style-name="T46">PUBLIC</text:span><text:span text:style-name="T35"> <text:s/></text:span></text:p>
      <text:p text:style-name="P25"><text:span text:style-name="T35"><text:s/></text:span><text:span text:style-name="T27">"-//Hibernate/Hibernate Mapping DTD 3.0//EN"</text:span><text:span text:style-name="T35"> <text:s/></text:span></text:p>
      <text:p text:style-name="P25"><text:span text:style-name="T27"><text:s/></text:span><text:span text:style-name="T48">"http://hibernate.sourceforge.net/hibernate-mapping-3.0.dtd"</text:span><text:span text:style-name="T27">&gt;</text:span><text:span text:style-name="T6"> <text:s/></text:span></text:p>
      <text:p text:style-name="P27"><text:s text:c="2"/></text:p>
      <text:p text:style-name="P25"><text:span text:style-name="T6"><text:s/></text:span><text:span text:style-name="T27">&lt;</text:span><text:span text:style-name="T32">hibernate-mapping</text:span><text:span text:style-name="T27">&gt;</text:span><text:span text:style-name="T6"> <text:s/></text:span></text:p>
      <text:p text:style-name="P25"><text:span text:style-name="T6"><text:s text:c="2"/></text:span><text:span text:style-name="T27">&lt;</text:span><text:span text:style-name="T32">class</text:span><text:span text:style-name="T35"> </text:span><text:span text:style-name="T37">name</text:span><text:span text:style-name="T6">=</text:span><text:span text:style-name="T40">"com.dsrc.bean.Employee"</text:span><text:span text:style-name="T35"> </text:span><text:span text:style-name="T37">table</text:span><text:span text:style-name="T6">=</text:span><text:span text:style-name="T40">"Employee"</text:span><text:span text:style-name="T27">&gt;</text:span><text:span text:style-name="T6"> <text:s/></text:span></text:p>
      <text:p text:style-name="P25"><text:span text:style-name="T6"><text:s text:c="4"/></text:span><text:span text:style-name="T27">&lt;</text:span><text:span text:style-name="T32">id</text:span><text:span text:style-name="T35"> </text:span><text:span text:style-name="T37">name</text:span><text:span text:style-name="T6">=</text:span><text:span text:style-name="T40">"empno"</text:span><text:span text:style-name="T35"> </text:span><text:span text:style-name="T37">type</text:span><text:span text:style-name="T6">=</text:span><text:span text:style-name="T40">"int"</text:span><text:span text:style-name="T35"> </text:span><text:span text:style-name="T37">column</text:span><text:span text:style-name="T6">=</text:span><text:span text:style-name="T40">"EmpNO"</text:span><text:span text:style-name="T27">&gt;</text:span><text:span text:style-name="T6"> <text:s/></text:span></text:p>
      <text:p text:style-name="P25"><text:span text:style-name="T6"><text:s text:c="5"/></text:span><text:span text:style-name="T27">&lt;</text:span><text:span text:style-name="T32">generator</text:span><text:span text:style-name="T35"> </text:span><text:span text:style-name="T37">class</text:span><text:span text:style-name="T6">=</text:span><text:span text:style-name="T40">"assigned"</text:span><text:span text:style-name="T27">&gt;&lt;/</text:span><text:span text:style-name="T32">generator</text:span><text:span text:style-name="T27">&gt;</text:span><text:span text:style-name="T6"> <text:s/></text:span></text:p>
      <text:p text:style-name="P25"><text:span text:style-name="T6"><text:s text:c="4"/></text:span><text:span text:style-name="T27">&lt;/</text:span><text:span text:style-name="T32">id</text:span><text:span text:style-name="T27">&gt;</text:span><text:span text:style-name="T6"> <text:s text:c="13"/></text:span></text:p>
      <text:p text:style-name="P25"><text:span text:style-name="T6"><text:s text:c="4"/></text:span><text:span text:style-name="T27">&lt;</text:span><text:span text:style-name="T32">property</text:span><text:span text:style-name="T35"> </text:span><text:span text:style-name="T37">name</text:span><text:span text:style-name="T6">=</text:span><text:span text:style-name="T40">"name"</text:span><text:span text:style-name="T35"> </text:span><text:span text:style-name="T37">column</text:span><text:span text:style-name="T6">=</text:span><text:span text:style-name="T40">"Name"</text:span><text:span text:style-name="T27">&gt;&lt;/</text:span><text:span text:style-name="T32">property</text:span><text:span text:style-name="T27">&gt;</text:span><text:span text:style-name="T6"> <text:s/></text:span></text:p>
      <text:p text:style-name="P25"><text:span text:style-name="T6"><text:s text:c="4"/></text:span><text:span text:style-name="T27">&lt;</text:span><text:span text:style-name="T32">property</text:span><text:span text:style-name="T35"> </text:span><text:span text:style-name="T37">name</text:span><text:span text:style-name="T6">=</text:span><text:span text:style-name="T40">"city"</text:span><text:span text:style-name="T35"> </text:span><text:span text:style-name="T37">column</text:span><text:span text:style-name="T6">=</text:span><text:span text:style-name="T40">"City"</text:span><text:span text:style-name="T27">&gt;&lt;/</text:span><text:span text:style-name="T32">property</text:span><text:span text:style-name="T27">&gt;</text:span><text:span text:style-name="T6"> <text:s/></text:span></text:p>
      <text:p text:style-name="P25"><text:span text:style-name="T6"><text:s text:c="2"/></text:span><text:span text:style-name="T27">&lt;/</text:span><text:span text:style-name="T32">class</text:span><text:span text:style-name="T27">&gt;</text:span><text:span text:style-name="T6"> <text:s text:c="7"/></text:span></text:p>
      <text:p text:style-name="P4"><text:s/><text:span text:style-name="T26">&lt;/</text:span><text:span text:style-name="T31">hibernate-mapping</text:span><text:span text:style-name="T26">&gt;</text:span></text:p>
      <text:p text:style-name="P16">.................................</text:p>
      <text:p text:style-name="P16"/>
      <text:p text:style-name="P20">hibernate.cfg.xml:</text:p>
      <text:p text:style-name="P4"><text:span text:style-name="T26">&lt;?</text:span><text:span text:style-name="T31">xml</text:span> <text:span text:style-name="T36">version</text:span>=<text:span text:style-name="T44">"1.0"</text:span> <text:span text:style-name="T36">encoding</text:span>=<text:span text:style-name="T44">"UTF-8"</text:span><text:span text:style-name="T26">?&gt;</text:span></text:p>
      <text:p text:style-name="P25"><text:span text:style-name="T27">&lt;!</text:span><text:span text:style-name="T32">DOCTYPE</text:span><text:span text:style-name="T35"> </text:span><text:span text:style-name="T27">hibernate-configuration</text:span><text:span text:style-name="T35"> </text:span><text:span text:style-name="T46">PUBLIC</text:span><text:span text:style-name="T35"> <text:s/></text:span></text:p>
      <text:p text:style-name="P25"><text:span text:style-name="T35"><text:s text:c="10"/></text:span><text:span text:style-name="T27">"-//Hibernate/Hibernate Configuration DTD 3.0//EN"</text:span><text:span text:style-name="T35"> <text:s/></text:span></text:p>
      <text:p text:style-name="P25"><text:span text:style-name="T27"><text:s text:c="10"/></text:span><text:span text:style-name="T48">"http://hibernate.sourceforge.net/hibernate-configuration-3.0.dtd"</text:span><text:span text:style-name="T27">&gt;</text:span><text:span text:style-name="T6"> <text:s/></text:span></text:p>
      <text:p text:style-name="P27"><text:s text:c="2"/></text:p>
      <text:p text:style-name="P25"><text:span text:style-name="T27">&lt;</text:span><text:span text:style-name="T32">hibernate-configuration</text:span><text:span text:style-name="T27">&gt;</text:span><text:span text:style-name="T6"> <text:s/></text:span></text:p>
      <text:p text:style-name="P27"><text:s text:c="2"/></text:p>
      <text:p text:style-name="P25"><text:span text:style-name="T6"><text:s text:c="4"/></text:span><text:span text:style-name="T27">&lt;</text:span><text:span text:style-name="T32">session-factory</text:span><text:span text:style-name="T27">&gt;</text:span><text:span text:style-name="T6"> <text:s/></text:span></text:p>
      <text:p text:style-name="P25"><text:span text:style-name="T6"><text:s text:c="8"/></text:span><text:span text:style-name="T27">&lt;</text:span><text:span text:style-name="T32">property</text:span><text:span text:style-name="T35"> </text:span><text:span text:style-name="T37">name</text:span><text:span text:style-name="T6">=</text:span><text:span text:style-name="T40">"hbm2ddl.auto"</text:span><text:span text:style-name="T27">&gt;</text:span><text:span text:style-name="T6">update</text:span><text:span text:style-name="T27">&lt;/</text:span><text:span text:style-name="T32">property</text:span><text:span text:style-name="T27">&gt;</text:span><text:span text:style-name="T6"> <text:s/></text:span></text:p>
      <text:p text:style-name="P25"><text:span text:style-name="T6"><text:s text:c="8"/></text:span><text:span text:style-name="T27">&lt;</text:span><text:span text:style-name="T32">property</text:span><text:span text:style-name="T35"> </text:span><text:span text:style-name="T37">name</text:span><text:span text:style-name="T6">=</text:span><text:span text:style-name="T40">"dialect"</text:span><text:span text:style-name="T27">&gt;</text:span><text:span text:style-name="T6">org.hibernate.dialect.MySQLDialect</text:span><text:span text:style-name="T27">&lt;/</text:span><text:span text:style-name="T32">property</text:span><text:span text:style-name="T27">&gt;</text:span><text:span text:style-name="T6"> <text:s/></text:span></text:p>
      <text:p text:style-name="P25"><text:span text:style-name="T6"><text:s text:c="8"/></text:span><text:span text:style-name="T27">&lt;</text:span><text:span text:style-name="T32">property</text:span><text:span text:style-name="T35"> </text:span><text:span text:style-name="T37">name</text:span><text:span text:style-name="T6">=</text:span><text:span text:style-name="T40">"connection.url"</text:span><text:span text:style-name="T27">&gt;</text:span><text:span text:style-name="T6">jdbc:mysql://</text:span><text:span text:style-name="T9">localhost</text:span><text:span text:style-name="T6">:3306/</text:span><text:span text:style-name="T9">myhibernate</text:span><text:span text:style-name="T27">&lt;/</text:span><text:span text:style-name="T32">property</text:span><text:span text:style-name="T27">&gt;</text:span><text:span text:style-name="T6"> <text:s/></text:span></text:p>
      <text:p text:style-name="P25"><text:span text:style-name="T6"><text:s text:c="8"/></text:span><text:span text:style-name="T27">&lt;</text:span><text:span text:style-name="T32">property</text:span><text:span text:style-name="T35"> </text:span><text:span text:style-name="T37">name</text:span><text:span text:style-name="T6">=</text:span><text:span text:style-name="T40">"connection.username"</text:span><text:span text:style-name="T27">&gt;</text:span><text:span text:style-name="T6">root</text:span><text:span text:style-name="T27">&lt;/</text:span><text:span text:style-name="T32">property</text:span><text:span text:style-name="T27">&gt;</text:span><text:span text:style-name="T6"> <text:s/></text:span></text:p>
      <text:p text:style-name="P25"><text:span text:style-name="T6"><text:s text:c="8"/></text:span><text:span text:style-name="T27">&lt;</text:span><text:span text:style-name="T32">property</text:span><text:span text:style-name="T35"> </text:span><text:span text:style-name="T37">name</text:span><text:span text:style-name="T6">=</text:span><text:span text:style-name="T40">"connection.password"</text:span><text:span text:style-name="T27">&gt;</text:span><text:span text:style-name="T9">dsrc</text:span><text:span text:style-name="T27">&lt;/</text:span><text:span text:style-name="T32">property</text:span><text:span text:style-name="T27">&gt;</text:span><text:span text:style-name="T6"> <text:s/></text:span></text:p>
      <text:p text:style-name="P25"><text:span text:style-name="T6"><text:s text:c="8"/></text:span><text:span text:style-name="T27">&lt;</text:span><text:span text:style-name="T32">property</text:span><text:span text:style-name="T35"> </text:span><text:span text:style-name="T37">name</text:span><text:span text:style-name="T6">=</text:span><text:span text:style-name="T40">"connection.driver_class"</text:span><text:span text:style-name="T27">&gt;</text:span><text:span text:style-name="T6">com.mysql.jdbc.Driver</text:span><text:span text:style-name="T27">&lt;/</text:span><text:span text:style-name="T32">property</text:span><text:span text:style-name="T27">&gt;</text:span><text:span text:style-name="T6"> <text:s/></text:span></text:p>
      <text:p text:style-name="P25"><text:span text:style-name="T6"><text:s text:c="5"/></text:span><text:span text:style-name="T27">&lt;</text:span><text:span text:style-name="T32">mapping</text:span><text:span text:style-name="T35"> </text:span><text:span text:style-name="T37">resource</text:span><text:span text:style-name="T6">=</text:span><text:span text:style-name="T40">"employee.hbm.xml"</text:span><text:span text:style-name="T27">/&gt;</text:span><text:span text:style-name="T6"> <text:s text:c="2"/></text:span></text:p>
      <text:p text:style-name="P25"><text:span text:style-name="T6"><text:s text:c="6"/></text:span><text:span text:style-name="T27">&lt;/</text:span><text:span text:style-name="T32">session-factory</text:span><text:span text:style-name="T27">&gt;</text:span><text:span text:style-name="T6"> <text:s/></text:span></text:p>
      <text:p text:style-name="P4"><text:span text:style-name="T26">&lt;/</text:span><text:span text:style-name="T31">hibernate-configuration</text:span><text:span text:style-name="T26">&gt;</text:span></text:p>
      <text:p text:style-name="P35"/>
      <text:p text:style-name="P16"/>
      <text:p text:style-name="P4">2.</text:p>
      <text:p text:style-name="P4">Create a <text:span text:style-name="T53">hibernate</text:span> application persist the department.</text:p>
      <text:p text:style-name="P26"/>
      <text:p text:style-name="P25"><text:span text:style-name="T35">Task : Create a database named </text:span><text:span text:style-name="T9">myhibernate</text:span><text:span text:style-name="T35"> in MySQL and run the SQLQuery Attached.</text:span></text:p>
      <text:p text:style-name="P26"/>
      <text:p text:style-name="P26">Tasks:</text:p>
      <text:p text:style-name="P26"><text:soft-page-break/>1.Create a bean class Named Department inside com.dsrc.bean package</text:p>
      <text:p text:style-name="P26">2.Create these private variables</text:p>
      <text:p text:style-name="P26"/>
      <text:p text:style-name="P25"><text:span text:style-name="T35"><text:tab/><text:tab/></text:span><text:span text:style-name="T9">int</text:span><text:span text:style-name="T35"> </text:span><text:span text:style-name="T9">deptno</text:span><text:span text:style-name="T35"> , string </text:span><text:span text:style-name="T9">deptname</text:span><text:span text:style-name="T35"> , string location.</text:span></text:p>
      <text:p text:style-name="P26"><text:tab/><text:tab/></text:p>
      <text:p text:style-name="P26">3. Create the getters and setters.</text:p>
      <text:p text:style-name="P25"><text:span text:style-name="T35">4. Create the </text:span><text:span text:style-name="T9">hibernate</text:span><text:span text:style-name="T35"> configuration file in </text:span><text:span text:style-name="T9">src</text:span><text:span text:style-name="T35"> named hibernate.cfg.xml</text:span></text:p>
      <text:p text:style-name="P26"/>
      <text:p text:style-name="P26">sample Configuration</text:p>
      <text:p text:style-name="P26">-----------------</text:p>
      <text:p text:style-name="P25"><text:span text:style-name="T35">&lt;?</text:span><text:span text:style-name="T9">xml</text:span><text:span text:style-name="T35"> version="1.0" encoding="UTF-8"?&gt;</text:span></text:p>
      <text:p text:style-name="P25"><text:span text:style-name="T35">&lt;!DOCTYPE </text:span><text:span text:style-name="T9">hibernate</text:span><text:span text:style-name="T35">-configuration PUBLIC <text:s/></text:span></text:p>
      <text:p text:style-name="P25"><text:span text:style-name="T35"><text:s text:c="10"/>"-//</text:span><text:span text:style-name="T9">Hibernate</text:span><text:span text:style-name="T35">/</text:span><text:span text:style-name="T9">Hibernate</text:span><text:span text:style-name="T35"> Configuration DTD 3.0//EN" <text:s/></text:span></text:p>
      <text:p text:style-name="P26"><text:s text:c="10"/>"http://hibernate.sourceforge.net/hibernate-configuration-3.0.dtd"&gt; <text:s/></text:p>
      <text:p text:style-name="P26"><text:s text:c="2"/></text:p>
      <text:p text:style-name="P26">&lt;hibernate-configuration&gt; <text:s/></text:p>
      <text:p text:style-name="P26"><text:s text:c="2"/></text:p>
      <text:p text:style-name="P26"><text:s text:c="4"/>&lt;session-factory&gt; <text:s/></text:p>
      <text:p text:style-name="P26"><text:s text:c="8"/>&lt;property name="hbm2ddl.auto"&gt;update&lt;/property&gt; <text:s/></text:p>
      <text:p text:style-name="P26"><text:s text:c="8"/>&lt;property name="dialect"&gt;org.hibernate.dialect.MySQLDialect&lt;/property&gt; <text:s/></text:p>
      <text:p text:style-name="P25"><text:span text:style-name="T35"><text:s text:c="8"/>&lt;property name="connection.url"&gt;jdbc:mysql://</text:span><text:span text:style-name="T9">localhost</text:span><text:span text:style-name="T35">:3306/</text:span><text:span text:style-name="T9">nivi</text:span><text:span text:style-name="T35">&lt;/property&gt; <text:s/></text:span></text:p>
      <text:p text:style-name="P26"><text:s text:c="8"/>&lt;property name="connection.username"&gt;root&lt;/property&gt; <text:s/></text:p>
      <text:p text:style-name="P25"><text:span text:style-name="T35"><text:s text:c="8"/>&lt;property name="connection.password"&gt;</text:span><text:span text:style-name="T9">dsrc</text:span><text:span text:style-name="T35">&lt;/property&gt; <text:s/></text:span></text:p>
      <text:p text:style-name="P26"><text:s text:c="8"/>&lt;property name="connection.driver_class"&gt;com.mysql.jdbc.Driver&lt;/property&gt; <text:s/></text:p>
      <text:p text:style-name="P26"><text:s text:c="5"/>&lt;mapping resource="employee.hbm.xml"/&gt; <text:s text:c="2"/></text:p>
      <text:p text:style-name="P26"><text:s text:c="6"/>&lt;/session-factory&gt; <text:s/></text:p>
      <text:p text:style-name="P26"><text:s text:c="2"/></text:p>
      <text:p text:style-name="P26">&lt;/hibernate-configuration&gt; <text:s/></text:p>
      <text:p text:style-name="P26"/>
      <text:p text:style-name="P25"><text:span text:style-name="T35">5. Create </text:span><text:span text:style-name="T9">hibernate</text:span><text:span text:style-name="T35"> mapping file in </text:span><text:span text:style-name="T9">src</text:span><text:span text:style-name="T35"> named department.hbm.xml</text:span></text:p>
      <text:p text:style-name="P26"/>
      <text:p text:style-name="P26">Sample Mapping</text:p>
      <text:p text:style-name="P26">------------------</text:p>
      <text:p text:style-name="P25"><text:span text:style-name="T35">&lt;?</text:span><text:span text:style-name="T9">xml</text:span><text:span text:style-name="T35"> version="1.0" encoding="UTF-8"?&gt;</text:span></text:p>
      <text:p text:style-name="P25"><text:span text:style-name="T35">&lt;!DOCTYPE </text:span><text:span text:style-name="T9">hibernate</text:span><text:span text:style-name="T35">-mapping PUBLIC <text:s/></text:span></text:p>
      <text:p text:style-name="P25"><text:span text:style-name="T35"><text:s/>"-//</text:span><text:span text:style-name="T9">Hibernate</text:span><text:span text:style-name="T35">/</text:span><text:span text:style-name="T9">Hibernate</text:span><text:span text:style-name="T35"> Mapping DTD 3.0//EN" <text:s/></text:span></text:p>
      <text:p text:style-name="P26"><text:s/>"http://hibernate.sourceforge.net/hibernate-mapping-3.0.dtd"&gt; <text:s/></text:p>
      <text:p text:style-name="P26"><text:s text:c="2"/></text:p>
      <text:p text:style-name="P26"><text:s/>&lt;hibernate-mapping&gt; <text:s/></text:p>
      <text:p text:style-name="P26"><text:s text:c="2"/>&lt;class name="com.dsrc.model.Employee" table="Employee"&gt; <text:s/></text:p>
      <text:p text:style-name="P25"><text:span text:style-name="T35"><text:s text:c="4"/>&lt;id name="</text:span><text:span text:style-name="T9">empid</text:span><text:span text:style-name="T35">"&gt; <text:s/></text:span></text:p>
      <text:p text:style-name="P26"><text:s text:c="5"/>&lt;generator class="assigned"&gt;&lt;/generator&gt; <text:s/></text:p>
      <text:p text:style-name="P26"><text:s text:c="4"/>&lt;/id&gt; <text:s text:c="13"/></text:p>
      <text:p text:style-name="P25"><text:span text:style-name="T35"><text:s text:c="4"/>&lt;property name="</text:span><text:span text:style-name="T9">firstname</text:span><text:span text:style-name="T35">"&gt;&lt;/property&gt; <text:s/></text:span></text:p>
      <text:p text:style-name="P25"><text:span text:style-name="T35"><text:s text:c="4"/>&lt;property name="</text:span><text:span text:style-name="T9">lastname</text:span><text:span text:style-name="T35">"&gt;&lt;/property&gt; <text:s/></text:span></text:p>
      <text:p text:style-name="P26"><text:s text:c="2"/>&lt;/class&gt; <text:s text:c="7"/></text:p>
      <text:p text:style-name="P26"><text:s/>&lt;/hibernate-mapping&gt; <text:s/></text:p>
      <text:p text:style-name="P26"/>
      <text:p text:style-name="P26">6. Add the required jar files.</text:p>
      <text:p text:style-name="P26">7. Add the following code implementations in MyMain class main method.</text:p>
      <text:p text:style-name="P26"><text:tab/> a) Load the Configuration File using Configuration class.</text:p>
      <text:p text:style-name="P26"><text:tab/> b) Create a session and transaction.</text:p>
      <text:p text:style-name="P26"><text:tab/> c) Begin the transaction</text:p>
      <text:p text:style-name="P26"><text:tab/> d) Set the following bean values <text:s/>10 , IT , INDIA</text:p>
      <text:p text:style-name="P26"><text:tab/> e) Call the methods to save the value.</text:p>
      <text:p text:style-name="P26"><text:tab/> f) Close all the objects</text:p>
      <text:p text:style-name="P26"><text:tab/> g)System.out.println("Done...") as last line.. run the application</text:p>
      <text:p text:style-name="P26"><text:tab/> f) Verify the data in the database MySQL.</text:p>
      <text:p text:style-name="P26"><text:soft-page-break/><text:tab/> <text:s/></text:p>
      <text:p text:style-name="P26"><text:tab/><text:tab/></text:p>
      <text:p text:style-name="P4"><text:tab/>................</text:p>
      <text:p text:style-name="P4"/>
      <text:p text:style-name="P4"/>
      <text:p text:style-name="P5">MyMain.java:</text:p>
      <text:p text:style-name="P5"/>
      <text:p text:style-name="P5"><text:span text:style-name="T4">package</text:span> com.dsrc;</text:p>
      <text:p text:style-name="P26"/>
      <text:p text:style-name="P25"><text:span text:style-name="T1">import</text:span><text:span text:style-name="T6"> org.hibernate.Session;</text:span></text:p>
      <text:p text:style-name="P25"><text:span text:style-name="T1">import</text:span><text:span text:style-name="T6"> org.hibernate.SessionFactory;</text:span></text:p>
      <text:p text:style-name="P25"><text:span text:style-name="T1">import</text:span><text:span text:style-name="T6"> org.hibernate.Transaction;</text:span></text:p>
      <text:p text:style-name="P25"><text:span text:style-name="T1">import</text:span><text:span text:style-name="T6"> org.hibernate.cfg.Configuration;</text:span></text:p>
      <text:p text:style-name="P26"/>
      <text:p text:style-name="P25"><text:span text:style-name="T1">import</text:span><text:span text:style-name="T6"> com.dsrc.bean.Department;</text:span></text:p>
      <text:p text:style-name="P26"/>
      <text:p text:style-name="P25"><text:span text:style-name="T1">public</text:span><text:span text:style-name="T6"> </text:span><text:span text:style-name="T1">class</text:span><text:span text:style-name="T6"> MyMain {</text:span></text:p>
      <text:p text:style-name="P26"/>
      <text:p text:style-name="P25"><text:span text:style-name="T6"><text:tab/></text:span><text:span text:style-name="T1">public</text:span><text:span text:style-name="T6"> </text:span><text:span text:style-name="T1">static</text:span><text:span text:style-name="T6"> </text:span><text:span text:style-name="T1">void</text:span><text:span text:style-name="T6"> main(String[] </text:span><text:span text:style-name="T19">args</text:span><text:span text:style-name="T6">) {</text:span></text:p>
      <text:p text:style-name="P25"><text:span text:style-name="T6"><text:tab/><text:tab/>SessionFactory </text:span><text:span text:style-name="T19">sx</text:span><text:span text:style-name="T6"> = </text:span><text:span text:style-name="T1">new</text:span><text:span text:style-name="T6"> Configuration().configure().</text:span><text:span text:style-name="T11">buildSessionFactory</text:span><text:span text:style-name="T9">()</text:span><text:span text:style-name="T6">;</text:span></text:p>
      <text:p text:style-name="P25"><text:span text:style-name="T6"><text:tab/><text:tab/>Session </text:span><text:span text:style-name="T19">s</text:span><text:span text:style-name="T6">= </text:span><text:span text:style-name="T19">sx</text:span><text:span text:style-name="T6">.openSession();</text:span></text:p>
      <text:p text:style-name="P25"><text:span text:style-name="T6"><text:tab/><text:tab/>Department </text:span><text:span text:style-name="T19">d</text:span><text:span text:style-name="T6">= </text:span><text:span text:style-name="T1">new</text:span><text:span text:style-name="T6"> Department(10 , </text:span><text:span text:style-name="T42">"IT"</text:span><text:span text:style-name="T6"> , </text:span><text:span text:style-name="T42">"INDIA"</text:span><text:span text:style-name="T6">);</text:span></text:p>
      <text:p text:style-name="P27"><text:tab/><text:tab/></text:p>
      <text:p text:style-name="P25"><text:span text:style-name="T6"><text:tab/><text:tab/>Transaction </text:span><text:span text:style-name="T19">tx</text:span><text:span text:style-name="T6"> = </text:span><text:span text:style-name="T19">s</text:span><text:span text:style-name="T6">.beginTransaction();</text:span></text:p>
      <text:p text:style-name="P25"><text:span text:style-name="T6"><text:tab/><text:tab/></text:span><text:span text:style-name="T19">s</text:span><text:span text:style-name="T6">.save(</text:span><text:span text:style-name="T19">d</text:span><text:span text:style-name="T6">);</text:span></text:p>
      <text:p text:style-name="P25"><text:span text:style-name="T6"><text:tab/><text:tab/></text:span><text:span text:style-name="T19">tx</text:span><text:span text:style-name="T6">.commit();</text:span></text:p>
      <text:p text:style-name="P25"><text:span text:style-name="T6"><text:tab/><text:tab/>System.</text:span><text:span text:style-name="T16">out</text:span><text:span text:style-name="T6">.println(</text:span><text:span text:style-name="T42">"Data saved........."</text:span><text:span text:style-name="T6">);</text:span></text:p>
      <text:p text:style-name="P27"><text:tab/><text:tab/></text:p>
      <text:p text:style-name="P25"><text:span text:style-name="T6"><text:tab/><text:tab/></text:span><text:span text:style-name="T48">// </text:span><text:span text:style-name="T52">TODO</text:span><text:span text:style-name="T48"> Auto-generated method stub</text:span></text:p>
      <text:p text:style-name="P27"><text:tab/><text:tab/><text:tab/><text:tab/></text:p>
      <text:p text:style-name="P25"><text:span text:style-name="T6"><text:tab/><text:tab/></text:span><text:span text:style-name="T48">// Write </text:span><text:span text:style-name="T50">ur</text:span><text:span text:style-name="T48"> code here...</text:span></text:p>
      <text:p text:style-name="P27"><text:tab/>}</text:p>
      <text:p text:style-name="P27"><text:tab/></text:p>
      <text:p text:style-name="P25"><text:span text:style-name="T6"><text:tab/></text:span><text:span text:style-name="T1">public</text:span><text:span text:style-name="T6"> </text:span><text:span text:style-name="T1">void</text:span><text:span text:style-name="T6"> saveDepartment(Department </text:span><text:span text:style-name="T19">d</text:span><text:span text:style-name="T6">) {</text:span></text:p>
      <text:p text:style-name="P25"><text:span text:style-name="T6"><text:tab/><text:tab/></text:span><text:span text:style-name="T48">// </text:span><text:span text:style-name="T52">TODO</text:span><text:span text:style-name="T48"> Auto-generated method stub</text:span></text:p>
      <text:p text:style-name="P27"><text:tab/><text:tab/></text:p>
      <text:p text:style-name="P25"><text:span text:style-name="T6"><text:tab/><text:tab/></text:span><text:span text:style-name="T48">//Logic to save department</text:span></text:p>
      <text:p text:style-name="P27"><text:tab/><text:tab/></text:p>
      <text:p text:style-name="P27"><text:tab/>}</text:p>
      <text:p text:style-name="P26"/>
      <text:p text:style-name="P27">}</text:p>
      <text:p text:style-name="P5">...................</text:p>
      <text:p text:style-name="P5"/>
      <text:p text:style-name="P5"><text:span text:style-name="T4">package</text:span> com.dsrc.bean;</text:p>
      <text:p text:style-name="P26"/>
      <text:p text:style-name="P25"><text:span text:style-name="T1">public</text:span><text:span text:style-name="T6"> </text:span><text:span text:style-name="T1">class</text:span><text:span text:style-name="T6"> Department {</text:span></text:p>
      <text:p text:style-name="P25"><text:span text:style-name="T6"><text:tab/></text:span><text:span text:style-name="T1">private</text:span><text:span text:style-name="T6"> </text:span><text:span text:style-name="T1">int</text:span><text:span text:style-name="T6"> </text:span><text:span text:style-name="T13">deptno</text:span><text:span text:style-name="T6">;</text:span></text:p>
      <text:p text:style-name="P25"><text:span text:style-name="T6"><text:tab/></text:span><text:span text:style-name="T1">private</text:span><text:span text:style-name="T6"> String </text:span><text:span text:style-name="T13">deptname</text:span><text:span text:style-name="T6">;</text:span></text:p>
      <text:p text:style-name="P25"><text:span text:style-name="T6"><text:tab/></text:span><text:span text:style-name="T1">private</text:span><text:span text:style-name="T6"> String </text:span><text:span text:style-name="T13">location</text:span><text:span text:style-name="T6">;</text:span></text:p>
      <text:p text:style-name="P27"><text:tab/></text:p>
      <text:p text:style-name="P25"><text:span text:style-name="T6"><text:tab/></text:span><text:span text:style-name="T1">public</text:span><text:span text:style-name="T6"> Department(){</text:span></text:p>
      <text:p text:style-name="P27"><text:tab/><text:tab/></text:p>
      <text:p text:style-name="P27"><text:tab/>}</text:p>
      <text:p text:style-name="P25"><text:span text:style-name="T6"><text:tab/></text:span><text:span text:style-name="T1">public</text:span><text:span text:style-name="T6"> Department(</text:span><text:span text:style-name="T1">int</text:span><text:span text:style-name="T6"> </text:span><text:span text:style-name="T19">deptno</text:span><text:span text:style-name="T6">, String </text:span><text:span text:style-name="T19">deptname</text:span><text:span text:style-name="T6">, String </text:span><text:span text:style-name="T19">location</text:span><text:span text:style-name="T6">)</text:span></text:p>
      <text:p text:style-name="P27"><text:tab/>{</text:p>
      <text:p text:style-name="P25"><text:span text:style-name="T6"><text:tab/><text:tab/></text:span><text:span text:style-name="T1">this</text:span><text:span text:style-name="T6">.</text:span><text:span text:style-name="T13">deptno</text:span><text:span text:style-name="T6">=</text:span><text:span text:style-name="T19">deptno</text:span><text:span text:style-name="T6">;</text:span></text:p>
      <text:p text:style-name="P25"><text:span text:style-name="T6"><text:tab/><text:tab/></text:span><text:span text:style-name="T1">this</text:span><text:span text:style-name="T6">.</text:span><text:span text:style-name="T13">deptname</text:span><text:span text:style-name="T6">=</text:span><text:span text:style-name="T19">deptname</text:span><text:span text:style-name="T6">;</text:span></text:p>
      <text:p text:style-name="P25"><text:span text:style-name="T6"><text:tab/><text:tab/></text:span><text:span text:style-name="T1">this</text:span><text:span text:style-name="T6">.</text:span><text:span text:style-name="T13">location</text:span><text:span text:style-name="T6">=</text:span><text:span text:style-name="T19">location</text:span><text:span text:style-name="T6">;</text:span></text:p>
      <text:p text:style-name="P27"><text:soft-page-break/><text:tab/><text:tab/></text:p>
      <text:p text:style-name="P27"><text:tab/>}</text:p>
      <text:p text:style-name="P25"><text:span text:style-name="T6"><text:tab/></text:span><text:span text:style-name="T1">public</text:span><text:span text:style-name="T6"> </text:span><text:span text:style-name="T3">int</text:span><text:span text:style-name="T6"> getDeptno() {</text:span></text:p>
      <text:p text:style-name="P25"><text:span text:style-name="T6"><text:tab/><text:tab/></text:span><text:span text:style-name="T3">return</text:span><text:span text:style-name="T8"> </text:span><text:span text:style-name="T15">deptno</text:span><text:span text:style-name="T8">;</text:span></text:p>
      <text:p text:style-name="P27"><text:tab/>}</text:p>
      <text:p text:style-name="P25"><text:span text:style-name="T6"><text:tab/></text:span><text:span text:style-name="T1">public</text:span><text:span text:style-name="T6"> </text:span><text:span text:style-name="T1">void</text:span><text:span text:style-name="T6"> setDeptno(</text:span><text:span text:style-name="T1">int</text:span><text:span text:style-name="T6"> </text:span><text:span text:style-name="T19">deptno</text:span><text:span text:style-name="T6">) {</text:span></text:p>
      <text:p text:style-name="P25"><text:span text:style-name="T6"><text:tab/><text:tab/></text:span><text:span text:style-name="T1">this</text:span><text:span text:style-name="T6">.</text:span><text:span text:style-name="T13">deptno</text:span><text:span text:style-name="T6"> = </text:span><text:span text:style-name="T19">deptno</text:span><text:span text:style-name="T6">;</text:span></text:p>
      <text:p text:style-name="P27"><text:tab/>}</text:p>
      <text:p text:style-name="P25"><text:span text:style-name="T6"><text:tab/></text:span><text:span text:style-name="T1">public</text:span><text:span text:style-name="T6"> String getDeptname() {</text:span></text:p>
      <text:p text:style-name="P25"><text:span text:style-name="T6"><text:tab/><text:tab/></text:span><text:span text:style-name="T1">return</text:span><text:span text:style-name="T6"> </text:span><text:span text:style-name="T13">deptname</text:span><text:span text:style-name="T6">;</text:span></text:p>
      <text:p text:style-name="P27"><text:tab/>}</text:p>
      <text:p text:style-name="P25"><text:span text:style-name="T6"><text:tab/></text:span><text:span text:style-name="T1">public</text:span><text:span text:style-name="T6"> </text:span><text:span text:style-name="T1">void</text:span><text:span text:style-name="T6"> setDeptname(String </text:span><text:span text:style-name="T19">deptname</text:span><text:span text:style-name="T6">) {</text:span></text:p>
      <text:p text:style-name="P25"><text:span text:style-name="T6"><text:tab/><text:tab/></text:span><text:span text:style-name="T1">this</text:span><text:span text:style-name="T6">.</text:span><text:span text:style-name="T13">deptname</text:span><text:span text:style-name="T6"> = </text:span><text:span text:style-name="T19">deptname</text:span><text:span text:style-name="T6">;</text:span></text:p>
      <text:p text:style-name="P27"><text:tab/>}</text:p>
      <text:p text:style-name="P25"><text:span text:style-name="T6"><text:tab/></text:span><text:span text:style-name="T1">public</text:span><text:span text:style-name="T6"> String getLocation() {</text:span></text:p>
      <text:p text:style-name="P25"><text:span text:style-name="T6"><text:tab/><text:tab/></text:span><text:span text:style-name="T1">return</text:span><text:span text:style-name="T6"> </text:span><text:span text:style-name="T13">location</text:span><text:span text:style-name="T6">;</text:span></text:p>
      <text:p text:style-name="P27"><text:tab/>}</text:p>
      <text:p text:style-name="P25"><text:span text:style-name="T6"><text:tab/></text:span><text:span text:style-name="T1">public</text:span><text:span text:style-name="T6"> </text:span><text:span text:style-name="T1">void</text:span><text:span text:style-name="T6"> setLocation(String </text:span><text:span text:style-name="T19">location</text:span><text:span text:style-name="T6">) {</text:span></text:p>
      <text:p text:style-name="P25"><text:span text:style-name="T6"><text:tab/><text:tab/></text:span><text:span text:style-name="T1">this</text:span><text:span text:style-name="T6">.</text:span><text:span text:style-name="T13">location</text:span><text:span text:style-name="T6"> = </text:span><text:span text:style-name="T19">location</text:span><text:span text:style-name="T6">;</text:span></text:p>
      <text:p text:style-name="P27"><text:tab/>}</text:p>
      <text:p text:style-name="P26"/>
      <text:p text:style-name="P27"><text:tab/></text:p>
      <text:p text:style-name="P27"><text:tab/>}</text:p>
      <text:p text:style-name="P5">....................................</text:p>
      <text:p text:style-name="P5">use <text:span text:style-name="T53">myhibernate</text:span>;</text:p>
      <text:p text:style-name="P26"/>
      <text:p text:style-name="P26">create table Department</text:p>
      <text:p text:style-name="P26">(</text:p>
      <text:p text:style-name="P25"><text:span text:style-name="T35"><text:tab/>DeptNo </text:span><text:span text:style-name="T9">int</text:span><text:span text:style-name="T35">,</text:span></text:p>
      <text:p text:style-name="P25"><text:span text:style-name="T35"><text:tab/>DeptName </text:span><text:span text:style-name="T9">varchar</text:span><text:span text:style-name="T35">(20),</text:span></text:p>
      <text:p text:style-name="P25"><text:span text:style-name="T35"><text:tab/>Location </text:span><text:span text:style-name="T9">varchar</text:span><text:span text:style-name="T35">(20)</text:span></text:p>
      <text:p text:style-name="P5">);</text:p>
      <text:p text:style-name="P5"/>
      <text:p text:style-name="P5">.......................................</text:p>
      <text:p text:style-name="P5"/>
      <text:p text:style-name="P5">hibernate.cfg.xml:</text:p>
      <text:p text:style-name="P5"><text:span text:style-name="T26">&lt;?</text:span><text:span text:style-name="T31">xml</text:span> <text:span text:style-name="T36">version</text:span>=<text:span text:style-name="T44">"1.0"</text:span> <text:span text:style-name="T36">encoding</text:span>=<text:span text:style-name="T44">"UTF-8"</text:span><text:span text:style-name="T26">?&gt;</text:span></text:p>
      <text:p text:style-name="P25"><text:span text:style-name="T27">&lt;!</text:span><text:span text:style-name="T32">DOCTYPE</text:span><text:span text:style-name="T35"> </text:span><text:span text:style-name="T27">hibernate-configuration</text:span><text:span text:style-name="T35"> </text:span><text:span text:style-name="T46">PUBLIC</text:span><text:span text:style-name="T35"> <text:s/></text:span></text:p>
      <text:p text:style-name="P25"><text:span text:style-name="T35"><text:s text:c="10"/></text:span><text:span text:style-name="T27">"-//Hibernate/Hibernate Configuration DTD 3.0//EN"</text:span><text:span text:style-name="T35"> <text:s/></text:span></text:p>
      <text:p text:style-name="P25"><text:span text:style-name="T35"><text:s text:c="10"/></text:span><text:span text:style-name="T48">"http://hibernate.sourceforge.net/hibernate-configuration-3.0.dtd"</text:span><text:span text:style-name="T27">&gt;</text:span><text:span text:style-name="T6"> <text:s/></text:span></text:p>
      <text:p text:style-name="P27"><text:s text:c="2"/></text:p>
      <text:p text:style-name="P25"><text:span text:style-name="T27">&lt;</text:span><text:span text:style-name="T32">hibernate-configuration</text:span><text:span text:style-name="T27">&gt;</text:span><text:span text:style-name="T6"> <text:s/></text:span></text:p>
      <text:p text:style-name="P27"><text:s text:c="2"/></text:p>
      <text:p text:style-name="P25"><text:span text:style-name="T6"><text:s text:c="4"/></text:span><text:span text:style-name="T27">&lt;</text:span><text:span text:style-name="T32">session-factory</text:span><text:span text:style-name="T27">&gt;</text:span><text:span text:style-name="T6"> <text:s/></text:span></text:p>
      <text:p text:style-name="P25"><text:span text:style-name="T6"><text:s text:c="8"/></text:span><text:span text:style-name="T27">&lt;</text:span><text:span text:style-name="T32">property</text:span><text:span text:style-name="T35"> </text:span><text:span text:style-name="T37">name</text:span><text:span text:style-name="T6">=</text:span><text:span text:style-name="T40">"hbm2ddl.auto"</text:span><text:span text:style-name="T27">&gt;</text:span><text:span text:style-name="T6">update</text:span><text:span text:style-name="T27">&lt;/</text:span><text:span text:style-name="T32">property</text:span><text:span text:style-name="T27">&gt;</text:span><text:span text:style-name="T6"> <text:s/></text:span></text:p>
      <text:p text:style-name="P25"><text:span text:style-name="T6"><text:s text:c="8"/></text:span><text:span text:style-name="T27">&lt;</text:span><text:span text:style-name="T32">property</text:span><text:span text:style-name="T35"> </text:span><text:span text:style-name="T37">name</text:span><text:span text:style-name="T6">=</text:span><text:span text:style-name="T40">"dialect"</text:span><text:span text:style-name="T27">&gt;</text:span><text:span text:style-name="T6">org.hibernate.dialect.MySQLDialect</text:span><text:span text:style-name="T27">&lt;/</text:span><text:span text:style-name="T32">property</text:span><text:span text:style-name="T27">&gt;</text:span><text:span text:style-name="T6"> <text:s/></text:span></text:p>
      <text:p text:style-name="P25"><text:span text:style-name="T6"><text:s text:c="8"/></text:span><text:span text:style-name="T27">&lt;</text:span><text:span text:style-name="T32">property</text:span><text:span text:style-name="T35"> </text:span><text:span text:style-name="T37">name</text:span><text:span text:style-name="T6">=</text:span><text:span text:style-name="T40">"connection.url"</text:span><text:span text:style-name="T27">&gt;</text:span><text:span text:style-name="T6">jdbc:mysql://</text:span><text:span text:style-name="T9">localhost</text:span><text:span text:style-name="T6">:3306/</text:span><text:span text:style-name="T9">myhibernate</text:span><text:span text:style-name="T27">&lt;/</text:span><text:span text:style-name="T32">property</text:span><text:span text:style-name="T27">&gt;</text:span><text:span text:style-name="T6"> <text:s/></text:span></text:p>
      <text:p text:style-name="P25"><text:span text:style-name="T6"><text:s text:c="8"/></text:span><text:span text:style-name="T27">&lt;</text:span><text:span text:style-name="T32">property</text:span><text:span text:style-name="T35"> </text:span><text:span text:style-name="T37">name</text:span><text:span text:style-name="T6">=</text:span><text:span text:style-name="T40">"connection.username"</text:span><text:span text:style-name="T27">&gt;</text:span><text:span text:style-name="T6">root</text:span><text:span text:style-name="T27">&lt;/</text:span><text:span text:style-name="T32">property</text:span><text:span text:style-name="T27">&gt;</text:span><text:span text:style-name="T6"> <text:s/></text:span></text:p>
      <text:p text:style-name="P25"><text:span text:style-name="T6"><text:s text:c="8"/></text:span><text:span text:style-name="T27">&lt;</text:span><text:span text:style-name="T32">property</text:span><text:span text:style-name="T35"> </text:span><text:span text:style-name="T37">name</text:span><text:span text:style-name="T6">=</text:span><text:span text:style-name="T40">"connection.password"</text:span><text:span text:style-name="T27">&gt;</text:span><text:span text:style-name="T9">dsrc</text:span><text:span text:style-name="T27">&lt;/</text:span><text:span text:style-name="T32">property</text:span><text:span text:style-name="T27">&gt;</text:span><text:span text:style-name="T6"> <text:s/></text:span></text:p>
      <text:p text:style-name="P25"><text:span text:style-name="T6"><text:s text:c="8"/></text:span><text:span text:style-name="T27">&lt;</text:span><text:span text:style-name="T32">property</text:span><text:span text:style-name="T35"> </text:span><text:span text:style-name="T37">name</text:span><text:span text:style-name="T6">=</text:span><text:span text:style-name="T40">"connection.driver_class"</text:span><text:span text:style-name="T27">&gt;</text:span><text:span text:style-name="T6">com.mysql.jdbc.Driver</text:span><text:span text:style-name="T27">&lt;/</text:span><text:span text:style-name="T32">property</text:span><text:span text:style-name="T27">&gt;</text:span><text:span text:style-name="T6"> <text:s/></text:span></text:p>
      <text:p text:style-name="P25"><text:span text:style-name="T6"><text:s text:c="5"/></text:span><text:span text:style-name="T27">&lt;</text:span><text:span text:style-name="T32">mapping</text:span><text:span text:style-name="T35"> </text:span><text:span text:style-name="T37">resource</text:span><text:span text:style-name="T6">=</text:span><text:span text:style-name="T40">"Department.hbm.xml"</text:span><text:span text:style-name="T27">/&gt;</text:span><text:span text:style-name="T6"> <text:s text:c="2"/></text:span></text:p>
      <text:p text:style-name="P25"><text:span text:style-name="T6"><text:s text:c="6"/></text:span><text:span text:style-name="T27">&lt;/</text:span><text:span text:style-name="T32">session-factory</text:span><text:span text:style-name="T27">&gt;</text:span><text:span text:style-name="T6"> <text:s/></text:span></text:p>
      <text:p text:style-name="P25"><text:span text:style-name="T27">&lt;/</text:span><text:span text:style-name="T32">hibernate-configuration</text:span><text:span text:style-name="T27">&gt;</text:span></text:p>
      <text:p text:style-name="P5">....................................</text:p>
      <text:p text:style-name="P5"/>
      <text:p text:style-name="P5">department.hbm.xml:</text:p>
      <text:p text:style-name="P5"><text:span text:style-name="T26">&lt;?</text:span><text:span text:style-name="T31">xml</text:span> <text:span text:style-name="T36">version</text:span>=<text:span text:style-name="T44">"1.0"</text:span> <text:span text:style-name="T36">encoding</text:span>=<text:span text:style-name="T44">"UTF-8"</text:span><text:span text:style-name="T26">?&gt;</text:span></text:p>
      <text:p text:style-name="P25"><text:span text:style-name="T27">&lt;!</text:span><text:span text:style-name="T32">DOCTYPE</text:span><text:span text:style-name="T35"> </text:span><text:span text:style-name="T27">hibernate-mapping</text:span><text:span text:style-name="T35"> </text:span><text:span text:style-name="T46">PUBLIC</text:span><text:span text:style-name="T35"> <text:s/></text:span></text:p>
      <text:p text:style-name="P25"><text:soft-page-break/><text:span text:style-name="T35"><text:s/></text:span><text:span text:style-name="T27">"-//Hibernate/Hibernate Mapping DTD 3.0//EN"</text:span><text:span text:style-name="T35"> <text:s/></text:span></text:p>
      <text:p text:style-name="P25"><text:span text:style-name="T35"><text:s/></text:span><text:span text:style-name="T48">"http://hibernate.sourceforge.net/hibernate-mapping-3.0.dtd"</text:span><text:span text:style-name="T27">&gt;</text:span><text:span text:style-name="T6"> <text:s/></text:span></text:p>
      <text:p text:style-name="P27"><text:s text:c="2"/></text:p>
      <text:p text:style-name="P25"><text:span text:style-name="T6"><text:s/></text:span><text:span text:style-name="T27">&lt;</text:span><text:span text:style-name="T32">hibernate-mapping</text:span><text:span text:style-name="T27">&gt;</text:span><text:span text:style-name="T6"> <text:s/></text:span></text:p>
      <text:p text:style-name="P25"><text:span text:style-name="T6"><text:s text:c="2"/></text:span><text:span text:style-name="T27">&lt;</text:span><text:span text:style-name="T32">class</text:span><text:span text:style-name="T35"> </text:span><text:span text:style-name="T37">name</text:span><text:span text:style-name="T6">=</text:span><text:span text:style-name="T40">"com.dsrc.bean.Department"</text:span><text:span text:style-name="T35"> </text:span><text:span text:style-name="T37">table</text:span><text:span text:style-name="T6">=</text:span><text:span text:style-name="T40">"Department"</text:span><text:span text:style-name="T27">&gt;</text:span><text:span text:style-name="T6"> <text:s/></text:span></text:p>
      <text:p text:style-name="P25"><text:span text:style-name="T6"><text:s text:c="4"/></text:span><text:span text:style-name="T27">&lt;</text:span><text:span text:style-name="T32">id</text:span><text:span text:style-name="T35"> </text:span><text:span text:style-name="T37">name</text:span><text:span text:style-name="T6">=</text:span><text:span text:style-name="T40">"deptno"</text:span><text:span text:style-name="T35"> </text:span><text:span text:style-name="T37">type</text:span><text:span text:style-name="T6">=</text:span><text:span text:style-name="T40">"int"</text:span><text:span text:style-name="T35"> </text:span><text:span text:style-name="T37">column</text:span><text:span text:style-name="T6">=</text:span><text:span text:style-name="T40">"DeptNo"</text:span><text:span text:style-name="T27">&gt;</text:span><text:span text:style-name="T6"> <text:s/></text:span></text:p>
      <text:p text:style-name="P25"><text:span text:style-name="T6"><text:s text:c="5"/></text:span><text:span text:style-name="T27">&lt;</text:span><text:span text:style-name="T32">generator</text:span><text:span text:style-name="T35"> </text:span><text:span text:style-name="T37">class</text:span><text:span text:style-name="T6">=</text:span><text:span text:style-name="T40">"assigned"</text:span><text:span text:style-name="T27">&gt;&lt;/</text:span><text:span text:style-name="T32">generator</text:span><text:span text:style-name="T27">&gt;</text:span><text:span text:style-name="T6"> <text:s/></text:span></text:p>
      <text:p text:style-name="P25"><text:span text:style-name="T6"><text:s text:c="4"/></text:span><text:span text:style-name="T27">&lt;/</text:span><text:span text:style-name="T32">id</text:span><text:span text:style-name="T27">&gt;</text:span><text:span text:style-name="T6"> <text:s text:c="13"/></text:span></text:p>
      <text:p text:style-name="P25"><text:span text:style-name="T6"><text:s text:c="4"/></text:span><text:span text:style-name="T27">&lt;</text:span><text:span text:style-name="T32">property</text:span><text:span text:style-name="T35"> </text:span><text:span text:style-name="T37">name</text:span><text:span text:style-name="T6">=</text:span><text:span text:style-name="T40">"deptname"</text:span><text:span text:style-name="T35"> </text:span><text:span text:style-name="T37">column</text:span><text:span text:style-name="T6">=</text:span><text:span text:style-name="T40">"DeptName"</text:span><text:span text:style-name="T27">&gt;&lt;/</text:span><text:span text:style-name="T32">property</text:span><text:span text:style-name="T27">&gt;</text:span><text:span text:style-name="T6"> <text:s/></text:span></text:p>
      <text:p text:style-name="P25"><text:span text:style-name="T6"><text:s text:c="4"/></text:span><text:span text:style-name="T27">&lt;</text:span><text:span text:style-name="T32">property</text:span><text:span text:style-name="T35"> </text:span><text:span text:style-name="T37">name</text:span><text:span text:style-name="T6">=</text:span><text:span text:style-name="T40">"location"</text:span><text:span text:style-name="T35"> </text:span><text:span text:style-name="T37">column</text:span><text:span text:style-name="T6">=</text:span><text:span text:style-name="T40">"Location"</text:span><text:span text:style-name="T27">&gt;&lt;/</text:span><text:span text:style-name="T32">property</text:span><text:span text:style-name="T27">&gt;</text:span><text:span text:style-name="T6"> <text:s/></text:span></text:p>
      <text:p text:style-name="P25"><text:span text:style-name="T6"><text:s text:c="2"/></text:span><text:span text:style-name="T27">&lt;/</text:span><text:span text:style-name="T32">class</text:span><text:span text:style-name="T27">&gt;</text:span><text:span text:style-name="T6"> <text:s text:c="7"/></text:span></text:p>
      <text:p text:style-name="P5"><text:s/><text:span text:style-name="T26">&lt;/</text:span><text:span text:style-name="T31">hibernate-mapping</text:span><text:span text:style-name="T26">&gt;</text:span></text:p>
      <text:p text:style-name="P36"/>
      <text:p text:style-name="P17"/>
      <text:p text:style-name="P18">3.</text:p>
      <text:p text:style-name="P22"><text:line-break/>Create a hibernate application persist the employee details accepting from the user.</text:p>
      <text:p text:style-name="P30"> </text:p>
      <text:p text:style-name="P29">Task:</text:p>
      <text:p text:style-name="P29">Read EmpoyeeID , Name and City from the user using scanner and save to database.</text:p>
      <text:p text:style-name="P30"> </text:p>
      <text:p text:style-name="P29">The MainMenu Should look like the following</text:p>
      <text:p text:style-name="P29">Task : Create a database named myhibernate in MySQL and run the SQLQuery Attached.<text:span text:style-name="T54">\</text:span></text:p>
      <text:p text:style-name="P29"/>
      <text:p text:style-name="P29"><text:span text:style-name="T35">Create a </text:span><text:span text:style-name="T9">hibernate</text:span><text:span text:style-name="T35"> application persist the employee details accepting from the user.</text:span></text:p>
      <text:p text:style-name="P26"/>
      <text:p text:style-name="P26">Task:</text:p>
      <text:p text:style-name="P26"><text:tab/><text:tab/>Read EmpoyeeID , Name and City from the user using scanner and save to database.</text:p>
      <text:p text:style-name="P26"><text:tab/><text:tab/></text:p>
      <text:p text:style-name="P26">The MainMenu Should look like the following</text:p>
      <text:p text:style-name="P26"/>
      <text:p text:style-name="P26">EMPLOYEE MGMT</text:p>
      <text:p text:style-name="P26">-------------</text:p>
      <text:p text:style-name="P26">1. Enter Data</text:p>
      <text:p text:style-name="P26">2. Exit</text:p>
      <text:p text:style-name="P26">Enter your choice(1/2):</text:p>
      <text:p text:style-name="P26"/>
      <text:p text:style-name="P26">If 1 is entered </text:p>
      <text:p text:style-name="P26"/>
      <text:p text:style-name="P26">Enter EmpNo: 101</text:p>
      <text:p text:style-name="P25"><text:span text:style-name="T35">Enter Name : </text:span><text:span text:style-name="T9">Aneesh</text:span></text:p>
      <text:p text:style-name="P25"><text:span text:style-name="T35">Enter City :</text:span><text:span text:style-name="T9">Kollam</text:span></text:p>
      <text:p text:style-name="P26"/>
      <text:p text:style-name="P26">..Data Saved ...</text:p>
      <text:p text:style-name="P26">Enter your choice(1/2):</text:p>
      <text:p text:style-name="P26"/>
      <text:p text:style-name="P25"><text:span text:style-name="T35">if 2 end the </text:span><text:span text:style-name="T9">appication</text:span><text:span text:style-name="T35">.<text:tab/><text:tab/></text:span></text:p>
      <text:p text:style-name="P26"/>
      <text:p text:style-name="P25"><text:span text:style-name="T35">Task : Create a database named </text:span><text:span text:style-name="T9">myhibernate</text:span><text:span text:style-name="T35"> in MySQL and run the SQLQuery Attached.</text:span></text:p>
      <text:p text:style-name="P26"/>
      <text:p text:style-name="P26">Tasks:</text:p>
      <text:p text:style-name="P26">1.Create a bean class Named Employee inside com.dsrc.bean package</text:p>
      <text:p text:style-name="P26">2.Create these private variables</text:p>
      <text:p text:style-name="P26"/>
      <text:p text:style-name="P25"><text:soft-page-break/><text:span text:style-name="T35"><text:tab/><text:tab/></text:span><text:span text:style-name="T9">int</text:span><text:span text:style-name="T35"> </text:span><text:span text:style-name="T9">empno</text:span><text:span text:style-name="T35"> , string name , string city.</text:span></text:p>
      <text:p text:style-name="P26"><text:tab/><text:tab/></text:p>
      <text:p text:style-name="P26">3. Create the getters and setters.</text:p>
      <text:p text:style-name="P25"><text:span text:style-name="T35">4. Create the </text:span><text:span text:style-name="T9">hibernate</text:span><text:span text:style-name="T35"> configuration file in </text:span><text:span text:style-name="T9">src</text:span><text:span text:style-name="T35"> named hibernate.cfg.xml</text:span></text:p>
      <text:p text:style-name="P26"/>
      <text:p text:style-name="P26">sample Configuration</text:p>
      <text:p text:style-name="P26">-----------------</text:p>
      <text:p text:style-name="P25"><text:span text:style-name="T35">&lt;?</text:span><text:span text:style-name="T9">xml</text:span><text:span text:style-name="T35"> version="1.0" encoding="UTF-8"?&gt;</text:span></text:p>
      <text:p text:style-name="P25"><text:span text:style-name="T35">&lt;!DOCTYPE </text:span><text:span text:style-name="T9">hibernate</text:span><text:span text:style-name="T35">-configuration PUBLIC <text:s/></text:span></text:p>
      <text:p text:style-name="P25"><text:span text:style-name="T35"><text:s text:c="10"/>"-//</text:span><text:span text:style-name="T9">Hibernate</text:span><text:span text:style-name="T35">/</text:span><text:span text:style-name="T9">Hibernate</text:span><text:span text:style-name="T35"> Configuration DTD 3.0//EN" <text:s/></text:span></text:p>
      <text:p text:style-name="P26"><text:s text:c="10"/>"http://hibernate.sourceforge.net/hibernate-configuration-3.0.dtd"&gt; <text:s/></text:p>
      <text:p text:style-name="P26"><text:s text:c="2"/></text:p>
      <text:p text:style-name="P26">&lt;hibernate-configuration&gt; <text:s/></text:p>
      <text:p text:style-name="P26"><text:s text:c="2"/></text:p>
      <text:p text:style-name="P26"><text:s text:c="4"/>&lt;session-factory&gt; <text:s/></text:p>
      <text:p text:style-name="P26"><text:s text:c="8"/>&lt;property name="hbm2ddl.auto"&gt;update&lt;/property&gt; <text:s/></text:p>
      <text:p text:style-name="P26"><text:s text:c="8"/>&lt;property name="dialect"&gt;org.hibernate.dialect.MySQLDialect&lt;/property&gt; <text:s/></text:p>
      <text:p text:style-name="P25"><text:span text:style-name="T35"><text:s text:c="8"/>&lt;property name="connection.url"&gt;jdbc:mysql://</text:span><text:span text:style-name="T9">localhost</text:span><text:span text:style-name="T35">:3306/</text:span><text:span text:style-name="T9">nivi</text:span><text:span text:style-name="T35">&lt;/property&gt; <text:s/></text:span></text:p>
      <text:p text:style-name="P26"><text:s text:c="8"/>&lt;property name="connection.username"&gt;root&lt;/property&gt; <text:s/></text:p>
      <text:p text:style-name="P25"><text:span text:style-name="T35"><text:s text:c="8"/>&lt;property name="connection.password"&gt;</text:span><text:span text:style-name="T9">dsrc</text:span><text:span text:style-name="T35">&lt;/property&gt; <text:s/></text:span></text:p>
      <text:p text:style-name="P26"><text:s text:c="8"/>&lt;property name="connection.driver_class"&gt;com.mysql.jdbc.Driver&lt;/property&gt; <text:s/></text:p>
      <text:p text:style-name="P26"><text:s text:c="5"/>&lt;mapping resource="employee.hbm.xml"/&gt; <text:s text:c="2"/></text:p>
      <text:p text:style-name="P26"><text:s text:c="6"/>&lt;/session-factory&gt; <text:s/></text:p>
      <text:p text:style-name="P26"><text:s text:c="2"/></text:p>
      <text:p text:style-name="P26">&lt;/hibernate-configuration&gt; <text:s/></text:p>
      <text:p text:style-name="P26"/>
      <text:p text:style-name="P25"><text:span text:style-name="T35">5. Create </text:span><text:span text:style-name="T9">hibernate</text:span><text:span text:style-name="T35"> mapping file in </text:span><text:span text:style-name="T9">src</text:span><text:span text:style-name="T35"> named employee.hbm.xml</text:span></text:p>
      <text:p text:style-name="P26"/>
      <text:p text:style-name="P26">Sample Mapping</text:p>
      <text:p text:style-name="P26">------------------</text:p>
      <text:p text:style-name="P25"><text:span text:style-name="T35">&lt;?</text:span><text:span text:style-name="T9">xml</text:span><text:span text:style-name="T35"> version="1.0" encoding="UTF-8"?&gt;</text:span></text:p>
      <text:p text:style-name="P25"><text:span text:style-name="T35">&lt;!DOCTYPE </text:span><text:span text:style-name="T9">hibernate</text:span><text:span text:style-name="T35">-mapping PUBLIC <text:s/></text:span></text:p>
      <text:p text:style-name="P25"><text:span text:style-name="T35"><text:s/>"-//</text:span><text:span text:style-name="T9">Hibernate</text:span><text:span text:style-name="T35">/</text:span><text:span text:style-name="T9">Hibernate</text:span><text:span text:style-name="T35"> Mapping DTD 3.0//EN" <text:s/></text:span></text:p>
      <text:p text:style-name="P26"><text:s/>"http://hibernate.sourceforge.net/hibernate-mapping-3.0.dtd"&gt; <text:s/></text:p>
      <text:p text:style-name="P26"><text:s text:c="2"/></text:p>
      <text:p text:style-name="P26"><text:s/>&lt;hibernate-mapping&gt; <text:s/></text:p>
      <text:p text:style-name="P26"><text:s text:c="2"/>&lt;class name="com.dsrc.model.Employee" table="Employee"&gt; <text:s/></text:p>
      <text:p text:style-name="P25"><text:span text:style-name="T35"><text:s text:c="4"/>&lt;id name="</text:span><text:span text:style-name="T9">empid</text:span><text:span text:style-name="T35">"&gt; <text:s/></text:span></text:p>
      <text:p text:style-name="P26"><text:s text:c="5"/>&lt;generator class="assigned"&gt;&lt;/generator&gt; <text:s/></text:p>
      <text:p text:style-name="P26"><text:s text:c="4"/>&lt;/id&gt; <text:s text:c="13"/></text:p>
      <text:p text:style-name="P25"><text:span text:style-name="T35"><text:s text:c="4"/>&lt;property name="</text:span><text:span text:style-name="T9">firstname</text:span><text:span text:style-name="T35">"&gt;&lt;/property&gt; <text:s/></text:span></text:p>
      <text:p text:style-name="P25"><text:span text:style-name="T35"><text:s text:c="4"/>&lt;property name="</text:span><text:span text:style-name="T9">lastname</text:span><text:span text:style-name="T35">"&gt;&lt;/property&gt; <text:s/></text:span></text:p>
      <text:p text:style-name="P26"><text:s text:c="2"/>&lt;/class&gt; <text:s text:c="7"/></text:p>
      <text:p text:style-name="P26"><text:s/>&lt;/hibernate-mapping&gt; <text:s/></text:p>
      <text:p text:style-name="P26"/>
      <text:p text:style-name="P26">6. Add the required jar files.</text:p>
      <text:p text:style-name="P26">7. Add the following code implementations in MyMain class main method.</text:p>
      <text:p text:style-name="P26"><text:tab/> a) Load the Configuration File using Configuration class.</text:p>
      <text:p text:style-name="P26"><text:tab/> b) Create a session and transaction.</text:p>
      <text:p text:style-name="P26"><text:tab/> c) Begin the transaction</text:p>
      <text:p text:style-name="P26"><text:tab/> d) Read the values from user and assign to bean object.</text:p>
      <text:p text:style-name="P26"><text:tab/> e) Call the methods to save the value.</text:p>
      <text:p text:style-name="P26"><text:tab/> f) Close all the objects</text:p>
      <text:p text:style-name="P26"><text:tab/> g)System.out.println("Done...") as last line.. run the application</text:p>
      <text:p text:style-name="P26"><text:tab/> f) Verify the data in the database MySQL.</text:p>
      <text:p text:style-name="P26"><text:tab/> <text:s/></text:p>
      <text:p text:style-name="P26"><text:tab/><text:tab/></text:p>
      <text:p text:style-name="P31"><text:tab/></text:p>
      <text:p text:style-name="P18"><text:soft-page-break/></text:p>
      <text:p text:style-name="P6"/>
      <text:p text:style-name="P7">MyMain.java:</text:p>
      <text:p text:style-name="P7"/>
      <text:p text:style-name="P7"><text:span text:style-name="T4">package</text:span> com.dsrc;</text:p>
      <text:p text:style-name="P25"><text:span text:style-name="T1">import</text:span><text:span text:style-name="T6"> java.util.Scanner;</text:span></text:p>
      <text:p text:style-name="P26"/>
      <text:p text:style-name="P25"><text:span text:style-name="T1">import</text:span><text:span text:style-name="T6"> </text:span><text:span text:style-name="T9">org.hibernate.Session</text:span><text:span text:style-name="T6">;</text:span></text:p>
      <text:p text:style-name="P25"><text:span text:style-name="T1">import</text:span><text:span text:style-name="T6"> </text:span><text:span text:style-name="T9">org.hibernate.SessionFactory</text:span><text:span text:style-name="T6">;</text:span></text:p>
      <text:p text:style-name="P25"><text:span text:style-name="T1">import</text:span><text:span text:style-name="T6"> </text:span><text:span text:style-name="T9">org.hibernate.Transaction</text:span><text:span text:style-name="T6">;</text:span></text:p>
      <text:p text:style-name="P25"><text:span text:style-name="T1">import</text:span><text:span text:style-name="T6"> </text:span><text:span text:style-name="T9">org.hibernate.cfg.Configuration</text:span><text:span text:style-name="T6">;</text:span></text:p>
      <text:p text:style-name="P26"/>
      <text:p text:style-name="P25"><text:span text:style-name="T1">import</text:span><text:span text:style-name="T6"> com.dsrc.bean.Employee;</text:span></text:p>
      <text:p text:style-name="P25"><text:span text:style-name="T1">import</text:span><text:span text:style-name="T6"> com.dsrc.util.UserCode;</text:span></text:p>
      <text:p text:style-name="P26"/>
      <text:p text:style-name="P25"><text:span text:style-name="T1">public</text:span><text:span text:style-name="T6"> </text:span><text:span text:style-name="T1">class</text:span><text:span text:style-name="T6"> MyMain {</text:span></text:p>
      <text:p text:style-name="P26"/>
      <text:p text:style-name="P26"/>
      <text:p text:style-name="P25"><text:span text:style-name="T6"><text:tab/></text:span><text:span text:style-name="T1">public</text:span><text:span text:style-name="T6"> </text:span><text:span text:style-name="T1">static</text:span><text:span text:style-name="T6"> </text:span><text:span text:style-name="T1">void</text:span><text:span text:style-name="T6"> main(String[] </text:span><text:span text:style-name="T19">args</text:span><text:span text:style-name="T6">) {</text:span></text:p>
      <text:p text:style-name="P25"><text:span text:style-name="T6"><text:tab/><text:tab/>Scanner </text:span><text:span text:style-name="T24">sc</text:span><text:span text:style-name="T6">=</text:span><text:span text:style-name="T1">new</text:span><text:span text:style-name="T6"> Scanner(System.</text:span><text:span text:style-name="T16">in</text:span><text:span text:style-name="T6">);</text:span></text:p>
      <text:p text:style-name="P25"><text:span text:style-name="T6"><text:tab/><text:tab/>System.</text:span><text:span text:style-name="T16">out</text:span><text:span text:style-name="T6">.println(</text:span><text:span text:style-name="T42">"1. Enter Data"</text:span><text:span text:style-name="T6">);</text:span></text:p>
      <text:p text:style-name="P25"><text:span text:style-name="T6"><text:tab/><text:tab/>System.</text:span><text:span text:style-name="T16">out</text:span><text:span text:style-name="T6">.println(</text:span><text:span text:style-name="T42">"2. Exit"</text:span><text:span text:style-name="T6">);</text:span></text:p>
      <text:p text:style-name="P27"><text:tab/><text:tab/></text:p>
      <text:p text:style-name="P25"><text:span text:style-name="T6"><text:tab/><text:tab/>System.</text:span><text:span text:style-name="T16">out</text:span><text:span text:style-name="T6">.println(</text:span><text:span text:style-name="T42">"enter your choice(1/2)"</text:span><text:span text:style-name="T6">);</text:span></text:p>
      <text:p text:style-name="P27"><text:tab/><text:tab/></text:p>
      <text:p text:style-name="P25"><text:span text:style-name="T6"><text:tab/><text:tab/></text:span><text:span text:style-name="T1">int</text:span><text:span text:style-name="T6"> </text:span><text:span text:style-name="T19">choice</text:span><text:span text:style-name="T6">=</text:span><text:span text:style-name="T19">sc</text:span><text:span text:style-name="T6">.nextInt();</text:span></text:p>
      <text:p text:style-name="P25"><text:span text:style-name="T6"><text:tab/><text:tab/></text:span><text:span text:style-name="T1">switch</text:span><text:span text:style-name="T6">(</text:span><text:span text:style-name="T19">choice</text:span><text:span text:style-name="T6">)</text:span></text:p>
      <text:p text:style-name="P27"><text:tab/><text:tab/>{</text:p>
      <text:p text:style-name="P25"><text:span text:style-name="T6"><text:tab/><text:tab/></text:span><text:span text:style-name="T1">case</text:span><text:span text:style-name="T6"> 1:</text:span></text:p>
      <text:p text:style-name="P27"><text:tab/><text:tab/><text:tab/></text:p>
      <text:p text:style-name="P25"><text:span text:style-name="T6"><text:tab/><text:tab/><text:tab/></text:span><text:span text:style-name="T1">int</text:span><text:span text:style-name="T6"> </text:span><text:span text:style-name="T19">empno</text:span><text:span text:style-name="T6">=</text:span><text:span text:style-name="T19">sc</text:span><text:span text:style-name="T6">.nextInt();</text:span></text:p>
      <text:p text:style-name="P25"><text:span text:style-name="T6"><text:tab/><text:tab/><text:tab/>String </text:span><text:span text:style-name="T19">name</text:span><text:span text:style-name="T6">=</text:span><text:span text:style-name="T19">sc</text:span><text:span text:style-name="T6">.next();</text:span></text:p>
      <text:p text:style-name="P25"><text:span text:style-name="T6"><text:tab/><text:tab/><text:tab/>String </text:span><text:span text:style-name="T19">city</text:span><text:span text:style-name="T6">=</text:span><text:span text:style-name="T19">sc</text:span><text:span text:style-name="T6">.next();</text:span></text:p>
      <text:p text:style-name="P25"><text:span text:style-name="T6"><text:tab/><text:tab/><text:tab/>Employee </text:span><text:span text:style-name="T19">e</text:span><text:span text:style-name="T6">= </text:span><text:span text:style-name="T1">new</text:span><text:span text:style-name="T6"> Employee(</text:span><text:span text:style-name="T19">empno</text:span><text:span text:style-name="T6">, </text:span><text:span text:style-name="T19">name</text:span><text:span text:style-name="T6">,</text:span><text:span text:style-name="T19">city</text:span><text:span text:style-name="T6">);</text:span></text:p>
      <text:p text:style-name="P25"><text:span text:style-name="T6"><text:tab/><text:tab/><text:tab/>UserCode </text:span><text:span text:style-name="T18">uc</text:span><text:span text:style-name="T6">= </text:span><text:span text:style-name="T1">new</text:span><text:span text:style-name="T6"> UserCode();</text:span></text:p>
      <text:p text:style-name="P25"><text:span text:style-name="T6"><text:tab/><text:tab/><text:tab/></text:span><text:span text:style-name="T1">boolean</text:span><text:span text:style-name="T6"> </text:span><text:span text:style-name="T24">b</text:span><text:span text:style-name="T6">=</text:span><text:span text:style-name="T23">uc</text:span><text:span text:style-name="T6">.saveEmployee(</text:span><text:span text:style-name="T19">e</text:span><text:span text:style-name="T6">);</text:span></text:p>
      <text:p text:style-name="P27"><text:tab/><text:tab/><text:tab/></text:p>
      <text:p text:style-name="P25"><text:span text:style-name="T6"><text:tab/><text:tab/><text:tab/></text:span><text:span text:style-name="T1">break</text:span><text:span text:style-name="T6">;</text:span></text:p>
      <text:p text:style-name="P27"><text:tab/><text:tab/><text:tab/></text:p>
      <text:p text:style-name="P25"><text:span text:style-name="T6"><text:tab/><text:tab/></text:span><text:span text:style-name="T1">case</text:span><text:span text:style-name="T6"> 2:</text:span></text:p>
      <text:p text:style-name="P25"><text:span text:style-name="T6"><text:tab/><text:tab/><text:tab/>System.</text:span><text:span text:style-name="T10">exit</text:span><text:span text:style-name="T6">(0);</text:span></text:p>
      <text:p text:style-name="P25"><text:span text:style-name="T6"><text:tab/><text:tab/><text:tab/></text:span><text:span text:style-name="T1">break</text:span><text:span text:style-name="T6">;</text:span></text:p>
      <text:p text:style-name="P27"><text:tab/><text:tab/>}</text:p>
      <text:p text:style-name="P27"><text:tab/>}</text:p>
      <text:p text:style-name="P26"/>
      <text:p text:style-name="P25"><text:span text:style-name="T6"><text:tab/></text:span><text:span text:style-name="T1">public</text:span><text:span text:style-name="T6"> </text:span><text:span text:style-name="T1">void</text:span><text:span text:style-name="T6"> saveEmployee(Employee </text:span><text:span text:style-name="T19">eb</text:span><text:span text:style-name="T6">) {</text:span></text:p>
      <text:p text:style-name="P25"><text:span text:style-name="T6"><text:tab/><text:tab/></text:span><text:span text:style-name="T48">// </text:span><text:span text:style-name="T52">TODO</text:span><text:span text:style-name="T48"> Auto-generated method stub</text:span></text:p>
      <text:p text:style-name="P27"><text:tab/><text:tab/></text:p>
      <text:p text:style-name="P27"><text:tab/></text:p>
      <text:p text:style-name="P27"><text:tab/><text:tab/></text:p>
      <text:p text:style-name="P27"><text:tab/>}</text:p>
      <text:p text:style-name="P26"/>
      <text:p text:style-name="P7">}</text:p>
      <text:p text:style-name="P7">.....................................</text:p>
      <text:p text:style-name="P7">UserCode.java:</text:p>
      <text:p text:style-name="P7"/>
      <text:p text:style-name="P7"><text:span text:style-name="T4">package</text:span> com.dsrc.util;</text:p>
      <text:p text:style-name="P26"/>
      <text:p text:style-name="P25"><text:soft-page-break/><text:span text:style-name="T1">import</text:span><text:span text:style-name="T6"> org.hibernate.Session;</text:span></text:p>
      <text:p text:style-name="P25"><text:span text:style-name="T1">import</text:span><text:span text:style-name="T6"> org.hibernate.SessionFactory;</text:span></text:p>
      <text:p text:style-name="P25"><text:span text:style-name="T1">import</text:span><text:span text:style-name="T6"> org.hibernate.Transaction;</text:span></text:p>
      <text:p text:style-name="P25"><text:span text:style-name="T1">import</text:span><text:span text:style-name="T6"> org.hibernate.cfg.Configuration;</text:span></text:p>
      <text:p text:style-name="P26"/>
      <text:p text:style-name="P25"><text:span text:style-name="T1">import</text:span><text:span text:style-name="T6"> com.dsrc.bean.Employee;</text:span></text:p>
      <text:p text:style-name="P26"/>
      <text:p text:style-name="P25"><text:span text:style-name="T1">public</text:span><text:span text:style-name="T6"> </text:span><text:span text:style-name="T1">class</text:span><text:span text:style-name="T6"> UserCode {</text:span></text:p>
      <text:p text:style-name="P27"><text:tab/></text:p>
      <text:p text:style-name="P25"><text:span text:style-name="T6"><text:tab/></text:span><text:span text:style-name="T1">public</text:span><text:span text:style-name="T6"> </text:span><text:span text:style-name="T1">boolean</text:span><text:span text:style-name="T6"> saveEmployee(Employee </text:span><text:span text:style-name="T19">bean</text:span><text:span text:style-name="T6">)</text:span></text:p>
      <text:p text:style-name="P27"><text:tab/>{</text:p>
      <text:p text:style-name="P27"><text:tab/><text:tab/></text:p>
      <text:p text:style-name="P25"><text:span text:style-name="T6"><text:tab/><text:tab/>SessionFactory </text:span><text:span text:style-name="T19">sx</text:span><text:span text:style-name="T6">= </text:span><text:span text:style-name="T1">new</text:span><text:span text:style-name="T6"> Configuration().configure().buildSessionFactory();</text:span></text:p>
      <text:p text:style-name="P25"><text:span text:style-name="T6"><text:tab/><text:tab/>Session </text:span><text:span text:style-name="T19">s</text:span><text:span text:style-name="T6">= </text:span><text:span text:style-name="T19">sx</text:span><text:span text:style-name="T6">.openSession();</text:span></text:p>
      <text:p text:style-name="P25"><text:span text:style-name="T6"><text:tab/><text:tab/>Transaction </text:span><text:span text:style-name="T19">tx</text:span><text:span text:style-name="T6">=</text:span><text:span text:style-name="T19">s</text:span><text:span text:style-name="T6">.beginTransaction();</text:span></text:p>
      <text:p text:style-name="P25"><text:span text:style-name="T6"><text:tab/><text:tab/></text:span><text:span text:style-name="T19">s</text:span><text:span text:style-name="T6">.save(</text:span><text:span text:style-name="T19">bean</text:span><text:span text:style-name="T6">);</text:span></text:p>
      <text:p text:style-name="P25"><text:span text:style-name="T6"><text:tab/><text:tab/></text:span><text:span text:style-name="T19">tx</text:span><text:span text:style-name="T6">.commit();</text:span></text:p>
      <text:p text:style-name="P27"><text:tab/><text:tab/></text:p>
      <text:p text:style-name="P25"><text:span text:style-name="T6"><text:tab/><text:tab/>System.</text:span><text:span text:style-name="T16">out</text:span><text:span text:style-name="T6">.println(</text:span><text:span text:style-name="T42">"Data Saved.."</text:span><text:span text:style-name="T6">);</text:span></text:p>
      <text:p text:style-name="P25"><text:span text:style-name="T6"><text:tab/><text:tab/></text:span><text:span text:style-name="T48">//Logic to save department</text:span></text:p>
      <text:p text:style-name="P27"><text:tab/></text:p>
      <text:p text:style-name="P25"><text:span text:style-name="T6"><text:tab/><text:tab/></text:span><text:span text:style-name="T1">return</text:span><text:span text:style-name="T6"> </text:span><text:span text:style-name="T1">true</text:span><text:span text:style-name="T6">;</text:span></text:p>
      <text:p text:style-name="P27"><text:tab/>}</text:p>
      <text:p text:style-name="P26"/>
      <text:p text:style-name="P27">}</text:p>
      <text:p text:style-name="P7"/>
      <text:p text:style-name="P7"/>
      <text:p text:style-name="P7">.....................................</text:p>
      <text:p text:style-name="P7"/>
      <text:p text:style-name="P7">Employee.java:</text:p>
      <text:p text:style-name="P7"/>
      <text:p text:style-name="P7"><text:span text:style-name="T4">package</text:span> com.dsrc.bean;</text:p>
      <text:p text:style-name="P26"/>
      <text:p text:style-name="P25"><text:span text:style-name="T1">public</text:span><text:span text:style-name="T6"> </text:span><text:span text:style-name="T1">class</text:span><text:span text:style-name="T6"> Employee {</text:span></text:p>
      <text:p text:style-name="P25"><text:span text:style-name="T6"><text:tab/></text:span><text:span text:style-name="T1">private</text:span><text:span text:style-name="T6"> </text:span><text:span text:style-name="T1">int</text:span><text:span text:style-name="T6"> </text:span><text:span text:style-name="T13">empno</text:span><text:span text:style-name="T6">;</text:span></text:p>
      <text:p text:style-name="P25"><text:span text:style-name="T6"><text:tab/></text:span><text:span text:style-name="T1">private</text:span><text:span text:style-name="T6"> String </text:span><text:span text:style-name="T13">name</text:span><text:span text:style-name="T6">;</text:span></text:p>
      <text:p text:style-name="P25"><text:span text:style-name="T6"><text:tab/></text:span><text:span text:style-name="T1">private</text:span><text:span text:style-name="T6"> String </text:span><text:span text:style-name="T13">city</text:span><text:span text:style-name="T6">;</text:span></text:p>
      <text:p text:style-name="P27"><text:tab/></text:p>
      <text:p text:style-name="P25"><text:span text:style-name="T6"><text:tab/></text:span><text:span text:style-name="T1">public</text:span><text:span text:style-name="T6"> Employee(){</text:span></text:p>
      <text:p text:style-name="P27"><text:tab/><text:tab/></text:p>
      <text:p text:style-name="P27"><text:tab/>}</text:p>
      <text:p text:style-name="P25"><text:span text:style-name="T6"><text:tab/></text:span><text:span text:style-name="T1">public</text:span><text:span text:style-name="T6"> Employee(</text:span><text:span text:style-name="T1">int</text:span><text:span text:style-name="T6"> </text:span><text:span text:style-name="T19">empno</text:span><text:span text:style-name="T6"> , String </text:span><text:span text:style-name="T19">name</text:span><text:span text:style-name="T6"> , String </text:span><text:span text:style-name="T19">city</text:span><text:span text:style-name="T6">)</text:span></text:p>
      <text:p text:style-name="P27"><text:tab/>{</text:p>
      <text:p text:style-name="P25"><text:span text:style-name="T6"><text:tab/><text:tab/> </text:span><text:span text:style-name="T1">this</text:span><text:span text:style-name="T6">.</text:span><text:span text:style-name="T13">empno</text:span><text:span text:style-name="T6">=</text:span><text:span text:style-name="T19">empno</text:span><text:span text:style-name="T6">;</text:span></text:p>
      <text:p text:style-name="P25"><text:span text:style-name="T6"><text:tab/><text:tab/> </text:span><text:span text:style-name="T1">this</text:span><text:span text:style-name="T6">.</text:span><text:span text:style-name="T13">name</text:span><text:span text:style-name="T6">=</text:span><text:span text:style-name="T19">name</text:span><text:span text:style-name="T6">;</text:span></text:p>
      <text:p text:style-name="P25"><text:span text:style-name="T6"><text:tab/><text:tab/> </text:span><text:span text:style-name="T1">this</text:span><text:span text:style-name="T6">.</text:span><text:span text:style-name="T13">city</text:span><text:span text:style-name="T6">=</text:span><text:span text:style-name="T19">city</text:span><text:span text:style-name="T6">;</text:span></text:p>
      <text:p text:style-name="P27"><text:tab/><text:tab/> </text:p>
      <text:p text:style-name="P27"><text:tab/>}</text:p>
      <text:p text:style-name="P25"><text:span text:style-name="T6"><text:tab/></text:span><text:span text:style-name="T1">public</text:span><text:span text:style-name="T6"> </text:span><text:span text:style-name="T1">int</text:span><text:span text:style-name="T6"> getEmpno() {</text:span></text:p>
      <text:p text:style-name="P25"><text:span text:style-name="T6"><text:tab/><text:tab/></text:span><text:span text:style-name="T1">return</text:span><text:span text:style-name="T6"> </text:span><text:span text:style-name="T13">empno</text:span><text:span text:style-name="T6">;</text:span></text:p>
      <text:p text:style-name="P27"><text:tab/>}</text:p>
      <text:p text:style-name="P25"><text:span text:style-name="T6"><text:tab/></text:span><text:span text:style-name="T1">public</text:span><text:span text:style-name="T6"> </text:span><text:span text:style-name="T1">void</text:span><text:span text:style-name="T6"> setEmpno(</text:span><text:span text:style-name="T1">int</text:span><text:span text:style-name="T6"> </text:span><text:span text:style-name="T19">empno</text:span><text:span text:style-name="T6">) {</text:span></text:p>
      <text:p text:style-name="P25"><text:span text:style-name="T6"><text:tab/><text:tab/></text:span><text:span text:style-name="T1">this</text:span><text:span text:style-name="T6">.</text:span><text:span text:style-name="T13">empno</text:span><text:span text:style-name="T6"> = </text:span><text:span text:style-name="T19">empno</text:span><text:span text:style-name="T6">;</text:span></text:p>
      <text:p text:style-name="P27"><text:tab/>}</text:p>
      <text:p text:style-name="P25"><text:span text:style-name="T6"><text:tab/></text:span><text:span text:style-name="T1">public</text:span><text:span text:style-name="T6"> String getName() {</text:span></text:p>
      <text:p text:style-name="P25"><text:span text:style-name="T6"><text:tab/><text:tab/></text:span><text:span text:style-name="T1">return</text:span><text:span text:style-name="T6"> </text:span><text:span text:style-name="T13">name</text:span><text:span text:style-name="T6">;</text:span></text:p>
      <text:p text:style-name="P27"><text:tab/>}</text:p>
      <text:p text:style-name="P25"><text:span text:style-name="T6"><text:tab/></text:span><text:span text:style-name="T1">public</text:span><text:span text:style-name="T6"> </text:span><text:span text:style-name="T1">void</text:span><text:span text:style-name="T6"> setName(String </text:span><text:span text:style-name="T19">name</text:span><text:span text:style-name="T6">) {</text:span></text:p>
      <text:p text:style-name="P25"><text:soft-page-break/><text:span text:style-name="T6"><text:tab/><text:tab/></text:span><text:span text:style-name="T1">this</text:span><text:span text:style-name="T6">.</text:span><text:span text:style-name="T13">name</text:span><text:span text:style-name="T6"> = </text:span><text:span text:style-name="T19">name</text:span><text:span text:style-name="T6">;</text:span></text:p>
      <text:p text:style-name="P27"><text:tab/>}</text:p>
      <text:p text:style-name="P25"><text:span text:style-name="T6"><text:tab/></text:span><text:span text:style-name="T1">public</text:span><text:span text:style-name="T6"> String getCity() {</text:span></text:p>
      <text:p text:style-name="P25"><text:span text:style-name="T6"><text:tab/><text:tab/></text:span><text:span text:style-name="T1">return</text:span><text:span text:style-name="T6"> </text:span><text:span text:style-name="T13">city</text:span><text:span text:style-name="T6">;</text:span></text:p>
      <text:p text:style-name="P27"><text:tab/>}</text:p>
      <text:p text:style-name="P25"><text:span text:style-name="T6"><text:tab/></text:span><text:span text:style-name="T1">public</text:span><text:span text:style-name="T6"> </text:span><text:span text:style-name="T1">void</text:span><text:span text:style-name="T6"> setCity(String </text:span><text:span text:style-name="T19">city</text:span><text:span text:style-name="T6">) {</text:span></text:p>
      <text:p text:style-name="P25"><text:span text:style-name="T6"><text:tab/><text:tab/></text:span><text:span text:style-name="T1">this</text:span><text:span text:style-name="T6">.</text:span><text:span text:style-name="T13">city</text:span><text:span text:style-name="T6"> = </text:span><text:span text:style-name="T19">city</text:span><text:span text:style-name="T6">;</text:span></text:p>
      <text:p text:style-name="P27"><text:tab/>}</text:p>
      <text:p text:style-name="P27"><text:tab/></text:p>
      <text:p text:style-name="P27">}</text:p>
      <text:p text:style-name="P7"/>
      <text:p text:style-name="P7">...............................</text:p>
      <text:p text:style-name="P7">employee.hbm.xml:</text:p>
      <text:p text:style-name="P7"/>
      <text:p text:style-name="P7"><text:span text:style-name="T26">&lt;?</text:span><text:span text:style-name="T31">xml</text:span> <text:span text:style-name="T36">version</text:span> = <text:span text:style-name="T44">"1.0"</text:span> <text:span text:style-name="T36">encoding</text:span> = <text:span text:style-name="T44">"utf-8"</text:span><text:span text:style-name="T26">?&gt;</text:span></text:p>
      <text:p text:style-name="P25"><text:span text:style-name="T27">&lt;!</text:span><text:span text:style-name="T32">DOCTYPE</text:span><text:span text:style-name="T35"> </text:span><text:span text:style-name="T27">hibernate-mapping</text:span><text:span text:style-name="T35"> </text:span><text:span text:style-name="T46">PUBLIC</text:span><text:span text:style-name="T35"> </text:span></text:p>
      <text:p text:style-name="P28">"-//Hibernate/Hibernate Mapping DTD//EN"</text:p>
      <text:p text:style-name="P25"><text:span text:style-name="T48">"http://www.hibernate.org/dtd/hibernate-mapping-3.0.dtd"</text:span><text:span text:style-name="T27">&gt;</text:span><text:span text:style-name="T6"> </text:span></text:p>
      <text:p text:style-name="P26"/>
      <text:p text:style-name="P25"><text:span text:style-name="T27">&lt;</text:span><text:span text:style-name="T32">hibernate-mapping</text:span><text:span text:style-name="T27">&gt;</text:span></text:p>
      <text:p text:style-name="P25"><text:span text:style-name="T6"><text:s text:c="3"/></text:span><text:span text:style-name="T27">&lt;</text:span><text:span text:style-name="T32">class</text:span><text:span text:style-name="T35"> </text:span><text:span text:style-name="T37">name</text:span><text:span text:style-name="T35"> </text:span><text:span text:style-name="T6">=</text:span><text:span text:style-name="T35"> </text:span><text:span text:style-name="T40">"com.dsrc.bean.Employee"</text:span><text:span text:style-name="T35"> </text:span><text:span text:style-name="T37">table</text:span><text:span text:style-name="T35"> </text:span><text:span text:style-name="T6">=</text:span><text:span text:style-name="T35"> </text:span><text:span text:style-name="T40">"Employee"</text:span><text:span text:style-name="T27">&gt;</text:span></text:p>
      <text:p text:style-name="P27"><text:s text:c="6"/></text:p>
      <text:p text:style-name="P25"><text:span text:style-name="T6"><text:s text:c="6"/></text:span><text:span text:style-name="T27">&lt;</text:span><text:span text:style-name="T32">meta</text:span><text:span text:style-name="T35"> </text:span><text:span text:style-name="T37">attribute</text:span><text:span text:style-name="T35"> </text:span><text:span text:style-name="T6">=</text:span><text:span text:style-name="T35"> </text:span><text:span text:style-name="T40">"class-description"</text:span><text:span text:style-name="T27">&gt;</text:span></text:p>
      <text:p text:style-name="P27"><text:s text:c="9"/>This class contains the employee detail. </text:p>
      <text:p text:style-name="P25"><text:span text:style-name="T6"><text:s text:c="6"/></text:span><text:span text:style-name="T27">&lt;/</text:span><text:span text:style-name="T32">meta</text:span><text:span text:style-name="T27">&gt;</text:span></text:p>
      <text:p text:style-name="P27"><text:s text:c="6"/></text:p>
      <text:p text:style-name="P25"><text:span text:style-name="T6"><text:s text:c="6"/></text:span><text:span text:style-name="T27">&lt;</text:span><text:span text:style-name="T32">id</text:span><text:span text:style-name="T35"> </text:span><text:span text:style-name="T37">name</text:span><text:span text:style-name="T35"> </text:span><text:span text:style-name="T6">=</text:span><text:span text:style-name="T35"> </text:span><text:span text:style-name="T40">"empno"</text:span><text:span text:style-name="T35"> </text:span><text:span text:style-name="T37">type</text:span><text:span text:style-name="T35"> </text:span><text:span text:style-name="T6">=</text:span><text:span text:style-name="T35"> </text:span><text:span text:style-name="T40">"int"</text:span><text:span text:style-name="T35"> </text:span><text:span text:style-name="T37">column</text:span><text:span text:style-name="T35"> </text:span><text:span text:style-name="T6">=</text:span><text:span text:style-name="T35"> </text:span><text:span text:style-name="T40">"EmpNO"</text:span><text:span text:style-name="T27">&gt;</text:span></text:p>
      <text:p text:style-name="P25"><text:span text:style-name="T6"><text:s text:c="9"/></text:span><text:span text:style-name="T27">&lt;</text:span><text:span text:style-name="T32">generator</text:span><text:span text:style-name="T35"> </text:span><text:span text:style-name="T37">class</text:span><text:span text:style-name="T6">=</text:span><text:span text:style-name="T40">"assigned"</text:span><text:span text:style-name="T27">/&gt;</text:span></text:p>
      <text:p text:style-name="P25"><text:span text:style-name="T6"><text:s text:c="6"/></text:span><text:span text:style-name="T27">&lt;/</text:span><text:span text:style-name="T32">id</text:span><text:span text:style-name="T27">&gt;</text:span></text:p>
      <text:p text:style-name="P27"><text:s text:c="6"/></text:p>
      <text:p text:style-name="P25"><text:span text:style-name="T6"><text:s text:c="6"/></text:span><text:span text:style-name="T27">&lt;</text:span><text:span text:style-name="T32">property</text:span><text:span text:style-name="T35"> </text:span><text:span text:style-name="T37">name</text:span><text:span text:style-name="T35"> </text:span><text:span text:style-name="T6">=</text:span><text:span text:style-name="T35"> </text:span><text:span text:style-name="T40">"name"</text:span><text:span text:style-name="T35"> </text:span><text:span text:style-name="T37">column</text:span><text:span text:style-name="T35"> </text:span><text:span text:style-name="T6">=</text:span><text:span text:style-name="T35"> </text:span><text:span text:style-name="T40">"Name"</text:span><text:span text:style-name="T35"> </text:span><text:span text:style-name="T37">type</text:span><text:span text:style-name="T35"> </text:span><text:span text:style-name="T6">=</text:span><text:span text:style-name="T35"> </text:span><text:span text:style-name="T40">"string"</text:span><text:span text:style-name="T27">/&gt;</text:span></text:p>
      <text:p text:style-name="P25"><text:span text:style-name="T6"><text:s text:c="6"/></text:span><text:span text:style-name="T27">&lt;</text:span><text:span text:style-name="T32">property</text:span><text:span text:style-name="T35"> </text:span><text:span text:style-name="T37">name</text:span><text:span text:style-name="T35"> </text:span><text:span text:style-name="T6">=</text:span><text:span text:style-name="T35"> </text:span><text:span text:style-name="T40">"city"</text:span><text:span text:style-name="T35"> </text:span><text:span text:style-name="T37">column</text:span><text:span text:style-name="T35"> </text:span><text:span text:style-name="T6">=</text:span><text:span text:style-name="T35"> </text:span><text:span text:style-name="T40">"City"</text:span><text:span text:style-name="T35"> </text:span><text:span text:style-name="T37">type</text:span><text:span text:style-name="T35"> </text:span><text:span text:style-name="T6">=</text:span><text:span text:style-name="T35"> </text:span><text:span text:style-name="T40">"string"</text:span><text:span text:style-name="T27">/&gt;</text:span></text:p>
      <text:p text:style-name="P27"><text:s text:c="6"/></text:p>
      <text:p text:style-name="P25"><text:span text:style-name="T6"><text:s text:c="3"/></text:span><text:span text:style-name="T27">&lt;/</text:span><text:span text:style-name="T32">class</text:span><text:span text:style-name="T27">&gt;</text:span></text:p>
      <text:p text:style-name="P7"><text:span text:style-name="T26">&lt;/</text:span><text:span text:style-name="T31">hibernate-mapping</text:span><text:span text:style-name="T26">&gt;</text:span></text:p>
      <text:p text:style-name="P19"/>
      <text:p text:style-name="P19">.......................</text:p>
      <text:p text:style-name="P7">hibernate.cfg.xml</text:p>
      <text:p text:style-name="P7"><text:span text:style-name="T26">&lt;?</text:span><text:span text:style-name="T31">xml</text:span> <text:span text:style-name="T36">version</text:span>=<text:span text:style-name="T44">"1.0"</text:span> <text:span text:style-name="T36">encoding</text:span>=<text:span text:style-name="T44">"UTF-8"</text:span><text:span text:style-name="T26">?&gt;</text:span></text:p>
      <text:p text:style-name="P25"><text:span text:style-name="T27">&lt;!</text:span><text:span text:style-name="T32">DOCTYPE</text:span><text:span text:style-name="T35"> </text:span><text:span text:style-name="T27">hibernate-configuration</text:span><text:span text:style-name="T35"> </text:span><text:span text:style-name="T46">PUBLIC</text:span><text:span text:style-name="T35"> <text:s/></text:span></text:p>
      <text:p text:style-name="P25"><text:span text:style-name="T35"><text:s text:c="10"/></text:span><text:span text:style-name="T27">"-//Hibernate/Hibernate Configuration DTD 3.0//EN"</text:span><text:span text:style-name="T35"> <text:s/></text:span></text:p>
      <text:p text:style-name="P25"><text:span text:style-name="T35"><text:s text:c="10"/></text:span><text:span text:style-name="T48">"http://hibernate.sourceforge.net/hibernate-configuration-3.0.dtd"</text:span><text:span text:style-name="T27">&gt;</text:span><text:span text:style-name="T6"> <text:s/></text:span></text:p>
      <text:p text:style-name="P27"><text:s text:c="2"/></text:p>
      <text:p text:style-name="P25"><text:span text:style-name="T27">&lt;</text:span><text:span text:style-name="T32">hibernate-configuration</text:span><text:span text:style-name="T27">&gt;</text:span><text:span text:style-name="T6"> <text:s/></text:span></text:p>
      <text:p text:style-name="P27"><text:s text:c="2"/></text:p>
      <text:p text:style-name="P25"><text:span text:style-name="T6"><text:s text:c="4"/></text:span><text:span text:style-name="T27">&lt;</text:span><text:span text:style-name="T32">session-factory</text:span><text:span text:style-name="T27">&gt;</text:span><text:span text:style-name="T6"> <text:s/></text:span></text:p>
      <text:p text:style-name="P25"><text:span text:style-name="T6"><text:s text:c="8"/></text:span><text:span text:style-name="T27">&lt;</text:span><text:span text:style-name="T32">property</text:span><text:span text:style-name="T35"> </text:span><text:span text:style-name="T37">name</text:span><text:span text:style-name="T6">=</text:span><text:span text:style-name="T40">"hbm2ddl.auto"</text:span><text:span text:style-name="T27">&gt;</text:span><text:span text:style-name="T6">update</text:span><text:span text:style-name="T27">&lt;/</text:span><text:span text:style-name="T32">property</text:span><text:span text:style-name="T27">&gt;</text:span><text:span text:style-name="T6"> <text:s/></text:span></text:p>
      <text:p text:style-name="P25"><text:span text:style-name="T6"><text:s text:c="8"/></text:span><text:span text:style-name="T27">&lt;</text:span><text:span text:style-name="T32">property</text:span><text:span text:style-name="T35"> </text:span><text:span text:style-name="T37">name</text:span><text:span text:style-name="T6">=</text:span><text:span text:style-name="T40">"dialect"</text:span><text:span text:style-name="T27">&gt;</text:span><text:span text:style-name="T6">org.hibernate.dialect.MySQLDialect</text:span><text:span text:style-name="T27">&lt;/</text:span><text:span text:style-name="T32">property</text:span><text:span text:style-name="T27">&gt;</text:span><text:span text:style-name="T6"> <text:s/></text:span></text:p>
      <text:p text:style-name="P25"><text:span text:style-name="T6"><text:s text:c="7"/></text:span><text:span text:style-name="T27">&lt;</text:span><text:span text:style-name="T32">property</text:span><text:span text:style-name="T35"> </text:span><text:span text:style-name="T37">name</text:span><text:span text:style-name="T6">=</text:span><text:span text:style-name="T40">"connection.url"</text:span><text:span text:style-name="T27">&gt;</text:span><text:span text:style-name="T6">jdbc:mysql://</text:span><text:span text:style-name="T9">localhost</text:span><text:span text:style-name="T6">:3306/</text:span><text:span text:style-name="T9">myhibernate</text:span><text:span text:style-name="T27">&lt;/</text:span><text:span text:style-name="T32">property</text:span><text:span text:style-name="T27">&gt;</text:span><text:span text:style-name="T6"> <text:s text:c="3"/></text:span></text:p>
      <text:p text:style-name="P25"><text:span text:style-name="T6"><text:s text:c="8"/></text:span><text:span text:style-name="T27">&lt;</text:span><text:span text:style-name="T32">property</text:span><text:span text:style-name="T35"> </text:span><text:span text:style-name="T37">name</text:span><text:span text:style-name="T6">=</text:span><text:span text:style-name="T40">"connection.username"</text:span><text:span text:style-name="T27">&gt;</text:span><text:span text:style-name="T6">root</text:span><text:span text:style-name="T27">&lt;/</text:span><text:span text:style-name="T32">property</text:span><text:span text:style-name="T27">&gt;</text:span><text:span text:style-name="T6"> <text:s/></text:span></text:p>
      <text:p text:style-name="P25"><text:span text:style-name="T6"><text:s text:c="8"/></text:span><text:span text:style-name="T27">&lt;</text:span><text:span text:style-name="T32">property</text:span><text:span text:style-name="T35"> </text:span><text:span text:style-name="T37">name</text:span><text:span text:style-name="T6">=</text:span><text:span text:style-name="T40">"connection.password"</text:span><text:span text:style-name="T27">&gt;</text:span><text:span text:style-name="T9">dsrc</text:span><text:span text:style-name="T27">&lt;/</text:span><text:span text:style-name="T32">property</text:span><text:span text:style-name="T27">&gt;</text:span><text:span text:style-name="T6"> <text:s/></text:span></text:p>
      <text:p text:style-name="P25"><text:span text:style-name="T6"><text:s text:c="8"/></text:span><text:span text:style-name="T27">&lt;</text:span><text:span text:style-name="T32">property</text:span><text:span text:style-name="T35"> </text:span><text:span text:style-name="T37">name</text:span><text:span text:style-name="T6">=</text:span><text:span text:style-name="T40">"connection.driver_class"</text:span><text:span text:style-name="T27">&gt;</text:span><text:span text:style-name="T6">com.mysql.jdbc.Driver</text:span><text:span text:style-name="T27">&lt;/</text:span><text:span text:style-name="T32">property</text:span><text:span text:style-name="T27">&gt;</text:span><text:span text:style-name="T6"> <text:s/></text:span></text:p>
      <text:p text:style-name="P25"><text:span text:style-name="T6"><text:s text:c="5"/><text:tab/></text:span><text:span text:style-name="T27">&lt;</text:span><text:span text:style-name="T32">mapping</text:span><text:span text:style-name="T35"> </text:span><text:span text:style-name="T37">resource</text:span><text:span text:style-name="T6">=</text:span><text:span text:style-name="T40">"employee.hbm.xml"</text:span><text:span text:style-name="T27">&gt;&lt;/</text:span><text:span text:style-name="T32">mapping</text:span><text:span text:style-name="T27">&gt;</text:span><text:span text:style-name="T6"> <text:s text:c="2"/></text:span></text:p>
      <text:p text:style-name="P25"><text:span text:style-name="T6"><text:s text:c="6"/></text:span><text:span text:style-name="T27">&lt;/</text:span><text:span text:style-name="T32">session-factory</text:span><text:span text:style-name="T27">&gt;</text:span><text:span text:style-name="T6"> <text:s/></text:span></text:p>
      <text:p text:style-name="P7"><text:span text:style-name="T26">&lt;/</text:span><text:span text:style-name="T31">hibernate-configuration</text:span><text:span text:style-name="T26">&gt;</text:span></text:p>
      <text:p text:style-name="P37">..............</text:p>
      <text:p text:style-name="P19"/>
      <text:p text:style-name="P7"><text:soft-page-break/></text:p>
      <text:p text:style-name="P8">4.</text:p>
      <text:p text:style-name="P23">Create a hibernate application persist the department details accepting from the user.</text:p>
      <text:p text:style-name="P30"> </text:p>
      <text:p text:style-name="P29">Task:</text:p>
      <text:p text:style-name="P29">Read DeptNo , Name and Location from the user using scanner and save to database.</text:p>
      <text:p text:style-name="P30"> </text:p>
      <text:p text:style-name="P29">The MainMenu Should look like the following</text:p>
      <text:p text:style-name="P29">Task : Create a database named myhibernate in MySQL and run the SQLQuery Attached.</text:p>
      <text:p text:style-name="P8"/>
      <text:p text:style-name="P8"/>
      <text:p text:style-name="P8">Qn:</text:p>
      <text:p text:style-name="P8">Create a <text:span text:style-name="T53">hibernate</text:span> application persist the department details accepting from the user.</text:p>
      <text:p text:style-name="P26"/>
      <text:p text:style-name="P26">Task:</text:p>
      <text:p text:style-name="P26"><text:tab/><text:tab/>Read DeptNo , Name and Location from the user using scanner and save to database.</text:p>
      <text:p text:style-name="P26"><text:tab/><text:tab/></text:p>
      <text:p text:style-name="P26">The MainMenu Should look like the following</text:p>
      <text:p text:style-name="P26"/>
      <text:p text:style-name="P26">DEPARTMENT MGMT</text:p>
      <text:p text:style-name="P26">-------------</text:p>
      <text:p text:style-name="P26">1. Enter Data</text:p>
      <text:p text:style-name="P26">2. Exit</text:p>
      <text:p text:style-name="P26">Enter your choice(1/2):</text:p>
      <text:p text:style-name="P26"/>
      <text:p text:style-name="P26">If 1 is entered </text:p>
      <text:p text:style-name="P26"/>
      <text:p text:style-name="P26">Enter DeptNo: 102</text:p>
      <text:p text:style-name="P26">Enter DeptName : Sales</text:p>
      <text:p text:style-name="P25"><text:span text:style-name="T35">Enter Location :</text:span><text:span text:style-name="T9">China</text:span></text:p>
      <text:p text:style-name="P26"/>
      <text:p text:style-name="P26">..Data Saved ...</text:p>
      <text:p text:style-name="P26">Enter your choice(1/2):</text:p>
      <text:p text:style-name="P26"/>
      <text:p text:style-name="P25"><text:span text:style-name="T35">if 2 end the </text:span><text:span text:style-name="T9">appication</text:span><text:span text:style-name="T35">.<text:tab/><text:tab/></text:span></text:p>
      <text:p text:style-name="P26"/>
      <text:p text:style-name="P25"><text:span text:style-name="T35">Task : Create a database named </text:span><text:span text:style-name="T9">myhibernate</text:span><text:span text:style-name="T35"> in MySQL and run the SQLQuery Attached.</text:span></text:p>
      <text:p text:style-name="P26"/>
      <text:p text:style-name="P26">Tasks:</text:p>
      <text:p text:style-name="P26">1.Create a bean class Named Department inside com.dsrc.bean package</text:p>
      <text:p text:style-name="P26">2.Create these private variables</text:p>
      <text:p text:style-name="P26"/>
      <text:p text:style-name="P25"><text:span text:style-name="T35"><text:tab/><text:tab/></text:span><text:span text:style-name="T9">int</text:span><text:span text:style-name="T35"> </text:span><text:span text:style-name="T9">deptno</text:span><text:span text:style-name="T35"> , string </text:span><text:span text:style-name="T9">deptname</text:span><text:span text:style-name="T35"> , string location.</text:span></text:p>
      <text:p text:style-name="P26"><text:tab/><text:tab/></text:p>
      <text:p text:style-name="P26">3. Create the getters and setters.</text:p>
      <text:p text:style-name="P25"><text:span text:style-name="T35">4. Create the </text:span><text:span text:style-name="T9">hibernate</text:span><text:span text:style-name="T35"> configuration file in </text:span><text:span text:style-name="T9">src</text:span><text:span text:style-name="T35"> named hibernate.cfg.xml</text:span></text:p>
      <text:p text:style-name="P26"/>
      <text:p text:style-name="P26">sample Configuration</text:p>
      <text:p text:style-name="P26">-----------------</text:p>
      <text:p text:style-name="P25"><text:span text:style-name="T35">&lt;?</text:span><text:span text:style-name="T9">xml</text:span><text:span text:style-name="T35"> version="1.0" encoding="UTF-8"?&gt;</text:span></text:p>
      <text:p text:style-name="P25"><text:span text:style-name="T35">&lt;!DOCTYPE </text:span><text:span text:style-name="T9">hibernate</text:span><text:span text:style-name="T35">-configuration PUBLIC <text:s/></text:span></text:p>
      <text:p text:style-name="P25"><text:span text:style-name="T35"><text:s text:c="10"/>"-//</text:span><text:span text:style-name="T9">Hibernate</text:span><text:span text:style-name="T35">/</text:span><text:span text:style-name="T9">Hibernate</text:span><text:span text:style-name="T35"> Configuration DTD 3.0//EN" <text:s/></text:span></text:p>
      <text:p text:style-name="P26"><text:s text:c="10"/>"http://hibernate.sourceforge.net/hibernate-configuration-3.0.dtd"&gt; <text:s/></text:p>
      <text:p text:style-name="P26"><text:s text:c="2"/></text:p>
      <text:p text:style-name="P26">&lt;hibernate-configuration&gt; <text:s/></text:p>
      <text:p text:style-name="P26"><text:soft-page-break/><text:s text:c="2"/></text:p>
      <text:p text:style-name="P26"><text:s text:c="4"/>&lt;session-factory&gt; <text:s/></text:p>
      <text:p text:style-name="P26"><text:s text:c="8"/>&lt;property name="hbm2ddl.auto"&gt;update&lt;/property&gt; <text:s/></text:p>
      <text:p text:style-name="P26"><text:s text:c="8"/>&lt;property name="dialect"&gt;org.hibernate.dialect.MySQLDialect&lt;/property&gt; <text:s/></text:p>
      <text:p text:style-name="P25"><text:span text:style-name="T35"><text:s text:c="8"/>&lt;property name="connection.url"&gt;jdbc:mysql://</text:span><text:span text:style-name="T9">localhost</text:span><text:span text:style-name="T35">:3306/</text:span><text:span text:style-name="T9">nivi</text:span><text:span text:style-name="T35">&lt;/property&gt; <text:s/></text:span></text:p>
      <text:p text:style-name="P26"><text:s text:c="8"/>&lt;property name="connection.username"&gt;root&lt;/property&gt; <text:s/></text:p>
      <text:p text:style-name="P25"><text:span text:style-name="T35"><text:s text:c="8"/>&lt;property name="connection.password"&gt;</text:span><text:span text:style-name="T9">dsrc</text:span><text:span text:style-name="T35">&lt;/property&gt; <text:s/></text:span></text:p>
      <text:p text:style-name="P26"><text:s text:c="8"/>&lt;property name="connection.driver_class"&gt;com.mysql.jdbc.Driver&lt;/property&gt; <text:s/></text:p>
      <text:p text:style-name="P26"><text:s text:c="5"/>&lt;mapping resource="employee.hbm.xml"/&gt; <text:s text:c="2"/></text:p>
      <text:p text:style-name="P26"><text:s text:c="6"/>&lt;/session-factory&gt; <text:s/></text:p>
      <text:p text:style-name="P26"><text:s text:c="2"/></text:p>
      <text:p text:style-name="P26">&lt;/hibernate-configuration&gt; <text:s/></text:p>
      <text:p text:style-name="P26"/>
      <text:p text:style-name="P25"><text:span text:style-name="T35">5. Create </text:span><text:span text:style-name="T9">hibernate</text:span><text:span text:style-name="T35"> mapping file in </text:span><text:span text:style-name="T9">src</text:span><text:span text:style-name="T35"> named department.hbm.xml</text:span></text:p>
      <text:p text:style-name="P26"/>
      <text:p text:style-name="P26">Sample Mapping</text:p>
      <text:p text:style-name="P26">------------------</text:p>
      <text:p text:style-name="P25"><text:span text:style-name="T35">&lt;?</text:span><text:span text:style-name="T9">xml</text:span><text:span text:style-name="T35"> version="1.0" encoding="UTF-8"?&gt;</text:span></text:p>
      <text:p text:style-name="P25"><text:span text:style-name="T35">&lt;!DOCTYPE </text:span><text:span text:style-name="T9">hibernate</text:span><text:span text:style-name="T35">-mapping PUBLIC <text:s/></text:span></text:p>
      <text:p text:style-name="P25"><text:span text:style-name="T35"><text:s/>"-//</text:span><text:span text:style-name="T9">Hibernate</text:span><text:span text:style-name="T35">/</text:span><text:span text:style-name="T9">Hibernate</text:span><text:span text:style-name="T35"> Mapping DTD 3.0//EN" <text:s/></text:span></text:p>
      <text:p text:style-name="P26"><text:s/>"http://hibernate.sourceforge.net/hibernate-mapping-3.0.dtd"&gt; <text:s/></text:p>
      <text:p text:style-name="P26"><text:s text:c="2"/></text:p>
      <text:p text:style-name="P26"><text:s/>&lt;hibernate-mapping&gt; <text:s/></text:p>
      <text:p text:style-name="P26"><text:s text:c="2"/>&lt;class name="com.dsrc.model.Employee" table="Employee"&gt; <text:s/></text:p>
      <text:p text:style-name="P25"><text:span text:style-name="T35"><text:s text:c="4"/>&lt;id name="</text:span><text:span text:style-name="T9">empid</text:span><text:span text:style-name="T35">"&gt; <text:s/></text:span></text:p>
      <text:p text:style-name="P26"><text:s text:c="5"/>&lt;generator class="assigned"&gt;&lt;/generator&gt; <text:s/></text:p>
      <text:p text:style-name="P26"><text:s text:c="4"/>&lt;/id&gt; <text:s text:c="13"/></text:p>
      <text:p text:style-name="P25"><text:span text:style-name="T35"><text:s text:c="4"/>&lt;property name="</text:span><text:span text:style-name="T9">firstname</text:span><text:span text:style-name="T35">"&gt;&lt;/property&gt; <text:s/></text:span></text:p>
      <text:p text:style-name="P25"><text:span text:style-name="T35"><text:s text:c="4"/>&lt;property name="</text:span><text:span text:style-name="T9">lastname</text:span><text:span text:style-name="T35">"&gt;&lt;/property&gt; <text:s/></text:span></text:p>
      <text:p text:style-name="P26"><text:s text:c="2"/>&lt;/class&gt; <text:s text:c="7"/></text:p>
      <text:p text:style-name="P26"><text:s/>&lt;/hibernate-mapping&gt; <text:s/></text:p>
      <text:p text:style-name="P26"/>
      <text:p text:style-name="P26">6. Add the required jar files.</text:p>
      <text:p text:style-name="P26">7. Add the following code implementations in MyMain class main method.</text:p>
      <text:p text:style-name="P26"><text:tab/> a) Load the Configuration File using Configuration class.</text:p>
      <text:p text:style-name="P26"><text:tab/> b) Create a session and transaction.</text:p>
      <text:p text:style-name="P26"><text:tab/> c) Begin the transaction</text:p>
      <text:p text:style-name="P26"><text:tab/> d) <text:s/>Read the values from user and assign to bean object.</text:p>
      <text:p text:style-name="P26"><text:tab/> e) Call the methods to save the value.</text:p>
      <text:p text:style-name="P26"><text:tab/> f) Close all the objects</text:p>
      <text:p text:style-name="P26"><text:tab/> g)System.out.println("Done...") as last line.. run the application</text:p>
      <text:p text:style-name="P26"><text:tab/> f) Verify the data in the database MySQL.</text:p>
      <text:p text:style-name="P26"><text:tab/> <text:s/></text:p>
      <text:p text:style-name="P26"><text:tab/><text:tab/></text:p>
      <text:p text:style-name="P8"><text:tab/></text:p>
      <text:p text:style-name="P8">.............</text:p>
      <text:p text:style-name="P8">sql query :</text:p>
      <text:p text:style-name="P8">use <text:span text:style-name="T53">myhibernate</text:span>;</text:p>
      <text:p text:style-name="P26"/>
      <text:p text:style-name="P26">create table Department</text:p>
      <text:p text:style-name="P26">(</text:p>
      <text:p text:style-name="P25"><text:span text:style-name="T35"><text:tab/>DeptNo </text:span><text:span text:style-name="T9">int</text:span><text:span text:style-name="T35">,</text:span></text:p>
      <text:p text:style-name="P25"><text:span text:style-name="T35"><text:tab/>DeptName </text:span><text:span text:style-name="T9">varchar</text:span><text:span text:style-name="T35">(20),</text:span></text:p>
      <text:p text:style-name="P25"><text:span text:style-name="T35"><text:tab/>Location </text:span><text:span text:style-name="T9">varchar</text:span><text:span text:style-name="T35">(20)</text:span></text:p>
      <text:p text:style-name="P24">);</text:p>
      <text:p text:style-name="P8">.....</text:p>
      <text:p text:style-name="P8"/>
      <text:p text:style-name="P8"/>
      <text:p text:style-name="P8"><text:soft-page-break/></text:p>
      <text:p text:style-name="P8"/>
      <text:p text:style-name="P8">MyMain.java</text:p>
      <text:p text:style-name="P8"/>
      <text:p text:style-name="P8"/>
      <text:p text:style-name="P25"><text:span text:style-name="T1">package</text:span><text:span text:style-name="T6"> </text:span><text:span text:style-name="T9">com.dsrc</text:span><text:span text:style-name="T6">;</text:span></text:p>
      <text:p text:style-name="P25"><text:span text:style-name="T1">import</text:span><text:span text:style-name="T6"> java.util.Scanner;</text:span></text:p>
      <text:p text:style-name="P26"/>
      <text:p text:style-name="P25"><text:span text:style-name="T1">import</text:span><text:span text:style-name="T6"> org.hibernate.Session;</text:span></text:p>
      <text:p text:style-name="P25"><text:span text:style-name="T1">import</text:span><text:span text:style-name="T6"> org.hibernate.SessionFactory;</text:span></text:p>
      <text:p text:style-name="P25"><text:span text:style-name="T1">import</text:span><text:span text:style-name="T6"> org.hibernate.Transaction;</text:span></text:p>
      <text:p text:style-name="P25"><text:span text:style-name="T1">import</text:span><text:span text:style-name="T6"> org.hibernate.cfg.Configuration;</text:span></text:p>
      <text:p text:style-name="P26"/>
      <text:p text:style-name="P25"><text:span text:style-name="T1">import</text:span><text:span text:style-name="T6"> </text:span><text:span text:style-name="T9">com.dsrc.bean.Department</text:span><text:span text:style-name="T6">;</text:span></text:p>
      <text:p text:style-name="P25"><text:span text:style-name="T1">import</text:span><text:span text:style-name="T6"> com.dsrc.util.UserCode;</text:span></text:p>
      <text:p text:style-name="P26"/>
      <text:p text:style-name="P25"><text:span text:style-name="T1">public</text:span><text:span text:style-name="T6"> </text:span><text:span text:style-name="T1">class</text:span><text:span text:style-name="T6"> </text:span><text:span text:style-name="T9">MyMain</text:span><text:span text:style-name="T6"> {</text:span></text:p>
      <text:p text:style-name="P26"/>
      <text:p text:style-name="P26"/>
      <text:p text:style-name="P25"><text:span text:style-name="T6"><text:tab/></text:span><text:span text:style-name="T1">public</text:span><text:span text:style-name="T6"> </text:span><text:span text:style-name="T1">static</text:span><text:span text:style-name="T6"> </text:span><text:span text:style-name="T1">void</text:span><text:span text:style-name="T6"> main(String[] args) {</text:span></text:p>
      <text:p text:style-name="P25"><text:span text:style-name="T6"><text:tab/><text:tab/>Scanner sc=</text:span><text:span text:style-name="T1">new</text:span><text:span text:style-name="T6"> Scanner(System.in);</text:span></text:p>
      <text:p text:style-name="P25"><text:span text:style-name="T6"><text:tab/><text:tab/>System.out.println(</text:span><text:span text:style-name="T42">"1. Enter Data"</text:span><text:span text:style-name="T6">);</text:span></text:p>
      <text:p text:style-name="P25"><text:span text:style-name="T6"><text:tab/><text:tab/>System.out.println(</text:span><text:span text:style-name="T42">"2. Exit"</text:span><text:span text:style-name="T6">);</text:span></text:p>
      <text:p text:style-name="P27"><text:tab/><text:tab/></text:p>
      <text:p text:style-name="P25"><text:span text:style-name="T6"><text:tab/><text:tab/>System.out.println(</text:span><text:span text:style-name="T42">"enter your choice(1/2)"</text:span><text:span text:style-name="T6">);</text:span></text:p>
      <text:p text:style-name="P27"><text:tab/><text:tab/></text:p>
      <text:p text:style-name="P25"><text:span text:style-name="T6"><text:tab/><text:tab/></text:span><text:span text:style-name="T1">int</text:span><text:span text:style-name="T6"> choice=sc.nextInt();</text:span></text:p>
      <text:p text:style-name="P25"><text:span text:style-name="T6"><text:tab/><text:tab/></text:span><text:span text:style-name="T1">switch</text:span><text:span text:style-name="T6">(choice)</text:span></text:p>
      <text:p text:style-name="P27"><text:tab/><text:tab/>{</text:p>
      <text:p text:style-name="P25"><text:span text:style-name="T6"><text:tab/><text:tab/></text:span><text:span text:style-name="T1">case</text:span><text:span text:style-name="T6"> 1:</text:span></text:p>
      <text:p text:style-name="P27"><text:tab/><text:tab/><text:tab/></text:p>
      <text:p text:style-name="P25"><text:span text:style-name="T6"><text:tab/><text:tab/><text:tab/></text:span><text:span text:style-name="T1">int</text:span><text:span text:style-name="T6"> deptno=sc.nextInt();</text:span></text:p>
      <text:p text:style-name="P27"><text:tab/><text:tab/><text:tab/>String deptname=sc.next();</text:p>
      <text:p text:style-name="P27"><text:tab/><text:tab/><text:tab/>String location=sc.next();</text:p>
      <text:p text:style-name="P25"><text:span text:style-name="T6"><text:tab/><text:tab/><text:tab/>Department d= </text:span><text:span text:style-name="T1">new</text:span><text:span text:style-name="T6"> Department(deptno, deptname, location);</text:span></text:p>
      <text:p text:style-name="P25"><text:span text:style-name="T6"><text:tab/><text:tab/><text:tab/>UserCode uc= </text:span><text:span text:style-name="T1">new</text:span><text:span text:style-name="T6"> UserCode();</text:span></text:p>
      <text:p text:style-name="P25"><text:span text:style-name="T6"><text:tab/><text:tab/><text:tab/></text:span><text:span text:style-name="T1">boolean</text:span><text:span text:style-name="T6"> b=uc.saveDepartment(d);</text:span></text:p>
      <text:p text:style-name="P27"><text:tab/><text:tab/><text:tab/></text:p>
      <text:p text:style-name="P25"><text:span text:style-name="T6"><text:tab/><text:tab/><text:tab/></text:span><text:span text:style-name="T1">break</text:span><text:span text:style-name="T6">;</text:span></text:p>
      <text:p text:style-name="P27"><text:tab/><text:tab/><text:tab/></text:p>
      <text:p text:style-name="P25"><text:span text:style-name="T6"><text:tab/><text:tab/></text:span><text:span text:style-name="T1">case</text:span><text:span text:style-name="T6"> 2:</text:span></text:p>
      <text:p text:style-name="P27"><text:tab/><text:tab/><text:tab/>System.exit(0);</text:p>
      <text:p text:style-name="P25"><text:span text:style-name="T6"><text:tab/><text:tab/><text:tab/></text:span><text:span text:style-name="T1">break</text:span><text:span text:style-name="T6">;</text:span></text:p>
      <text:p text:style-name="P27"><text:tab/><text:tab/>}</text:p>
      <text:p text:style-name="P27"><text:tab/>}</text:p>
      <text:p text:style-name="P26"/>
      <text:p text:style-name="P25"><text:span text:style-name="T6"><text:tab/></text:span><text:span text:style-name="T1">public</text:span><text:span text:style-name="T6"> </text:span><text:span text:style-name="T1">void</text:span><text:span text:style-name="T6"> saveDepartment(Department d) {</text:span></text:p>
      <text:p text:style-name="P25"><text:span text:style-name="T6"><text:tab/><text:tab/></text:span><text:span text:style-name="T48">// </text:span><text:span text:style-name="T52">TODO</text:span><text:span text:style-name="T48"> Auto-generated method stub</text:span></text:p>
      <text:p text:style-name="P27"><text:tab/><text:tab/></text:p>
      <text:p text:style-name="P27"><text:tab/></text:p>
      <text:p text:style-name="P27"><text:tab/><text:tab/></text:p>
      <text:p text:style-name="P27"><text:tab/>}</text:p>
      <text:p text:style-name="P26"/>
      <text:p text:style-name="P8">}</text:p>
      <text:p text:style-name="P8">................</text:p>
      <text:p text:style-name="P8"/>
      <text:p text:style-name="P8"/>
      <text:p text:style-name="P8">Department.java</text:p>
      <text:p text:style-name="P8"><text:soft-page-break/></text:p>
      <text:p text:style-name="P8"><text:span text:style-name="T4">package</text:span> com.dsrc.bean;</text:p>
      <text:p text:style-name="P26"/>
      <text:p text:style-name="P25"><text:span text:style-name="T1">public</text:span><text:span text:style-name="T6"> </text:span><text:span text:style-name="T1">class</text:span><text:span text:style-name="T6"> Department {</text:span></text:p>
      <text:p text:style-name="P25"><text:span text:style-name="T6"><text:tab/></text:span><text:span text:style-name="T1">private</text:span><text:span text:style-name="T6"> </text:span><text:span text:style-name="T1">int</text:span><text:span text:style-name="T6"> </text:span><text:span text:style-name="T13">deptno</text:span><text:span text:style-name="T6">;</text:span></text:p>
      <text:p text:style-name="P25"><text:span text:style-name="T6"><text:tab/></text:span><text:span text:style-name="T1">private</text:span><text:span text:style-name="T6"> String </text:span><text:span text:style-name="T13">deptname</text:span><text:span text:style-name="T6">;</text:span></text:p>
      <text:p text:style-name="P25"><text:span text:style-name="T6"><text:tab/></text:span><text:span text:style-name="T1">private</text:span><text:span text:style-name="T6"> String </text:span><text:span text:style-name="T13">location</text:span><text:span text:style-name="T6">;</text:span></text:p>
      <text:p text:style-name="P27"><text:tab/></text:p>
      <text:p text:style-name="P25"><text:span text:style-name="T6"><text:tab/></text:span><text:span text:style-name="T1">public</text:span><text:span text:style-name="T6"> Department(){</text:span></text:p>
      <text:p text:style-name="P27"><text:tab/><text:tab/></text:p>
      <text:p text:style-name="P27"><text:tab/>}</text:p>
      <text:p text:style-name="P27"><text:tab/></text:p>
      <text:p text:style-name="P25"><text:span text:style-name="T6"><text:tab/></text:span><text:span text:style-name="T1">public</text:span><text:span text:style-name="T6"> Department(</text:span><text:span text:style-name="T1">int</text:span><text:span text:style-name="T6"> </text:span><text:span text:style-name="T19">deptno</text:span><text:span text:style-name="T6">, String </text:span><text:span text:style-name="T19">deptname</text:span><text:span text:style-name="T6">, String </text:span><text:span text:style-name="T19">location</text:span><text:span text:style-name="T6">)</text:span></text:p>
      <text:p text:style-name="P27"><text:tab/>{</text:p>
      <text:p text:style-name="P25"><text:span text:style-name="T6"><text:tab/><text:tab/></text:span><text:span text:style-name="T1">this</text:span><text:span text:style-name="T6">.</text:span><text:span text:style-name="T13">deptno</text:span><text:span text:style-name="T6">=</text:span><text:span text:style-name="T19">deptno</text:span><text:span text:style-name="T6">;</text:span></text:p>
      <text:p text:style-name="P25"><text:span text:style-name="T6"><text:tab/><text:tab/></text:span><text:span text:style-name="T1">this</text:span><text:span text:style-name="T6">.</text:span><text:span text:style-name="T13">deptname</text:span><text:span text:style-name="T6">=</text:span><text:span text:style-name="T19">deptname</text:span><text:span text:style-name="T6">;</text:span></text:p>
      <text:p text:style-name="P25"><text:span text:style-name="T6"><text:tab/><text:tab/></text:span><text:span text:style-name="T1">this</text:span><text:span text:style-name="T6">.</text:span><text:span text:style-name="T13">location</text:span><text:span text:style-name="T6">=</text:span><text:span text:style-name="T19">location</text:span><text:span text:style-name="T6">;</text:span></text:p>
      <text:p text:style-name="P27"><text:tab/><text:tab/></text:p>
      <text:p text:style-name="P27"><text:tab/>}</text:p>
      <text:p text:style-name="P26"/>
      <text:p text:style-name="P25"><text:span text:style-name="T6"><text:tab/></text:span><text:span text:style-name="T1">public</text:span><text:span text:style-name="T6"> </text:span><text:span text:style-name="T1">int</text:span><text:span text:style-name="T6"> getDeptno() {</text:span></text:p>
      <text:p text:style-name="P25"><text:span text:style-name="T6"><text:tab/><text:tab/></text:span><text:span text:style-name="T1">return</text:span><text:span text:style-name="T6"> </text:span><text:span text:style-name="T13">deptno</text:span><text:span text:style-name="T6">;</text:span></text:p>
      <text:p text:style-name="P27"><text:tab/>}</text:p>
      <text:p text:style-name="P26"/>
      <text:p text:style-name="P25"><text:span text:style-name="T6"><text:tab/></text:span><text:span text:style-name="T1">public</text:span><text:span text:style-name="T6"> </text:span><text:span text:style-name="T1">void</text:span><text:span text:style-name="T6"> setDeptno(</text:span><text:span text:style-name="T1">int</text:span><text:span text:style-name="T6"> </text:span><text:span text:style-name="T19">deptno</text:span><text:span text:style-name="T6">) {</text:span></text:p>
      <text:p text:style-name="P25"><text:span text:style-name="T6"><text:tab/><text:tab/></text:span><text:span text:style-name="T1">this</text:span><text:span text:style-name="T6">.</text:span><text:span text:style-name="T13">deptno</text:span><text:span text:style-name="T6"> = </text:span><text:span text:style-name="T19">deptno</text:span><text:span text:style-name="T6">;</text:span></text:p>
      <text:p text:style-name="P27"><text:tab/>}</text:p>
      <text:p text:style-name="P26"/>
      <text:p text:style-name="P25"><text:span text:style-name="T6"><text:tab/></text:span><text:span text:style-name="T1">public</text:span><text:span text:style-name="T6"> String getDeptname() {</text:span></text:p>
      <text:p text:style-name="P25"><text:span text:style-name="T6"><text:tab/><text:tab/></text:span><text:span text:style-name="T1">return</text:span><text:span text:style-name="T6"> </text:span><text:span text:style-name="T13">deptname</text:span><text:span text:style-name="T6">;</text:span></text:p>
      <text:p text:style-name="P27"><text:tab/>}</text:p>
      <text:p text:style-name="P26"/>
      <text:p text:style-name="P25"><text:span text:style-name="T6"><text:tab/></text:span><text:span text:style-name="T1">public</text:span><text:span text:style-name="T6"> </text:span><text:span text:style-name="T1">void</text:span><text:span text:style-name="T6"> setDeptname(String </text:span><text:span text:style-name="T19">deptname</text:span><text:span text:style-name="T6">) {</text:span></text:p>
      <text:p text:style-name="P25"><text:span text:style-name="T6"><text:tab/><text:tab/></text:span><text:span text:style-name="T1">this</text:span><text:span text:style-name="T6">.</text:span><text:span text:style-name="T13">deptname</text:span><text:span text:style-name="T6"> = </text:span><text:span text:style-name="T19">deptname</text:span><text:span text:style-name="T6">;</text:span></text:p>
      <text:p text:style-name="P27"><text:tab/>}</text:p>
      <text:p text:style-name="P26"/>
      <text:p text:style-name="P25"><text:span text:style-name="T6"><text:tab/></text:span><text:span text:style-name="T1">public</text:span><text:span text:style-name="T6"> String getLocation() {</text:span></text:p>
      <text:p text:style-name="P25"><text:span text:style-name="T6"><text:tab/><text:tab/></text:span><text:span text:style-name="T1">return</text:span><text:span text:style-name="T6"> </text:span><text:span text:style-name="T13">location</text:span><text:span text:style-name="T6">;</text:span></text:p>
      <text:p text:style-name="P27"><text:tab/>}</text:p>
      <text:p text:style-name="P26"/>
      <text:p text:style-name="P25"><text:span text:style-name="T6"><text:tab/></text:span><text:span text:style-name="T1">public</text:span><text:span text:style-name="T6"> </text:span><text:span text:style-name="T1">void</text:span><text:span text:style-name="T6"> setLocation(String </text:span><text:span text:style-name="T19">location</text:span><text:span text:style-name="T6">) {</text:span></text:p>
      <text:p text:style-name="P25"><text:span text:style-name="T6"><text:tab/><text:tab/></text:span><text:span text:style-name="T1">this</text:span><text:span text:style-name="T6">.</text:span><text:span text:style-name="T13">location</text:span><text:span text:style-name="T6"> = </text:span><text:span text:style-name="T19">location</text:span><text:span text:style-name="T6">;</text:span></text:p>
      <text:p text:style-name="P27"><text:tab/>}</text:p>
      <text:p text:style-name="P27"><text:tab/></text:p>
      <text:p text:style-name="P27">}</text:p>
      <text:p text:style-name="P8"/>
      <text:p text:style-name="P8">..........................................</text:p>
      <text:p text:style-name="P8"/>
      <text:p text:style-name="P8">UserCode.java:</text:p>
      <text:p text:style-name="P8"/>
      <text:p text:style-name="P8"><text:span text:style-name="T4">package</text:span> com.dsrc.util;</text:p>
      <text:p text:style-name="P26"/>
      <text:p text:style-name="P25"><text:span text:style-name="T1">import</text:span><text:span text:style-name="T6"> org.hibernate.Session;</text:span></text:p>
      <text:p text:style-name="P25"><text:span text:style-name="T1">import</text:span><text:span text:style-name="T6"> org.hibernate.SessionFactory;</text:span></text:p>
      <text:p text:style-name="P25"><text:span text:style-name="T1">import</text:span><text:span text:style-name="T6"> org.hibernate.Transaction;</text:span></text:p>
      <text:p text:style-name="P25"><text:span text:style-name="T1">import</text:span><text:span text:style-name="T6"> org.hibernate.cfg.Configuration;</text:span></text:p>
      <text:p text:style-name="P26"/>
      <text:p text:style-name="P25"><text:span text:style-name="T1">import</text:span><text:span text:style-name="T6"> </text:span><text:span text:style-name="T8">com.dsrc.bean.Department</text:span><text:span text:style-name="T6">;</text:span></text:p>
      <text:p text:style-name="P26"><text:soft-page-break/></text:p>
      <text:p text:style-name="P25"><text:span text:style-name="T1">public</text:span><text:span text:style-name="T6"> </text:span><text:span text:style-name="T1">class</text:span><text:span text:style-name="T6"> UserCode {</text:span></text:p>
      <text:p text:style-name="P27"><text:tab/></text:p>
      <text:p text:style-name="P25"><text:span text:style-name="T6"><text:tab/></text:span><text:span text:style-name="T1">public</text:span><text:span text:style-name="T6"> </text:span><text:span text:style-name="T1">boolean</text:span><text:span text:style-name="T6"> saveDepartment(</text:span><text:span text:style-name="T8">Department</text:span><text:span text:style-name="T6"> </text:span><text:span text:style-name="T19">bean</text:span><text:span text:style-name="T6">)</text:span></text:p>
      <text:p text:style-name="P27"><text:tab/>{<text:span text:style-name="T56">S</text:span></text:p>
      <text:p text:style-name="P27"><text:tab/><text:tab/></text:p>
      <text:p text:style-name="P25"><text:span text:style-name="T6"><text:tab/><text:tab/>SessionFactory </text:span><text:span text:style-name="T19">sx</text:span><text:span text:style-name="T6">= </text:span><text:span text:style-name="T1">new</text:span><text:span text:style-name="T6"> Configuration().configure().buildSessionFactory();</text:span></text:p>
      <text:p text:style-name="P25"><text:span text:style-name="T6"><text:tab/><text:tab/>Session </text:span><text:span text:style-name="T19">s</text:span><text:span text:style-name="T6">= </text:span><text:span text:style-name="T19">sx</text:span><text:span text:style-name="T6">.openSession();</text:span></text:p>
      <text:p text:style-name="P25"><text:span text:style-name="T6"><text:tab/><text:tab/>Transaction </text:span><text:span text:style-name="T19">tx</text:span><text:span text:style-name="T6">=</text:span><text:span text:style-name="T19">s</text:span><text:span text:style-name="T6">.beginTransaction();</text:span></text:p>
      <text:p text:style-name="P25"><text:span text:style-name="T6"><text:tab/><text:tab/></text:span><text:span text:style-name="T19">s</text:span><text:span text:style-name="T6">.save(</text:span><text:span text:style-name="T19">bean</text:span><text:span text:style-name="T6">);</text:span></text:p>
      <text:p text:style-name="P25"><text:span text:style-name="T6"><text:tab/><text:tab/></text:span><text:span text:style-name="T19">tx</text:span><text:span text:style-name="T6">.commit();</text:span></text:p>
      <text:p text:style-name="P27"><text:tab/><text:tab/></text:p>
      <text:p text:style-name="P25"><text:span text:style-name="T6"><text:tab/><text:tab/>System.</text:span><text:span text:style-name="T16">out</text:span><text:span text:style-name="T6">.println(</text:span><text:span text:style-name="T42">"Data Saved.."</text:span><text:span text:style-name="T6">);</text:span></text:p>
      <text:p text:style-name="P25"><text:span text:style-name="T6"><text:tab/><text:tab/></text:span><text:span text:style-name="T48">//Logic to save department</text:span></text:p>
      <text:p text:style-name="P27"><text:tab/></text:p>
      <text:p text:style-name="P25"><text:span text:style-name="T6"><text:tab/><text:tab/></text:span><text:span text:style-name="T1">return</text:span><text:span text:style-name="T6"> </text:span><text:span text:style-name="T1">true</text:span><text:span text:style-name="T6">;</text:span></text:p>
      <text:p text:style-name="P27"><text:tab/>}</text:p>
      <text:p text:style-name="P26"/>
      <text:p text:style-name="P27">}</text:p>
      <text:p text:style-name="P8"/>
      <text:p text:style-name="P8">...................</text:p>
      <text:p text:style-name="P8"/>
      <text:p text:style-name="P8">department.hbm.xml:</text:p>
      <text:p text:style-name="P8"/>
      <text:p text:style-name="P8"><text:span text:style-name="T26">&lt;?</text:span><text:span text:style-name="T31">xml</text:span> <text:span text:style-name="T36">version</text:span> = <text:span text:style-name="T44">"1.0"</text:span> <text:span text:style-name="T36">encoding</text:span> = <text:span text:style-name="T44">"utf-8"</text:span><text:span text:style-name="T26">?&gt;</text:span></text:p>
      <text:p text:style-name="P25"><text:span text:style-name="T27">&lt;!</text:span><text:span text:style-name="T32">DOCTYPE</text:span><text:span text:style-name="T35"> </text:span><text:span text:style-name="T27">hibernate-mapping</text:span><text:span text:style-name="T35"> </text:span><text:span text:style-name="T46">PUBLIC</text:span><text:span text:style-name="T35"> </text:span></text:p>
      <text:p text:style-name="P28">"-//Hibernate/Hibernate Mapping DTD//EN"</text:p>
      <text:p text:style-name="P25"><text:span text:style-name="T48">"http://www.hibernate.org/dtd/hibernate-mapping-3.0.dtd"</text:span><text:span text:style-name="T27">&gt;</text:span><text:span text:style-name="T6"> </text:span></text:p>
      <text:p text:style-name="P26"/>
      <text:p text:style-name="P25"><text:span text:style-name="T27">&lt;</text:span><text:span text:style-name="T32">hibernate-mapping</text:span><text:span text:style-name="T27">&gt;</text:span></text:p>
      <text:p text:style-name="P25"><text:span text:style-name="T6"><text:s text:c="3"/></text:span><text:span text:style-name="T27">&lt;</text:span><text:span text:style-name="T32">class</text:span><text:span text:style-name="T35"> </text:span><text:span text:style-name="T37">name</text:span><text:span text:style-name="T35"> </text:span><text:span text:style-name="T6">=</text:span><text:span text:style-name="T35"> </text:span><text:span text:style-name="T40">"com.dsrc.bean.Department"</text:span><text:span text:style-name="T35"> </text:span><text:span text:style-name="T37">table</text:span><text:span text:style-name="T35"> </text:span><text:span text:style-name="T6">=</text:span><text:span text:style-name="T35"> </text:span><text:span text:style-name="T40">"Department"</text:span><text:span text:style-name="T27">&gt;</text:span></text:p>
      <text:p text:style-name="P27"><text:s text:c="6"/></text:p>
      <text:p text:style-name="P25"><text:span text:style-name="T6"><text:s text:c="6"/></text:span><text:span text:style-name="T27">&lt;</text:span><text:span text:style-name="T32">meta</text:span><text:span text:style-name="T35"> </text:span><text:span text:style-name="T37">attribute</text:span><text:span text:style-name="T35"> </text:span><text:span text:style-name="T6">=</text:span><text:span text:style-name="T35"> </text:span><text:span text:style-name="T40">"class-description"</text:span><text:span text:style-name="T27">&gt;</text:span></text:p>
      <text:p text:style-name="P27"><text:s text:c="9"/>This class contains the employee detail. </text:p>
      <text:p text:style-name="P25"><text:span text:style-name="T6"><text:s text:c="6"/></text:span><text:span text:style-name="T27">&lt;/</text:span><text:span text:style-name="T32">meta</text:span><text:span text:style-name="T27">&gt;</text:span></text:p>
      <text:p text:style-name="P27"><text:s text:c="6"/></text:p>
      <text:p text:style-name="P25"><text:span text:style-name="T6"><text:s text:c="6"/></text:span><text:span text:style-name="T27">&lt;</text:span><text:span text:style-name="T32">id</text:span><text:span text:style-name="T35"> </text:span><text:span text:style-name="T37">name</text:span><text:span text:style-name="T35"> </text:span><text:span text:style-name="T6">=</text:span><text:span text:style-name="T35"> </text:span><text:span text:style-name="T40">"deptno"</text:span><text:span text:style-name="T35"> </text:span><text:span text:style-name="T37">type</text:span><text:span text:style-name="T35"> </text:span><text:span text:style-name="T6">=</text:span><text:span text:style-name="T35"> </text:span><text:span text:style-name="T40">"int"</text:span><text:span text:style-name="T35"> </text:span><text:span text:style-name="T37">column</text:span><text:span text:style-name="T35"> </text:span><text:span text:style-name="T6">=</text:span><text:span text:style-name="T35"> </text:span><text:span text:style-name="T40">"DeptNo"</text:span><text:span text:style-name="T27">&gt;</text:span></text:p>
      <text:p text:style-name="P25"><text:span text:style-name="T6"><text:s text:c="9"/></text:span><text:span text:style-name="T27">&lt;</text:span><text:span text:style-name="T32">generator</text:span><text:span text:style-name="T35"> </text:span><text:span text:style-name="T37">class</text:span><text:span text:style-name="T6">=</text:span><text:span text:style-name="T40">"assigned"</text:span><text:span text:style-name="T27">/&gt;</text:span></text:p>
      <text:p text:style-name="P25"><text:span text:style-name="T6"><text:s text:c="6"/></text:span><text:span text:style-name="T27">&lt;/</text:span><text:span text:style-name="T32">id</text:span><text:span text:style-name="T27">&gt;</text:span></text:p>
      <text:p text:style-name="P27"><text:s text:c="6"/></text:p>
      <text:p text:style-name="P25"><text:span text:style-name="T6"><text:s text:c="6"/></text:span><text:span text:style-name="T27">&lt;</text:span><text:span text:style-name="T32">property</text:span><text:span text:style-name="T35"> </text:span><text:span text:style-name="T37">name</text:span><text:span text:style-name="T35"> </text:span><text:span text:style-name="T6">=</text:span><text:span text:style-name="T35"> </text:span><text:span text:style-name="T40">"deptname"</text:span><text:span text:style-name="T35"> </text:span><text:span text:style-name="T37">column</text:span><text:span text:style-name="T35"> </text:span><text:span text:style-name="T6">=</text:span><text:span text:style-name="T35"> </text:span><text:span text:style-name="T40">"DeptName"</text:span><text:span text:style-name="T35"> </text:span><text:span text:style-name="T37">type</text:span><text:span text:style-name="T35"> </text:span><text:span text:style-name="T6">=</text:span><text:span text:style-name="T35"> </text:span><text:span text:style-name="T40">"string"</text:span><text:span text:style-name="T27">/&gt;</text:span></text:p>
      <text:p text:style-name="P25"><text:span text:style-name="T6"><text:s text:c="6"/></text:span><text:span text:style-name="T27">&lt;</text:span><text:span text:style-name="T32">property</text:span><text:span text:style-name="T35"> </text:span><text:span text:style-name="T37">name</text:span><text:span text:style-name="T35"> </text:span><text:span text:style-name="T6">=</text:span><text:span text:style-name="T35"> </text:span><text:span text:style-name="T40">"location"</text:span><text:span text:style-name="T35"> </text:span><text:span text:style-name="T37">column</text:span><text:span text:style-name="T35"> </text:span><text:span text:style-name="T6">=</text:span><text:span text:style-name="T35"> </text:span><text:span text:style-name="T40">"Location"</text:span><text:span text:style-name="T35"> </text:span><text:span text:style-name="T37">type</text:span><text:span text:style-name="T35"> </text:span><text:span text:style-name="T6">=</text:span><text:span text:style-name="T35"> </text:span><text:span text:style-name="T40">"string"</text:span><text:span text:style-name="T27">/&gt;</text:span></text:p>
      <text:p text:style-name="P27"><text:s text:c="6"/></text:p>
      <text:p text:style-name="P25"><text:span text:style-name="T6"><text:s text:c="3"/></text:span><text:span text:style-name="T27">&lt;/</text:span><text:span text:style-name="T32">class</text:span><text:span text:style-name="T27">&gt;</text:span></text:p>
      <text:p text:style-name="P25"><text:span text:style-name="T27">&lt;/</text:span><text:span text:style-name="T32">hibernate-mapping</text:span><text:span text:style-name="T27">&gt;</text:span></text:p>
      <text:p text:style-name="P8"/>
      <text:p text:style-name="P8">................</text:p>
      <text:p text:style-name="P8">hibernate.cfg.xml:</text:p>
      <text:p text:style-name="P8"><text:span text:style-name="T26">&lt;?</text:span><text:span text:style-name="T31">xml</text:span> <text:span text:style-name="T36">version</text:span>=<text:span text:style-name="T44">"1.0"</text:span> <text:span text:style-name="T36">encoding</text:span>=<text:span text:style-name="T44">"UTF-8"</text:span><text:span text:style-name="T26">?&gt;</text:span></text:p>
      <text:p text:style-name="P25"><text:span text:style-name="T27">&lt;!</text:span><text:span text:style-name="T32">DOCTYPE</text:span><text:span text:style-name="T35"> </text:span><text:span text:style-name="T27">hibernate-configuration</text:span><text:span text:style-name="T35"> </text:span><text:span text:style-name="T46">PUBLIC</text:span><text:span text:style-name="T35"> <text:s/></text:span></text:p>
      <text:p text:style-name="P25"><text:span text:style-name="T35"><text:s text:c="10"/></text:span><text:span text:style-name="T27">"-//Hibernate/Hibernate Configuration DTD 3.0//EN"</text:span><text:span text:style-name="T35"> <text:s/></text:span></text:p>
      <text:p text:style-name="P25"><text:span text:style-name="T35"><text:s text:c="10"/></text:span><text:span text:style-name="T48">"http://hibernate.sourceforge.net/hibernate-configuration-3.0.dtd"</text:span><text:span text:style-name="T27">&gt;</text:span><text:span text:style-name="T6"> <text:s/></text:span></text:p>
      <text:p text:style-name="P27"><text:s text:c="2"/></text:p>
      <text:p text:style-name="P25"><text:span text:style-name="T27">&lt;</text:span><text:span text:style-name="T32">hibernate-configuration</text:span><text:span text:style-name="T27">&gt;</text:span><text:span text:style-name="T6"> <text:s/></text:span></text:p>
      <text:p text:style-name="P27"><text:s text:c="2"/></text:p>
      <text:p text:style-name="P25"><text:span text:style-name="T6"><text:s text:c="4"/></text:span><text:span text:style-name="T27">&lt;</text:span><text:span text:style-name="T32">session-factory</text:span><text:span text:style-name="T27">&gt;</text:span><text:span text:style-name="T6"> <text:s/></text:span></text:p>
      <text:p text:style-name="P25"><text:span text:style-name="T6"><text:s text:c="8"/></text:span><text:span text:style-name="T27">&lt;</text:span><text:span text:style-name="T32">property</text:span><text:span text:style-name="T35"> </text:span><text:span text:style-name="T37">name</text:span><text:span text:style-name="T6">=</text:span><text:span text:style-name="T40">"hbm2ddl.auto"</text:span><text:span text:style-name="T27">&gt;</text:span><text:span text:style-name="T6">update</text:span><text:span text:style-name="T27">&lt;/</text:span><text:span text:style-name="T32">property</text:span><text:span text:style-name="T27">&gt;</text:span><text:span text:style-name="T6"> <text:s/></text:span></text:p>
      <text:p text:style-name="P25"><text:span text:style-name="T6"><text:s text:c="8"/></text:span><text:span text:style-name="T27">&lt;</text:span><text:span text:style-name="T32">property</text:span><text:span text:style-name="T35"> </text:span><text:span text:style-name="T37">name</text:span><text:span text:style-name="T6">=</text:span><text:span text:style-name="T40">"dialect"</text:span><text:span text:style-name="T27">&gt;</text:span><text:span text:style-name="T6">org.hibernate.dialect.MySQLDialect</text:span><text:span text:style-name="T27">&lt;/</text:span><text:span text:style-name="T32">property</text:span><text:span text:style-name="T27">&gt;</text:span><text:span text:style-name="T6"> <text:s/></text:span></text:p>
      <text:p text:style-name="P25"><text:soft-page-break/><text:span text:style-name="T6"><text:s text:c="7"/></text:span><text:span text:style-name="T27">&lt;</text:span><text:span text:style-name="T32">property</text:span><text:span text:style-name="T35"> </text:span><text:span text:style-name="T37">name</text:span><text:span text:style-name="T6">=</text:span><text:span text:style-name="T40">"connection.url"</text:span><text:span text:style-name="T27">&gt;</text:span><text:span text:style-name="T6">jdbc:mysql://</text:span><text:span text:style-name="T9">localhost</text:span><text:span text:style-name="T6">:3306/</text:span><text:span text:style-name="T9">myhibernate</text:span><text:span text:style-name="T27">&lt;/</text:span><text:span text:style-name="T32">property</text:span><text:span text:style-name="T27">&gt;</text:span><text:span text:style-name="T6"> <text:s text:c="3"/></text:span></text:p>
      <text:p text:style-name="P25"><text:span text:style-name="T6"><text:s text:c="8"/></text:span><text:span text:style-name="T27">&lt;</text:span><text:span text:style-name="T32">property</text:span><text:span text:style-name="T35"> </text:span><text:span text:style-name="T37">name</text:span><text:span text:style-name="T6">=</text:span><text:span text:style-name="T40">"connection.username"</text:span><text:span text:style-name="T27">&gt;</text:span><text:span text:style-name="T6">root</text:span><text:span text:style-name="T27">&lt;/</text:span><text:span text:style-name="T32">property</text:span><text:span text:style-name="T27">&gt;</text:span><text:span text:style-name="T6"> <text:s/></text:span></text:p>
      <text:p text:style-name="P25"><text:span text:style-name="T6"><text:s text:c="8"/></text:span><text:span text:style-name="T27">&lt;</text:span><text:span text:style-name="T32">property</text:span><text:span text:style-name="T35"> </text:span><text:span text:style-name="T37">name</text:span><text:span text:style-name="T6">=</text:span><text:span text:style-name="T40">"connection.password"</text:span><text:span text:style-name="T27">&gt;</text:span><text:span text:style-name="T9">dsrc</text:span><text:span text:style-name="T27">&lt;/</text:span><text:span text:style-name="T32">property</text:span><text:span text:style-name="T27">&gt;</text:span><text:span text:style-name="T6"> <text:s/></text:span></text:p>
      <text:p text:style-name="P25"><text:span text:style-name="T6"><text:s text:c="8"/></text:span><text:span text:style-name="T27">&lt;</text:span><text:span text:style-name="T32">property</text:span><text:span text:style-name="T35"> </text:span><text:span text:style-name="T37">name</text:span><text:span text:style-name="T6">=</text:span><text:span text:style-name="T40">"connection.driver_class"</text:span><text:span text:style-name="T27">&gt;</text:span><text:span text:style-name="T6">com.mysql.jdbc.Driver</text:span><text:span text:style-name="T27">&lt;/</text:span><text:span text:style-name="T32">property</text:span><text:span text:style-name="T27">&gt;</text:span><text:span text:style-name="T6"> <text:s/></text:span></text:p>
      <text:p text:style-name="P25"><text:span text:style-name="T6"><text:s text:c="5"/><text:tab/></text:span><text:span text:style-name="T27">&lt;</text:span><text:span text:style-name="T32">mapping</text:span><text:span text:style-name="T35"> </text:span><text:span text:style-name="T37">resource</text:span><text:span text:style-name="T6">=</text:span><text:span text:style-name="T40">"Department.hbm.xml"</text:span><text:span text:style-name="T27">&gt;&lt;/</text:span><text:span text:style-name="T32">mapping</text:span><text:span text:style-name="T27">&gt;</text:span><text:span text:style-name="T6"> <text:s text:c="2"/></text:span></text:p>
      <text:p text:style-name="P25"><text:span text:style-name="T6"><text:s text:c="6"/></text:span><text:span text:style-name="T27">&lt;/</text:span><text:span text:style-name="T32">session-factory</text:span><text:span text:style-name="T27">&gt;</text:span><text:span text:style-name="T6"> <text:s/></text:span></text:p>
      <text:p text:style-name="P9"><text:span text:style-name="T26">&lt;/</text:span><text:span text:style-name="T31">hibernate-configuration</text:span><text:span text:style-name="T29">&gt;</text:span></text:p>
      <text:p text:style-name="P38"/>
      <text:p text:style-name="P10"/>
      <text:p text:style-name="P10"/>
      <text:p text:style-name="P11">5. <text:span text:style-name="T55">Update:</text:span></text:p>
      <text:p text:style-name="P11"/>
      <text:p text:style-name="P11"/>
      <text:p text:style-name="P11"/>
      <text:p text:style-name="P11"><text:span text:style-name="T4">import</text:span> org.hibernate.Session;</text:p>
      <text:p text:style-name="P25"><text:span text:style-name="T1">import</text:span><text:span text:style-name="T6"> org.hibernate.SessionFactory;</text:span></text:p>
      <text:p text:style-name="P25"><text:span text:style-name="T1">import</text:span><text:span text:style-name="T6"> org.hibernate.Transaction;</text:span></text:p>
      <text:p text:style-name="P25"><text:span text:style-name="T1">import</text:span><text:span text:style-name="T6"> org.hibernate.cfg.Configuration;</text:span></text:p>
      <text:p text:style-name="P26"/>
      <text:p text:style-name="P25"><text:span text:style-name="T1">import</text:span><text:span text:style-name="T6"> com.dsrc.bean.Employee;</text:span></text:p>
      <text:p text:style-name="P26"/>
      <text:p text:style-name="P25"><text:span text:style-name="T1">public</text:span><text:span text:style-name="T6"> </text:span><text:span text:style-name="T1">class</text:span><text:span text:style-name="T6"> MyMain {</text:span></text:p>
      <text:p text:style-name="P26"/>
      <text:p text:style-name="P25"><text:span text:style-name="T6"><text:tab/><text:tab/></text:span><text:span text:style-name="T1">public</text:span><text:span text:style-name="T6"> </text:span><text:span text:style-name="T1">static</text:span><text:span text:style-name="T6"> </text:span><text:span text:style-name="T1">void</text:span><text:span text:style-name="T6"> main(String[] </text:span><text:span text:style-name="T19">args</text:span><text:span text:style-name="T6">) {</text:span></text:p>
      <text:p text:style-name="P25"><text:span text:style-name="T6"><text:tab/><text:tab/><text:tab/>SessionFactory </text:span><text:span text:style-name="T19">sx</text:span><text:span text:style-name="T6">= </text:span><text:span text:style-name="T1">new</text:span><text:span text:style-name="T6"> Configuration().configure().buildSessionFactory();</text:span></text:p>
      <text:p text:style-name="P25"><text:span text:style-name="T6"><text:tab/><text:tab/><text:tab/>Session </text:span><text:span text:style-name="T19">s</text:span><text:span text:style-name="T6">= </text:span><text:span text:style-name="T19">sx</text:span><text:span text:style-name="T6">.openSession();</text:span></text:p>
      <text:p text:style-name="P25"><text:span text:style-name="T6"><text:tab/><text:tab/><text:tab/>Employee </text:span><text:span text:style-name="T19">e</text:span><text:span text:style-name="T6">= </text:span><text:span text:style-name="T1">new</text:span><text:span text:style-name="T6"> Employee(101, </text:span><text:span text:style-name="T42">"Aneesh"</text:span><text:span text:style-name="T6">, </text:span><text:span text:style-name="T42">"Kollam"</text:span><text:span text:style-name="T6">);</text:span></text:p>
      <text:p text:style-name="P27"><text:tab/><text:tab/><text:tab/></text:p>
      <text:p text:style-name="P25"><text:span text:style-name="T6"><text:tab/><text:tab/><text:tab/>Transaction </text:span><text:span text:style-name="T19">tx</text:span><text:span text:style-name="T6">=</text:span><text:span text:style-name="T19">s</text:span><text:span text:style-name="T6">.beginTransaction();</text:span></text:p>
      <text:p text:style-name="P25"><text:span text:style-name="T6"><text:tab/><text:tab/><text:tab/></text:span><text:span text:style-name="T19">s</text:span><text:span text:style-name="T6">.saveOrUpdate(</text:span><text:span text:style-name="T19">e</text:span><text:span text:style-name="T6">);</text:span></text:p>
      <text:p text:style-name="P25"><text:span text:style-name="T6"><text:tab/><text:tab/><text:tab/></text:span><text:span text:style-name="T19">tx</text:span><text:span text:style-name="T6">.commit();</text:span></text:p>
      <text:p text:style-name="P27"><text:tab/><text:tab/><text:tab/></text:p>
      <text:p text:style-name="P25"><text:span text:style-name="T6"><text:tab/><text:tab/><text:tab/>System.</text:span><text:span text:style-name="T16">out</text:span><text:span text:style-name="T6">.println(</text:span><text:span text:style-name="T42">"Data Updated.."</text:span><text:span text:style-name="T6">);</text:span></text:p>
      <text:p text:style-name="P25"><text:span text:style-name="T6"><text:tab/><text:tab/></text:span><text:span text:style-name="T48">// Do Logic</text:span></text:p>
      <text:p text:style-name="P27"><text:tab/><text:tab/></text:p>
      <text:p text:style-name="P27"><text:tab/><text:tab/>}</text:p>
      <text:p text:style-name="P26"/>
      <text:p text:style-name="P25"><text:span text:style-name="T6"><text:tab/><text:tab/></text:span><text:span text:style-name="T1">public</text:span><text:span text:style-name="T6"> </text:span><text:span text:style-name="T1">void</text:span><text:span text:style-name="T6"> saveEmployee(Employee </text:span><text:span text:style-name="T19">eb</text:span><text:span text:style-name="T6">) {</text:span></text:p>
      <text:p text:style-name="P25"><text:span text:style-name="T6"><text:tab/><text:tab/><text:tab/></text:span><text:span text:style-name="T48">// </text:span><text:span text:style-name="T52">TODO</text:span><text:span text:style-name="T48"> Auto-generated method stub</text:span></text:p>
      <text:p text:style-name="P27"><text:tab/><text:tab/>}</text:p>
      <text:p text:style-name="P27"><text:tab/>}</text:p>
      <text:p text:style-name="P39"><text:tab/></text:p>
      <text:p text:style-name="P11"/>
      <text:p text:style-name="P11"/>
      <text:p text:style-name="P12">6.</text:p>
      <text:p text:style-name="P12"/>
      <text:p text:style-name="P40"><text:line-break/>Create a hibernate application persist the employee using Hibernate Annotations..</text:p>
      <text:p text:style-name="P33">Task : Create a database named myhibernate in MySQL and run the SQLQuery Attached.</text:p>
      <text:p text:style-name="P43"/>
      <text:p text:style-name="P43">Employee.java:</text:p>
      <text:p text:style-name="P13"><text:span text:style-name="T4">package</text:span> com.dsrc.bean;</text:p>
      <text:p text:style-name="P26"/>
      <text:p text:style-name="P25"><text:span text:style-name="T1">import</text:span><text:span text:style-name="T6"> javax.persistence.Column;</text:span></text:p>
      <text:p text:style-name="P25"><text:soft-page-break/><text:span text:style-name="T1">import</text:span><text:span text:style-name="T6"> javax.persistence.Entity;</text:span></text:p>
      <text:p text:style-name="P25"><text:span text:style-name="T1">import</text:span><text:span text:style-name="T6"> javax.persistence.Id;</text:span></text:p>
      <text:p text:style-name="P25"><text:span text:style-name="T1">import</text:span><text:span text:style-name="T6"> </text:span><text:span text:style-name="T8">javax.persistence.Table</text:span><text:span text:style-name="T6">;</text:span></text:p>
      <text:p text:style-name="P26"/>
      <text:p text:style-name="P46">@Entity</text:p>
      <text:p text:style-name="P25"><text:span text:style-name="T57">@</text:span><text:span text:style-name="T59">Table</text:span><text:span text:style-name="T6">(name=</text:span><text:span text:style-name="T42">"Employee"</text:span><text:span text:style-name="T6">)</text:span></text:p>
      <text:p text:style-name="P25"><text:span text:style-name="T1">public</text:span><text:span text:style-name="T6"> </text:span><text:span text:style-name="T1">class</text:span><text:span text:style-name="T6"> Employee {</text:span></text:p>
      <text:p text:style-name="P25"><text:span text:style-name="T6"><text:tab/></text:span><text:span text:style-name="T57">@Id</text:span></text:p>
      <text:p text:style-name="P25"><text:span text:style-name="T6"><text:tab/></text:span><text:span text:style-name="T57">@Column</text:span><text:span text:style-name="T6">(name=</text:span><text:span text:style-name="T42">"empno"</text:span><text:span text:style-name="T6">)</text:span></text:p>
      <text:p text:style-name="P25"><text:span text:style-name="T6"><text:tab/></text:span><text:span text:style-name="T1">private</text:span><text:span text:style-name="T6"> </text:span><text:span text:style-name="T1">int</text:span><text:span text:style-name="T6"> </text:span><text:span text:style-name="T13">empno</text:span><text:span text:style-name="T6">;</text:span></text:p>
      <text:p text:style-name="P27"><text:tab/></text:p>
      <text:p text:style-name="P25"><text:span text:style-name="T6"><text:tab/></text:span><text:span text:style-name="T57">@Column</text:span><text:span text:style-name="T6">(name=</text:span><text:span text:style-name="T42">"name"</text:span><text:span text:style-name="T6">)</text:span></text:p>
      <text:p text:style-name="P25"><text:span text:style-name="T6"><text:tab/></text:span><text:span text:style-name="T1">private</text:span><text:span text:style-name="T6"> String </text:span><text:span text:style-name="T13">name</text:span><text:span text:style-name="T6">;</text:span></text:p>
      <text:p text:style-name="P27"><text:tab/></text:p>
      <text:p text:style-name="P25"><text:span text:style-name="T6"><text:tab/></text:span><text:span text:style-name="T57">@Column</text:span><text:span text:style-name="T6">(name=</text:span><text:span text:style-name="T42">"city"</text:span><text:span text:style-name="T6">)</text:span></text:p>
      <text:p text:style-name="P25"><text:span text:style-name="T6"><text:tab/></text:span><text:span text:style-name="T1">private</text:span><text:span text:style-name="T6"> String </text:span><text:span text:style-name="T13">city</text:span><text:span text:style-name="T6">;</text:span></text:p>
      <text:p text:style-name="P27"><text:tab/></text:p>
      <text:p text:style-name="P25"><text:span text:style-name="T6"><text:tab/></text:span><text:span text:style-name="T1">public</text:span><text:span text:style-name="T6"> Employee(){</text:span></text:p>
      <text:p text:style-name="P27"><text:tab/><text:tab/></text:p>
      <text:p text:style-name="P27"><text:tab/>}</text:p>
      <text:p text:style-name="P25"><text:span text:style-name="T6"><text:tab/></text:span><text:span text:style-name="T1">public</text:span><text:span text:style-name="T6"> Employee(</text:span><text:span text:style-name="T1">int</text:span><text:span text:style-name="T6"> </text:span><text:span text:style-name="T19">empno</text:span><text:span text:style-name="T6"> , String </text:span><text:span text:style-name="T19">name</text:span><text:span text:style-name="T6"> , String </text:span><text:span text:style-name="T19">city</text:span><text:span text:style-name="T6">)</text:span></text:p>
      <text:p text:style-name="P27"><text:tab/>{</text:p>
      <text:p text:style-name="P25"><text:span text:style-name="T6"><text:tab/><text:tab/> </text:span><text:span text:style-name="T1">this</text:span><text:span text:style-name="T6">.</text:span><text:span text:style-name="T13">empno</text:span><text:span text:style-name="T6">=</text:span><text:span text:style-name="T19">empno</text:span><text:span text:style-name="T6">;</text:span></text:p>
      <text:p text:style-name="P25"><text:span text:style-name="T6"><text:tab/><text:tab/> </text:span><text:span text:style-name="T1">this</text:span><text:span text:style-name="T6">.</text:span><text:span text:style-name="T13">name</text:span><text:span text:style-name="T6">=</text:span><text:span text:style-name="T19">name</text:span><text:span text:style-name="T6">;</text:span></text:p>
      <text:p text:style-name="P25"><text:span text:style-name="T6"><text:tab/><text:tab/> </text:span><text:span text:style-name="T1">this</text:span><text:span text:style-name="T6">.</text:span><text:span text:style-name="T13">city</text:span><text:span text:style-name="T6">=</text:span><text:span text:style-name="T19">city</text:span><text:span text:style-name="T6">;</text:span></text:p>
      <text:p text:style-name="P27"><text:tab/><text:tab/> </text:p>
      <text:p text:style-name="P27"><text:tab/>}</text:p>
      <text:p text:style-name="P25"><text:span text:style-name="T6"><text:tab/></text:span><text:span text:style-name="T1">public</text:span><text:span text:style-name="T6"> </text:span><text:span text:style-name="T1">int</text:span><text:span text:style-name="T6"> getEmpno() {</text:span></text:p>
      <text:p text:style-name="P25"><text:span text:style-name="T6"><text:tab/><text:tab/></text:span><text:span text:style-name="T1">return</text:span><text:span text:style-name="T6"> </text:span><text:span text:style-name="T13">empno</text:span><text:span text:style-name="T6">;</text:span></text:p>
      <text:p text:style-name="P27"><text:tab/>}</text:p>
      <text:p text:style-name="P25"><text:span text:style-name="T6"><text:tab/></text:span><text:span text:style-name="T1">public</text:span><text:span text:style-name="T6"> </text:span><text:span text:style-name="T1">void</text:span><text:span text:style-name="T6"> setEmpno(</text:span><text:span text:style-name="T1">int</text:span><text:span text:style-name="T6"> </text:span><text:span text:style-name="T19">empno</text:span><text:span text:style-name="T6">) {</text:span></text:p>
      <text:p text:style-name="P25"><text:span text:style-name="T6"><text:tab/><text:tab/></text:span><text:span text:style-name="T1">this</text:span><text:span text:style-name="T6">.</text:span><text:span text:style-name="T13">empno</text:span><text:span text:style-name="T6"> = </text:span><text:span text:style-name="T19">empno</text:span><text:span text:style-name="T6">;</text:span></text:p>
      <text:p text:style-name="P27"><text:tab/>}</text:p>
      <text:p text:style-name="P25"><text:span text:style-name="T6"><text:tab/></text:span><text:span text:style-name="T1">public</text:span><text:span text:style-name="T6"> String getName() {</text:span></text:p>
      <text:p text:style-name="P25"><text:span text:style-name="T6"><text:tab/><text:tab/></text:span><text:span text:style-name="T1">return</text:span><text:span text:style-name="T6"> </text:span><text:span text:style-name="T13">name</text:span><text:span text:style-name="T6">;</text:span></text:p>
      <text:p text:style-name="P27"><text:tab/>}</text:p>
      <text:p text:style-name="P25"><text:span text:style-name="T6"><text:tab/></text:span><text:span text:style-name="T1">public</text:span><text:span text:style-name="T6"> </text:span><text:span text:style-name="T1">void</text:span><text:span text:style-name="T6"> setName(String </text:span><text:span text:style-name="T19">name</text:span><text:span text:style-name="T6">) {</text:span></text:p>
      <text:p text:style-name="P25"><text:span text:style-name="T6"><text:tab/><text:tab/></text:span><text:span text:style-name="T1">this</text:span><text:span text:style-name="T6">.</text:span><text:span text:style-name="T13">name</text:span><text:span text:style-name="T6"> = </text:span><text:span text:style-name="T19">name</text:span><text:span text:style-name="T6">;</text:span></text:p>
      <text:p text:style-name="P27"><text:tab/>}</text:p>
      <text:p text:style-name="P25"><text:span text:style-name="T6"><text:tab/></text:span><text:span text:style-name="T1">public</text:span><text:span text:style-name="T6"> String getCity() {</text:span></text:p>
      <text:p text:style-name="P25"><text:span text:style-name="T6"><text:tab/><text:tab/></text:span><text:span text:style-name="T1">return</text:span><text:span text:style-name="T6"> </text:span><text:span text:style-name="T13">city</text:span><text:span text:style-name="T6">;</text:span></text:p>
      <text:p text:style-name="P27"><text:tab/>}</text:p>
      <text:p text:style-name="P25"><text:span text:style-name="T6"><text:tab/></text:span><text:span text:style-name="T1">public</text:span><text:span text:style-name="T6"> </text:span><text:span text:style-name="T1">void</text:span><text:span text:style-name="T6"> setCity(String </text:span><text:span text:style-name="T19">city</text:span><text:span text:style-name="T6">) {</text:span></text:p>
      <text:p text:style-name="P25"><text:span text:style-name="T6"><text:tab/><text:tab/></text:span><text:span text:style-name="T1">this</text:span><text:span text:style-name="T6">.</text:span><text:span text:style-name="T13">city</text:span><text:span text:style-name="T6"> = </text:span><text:span text:style-name="T19">city</text:span><text:span text:style-name="T6">;</text:span></text:p>
      <text:p text:style-name="P27"><text:tab/>}</text:p>
      <text:p text:style-name="P26"/>
      <text:p text:style-name="P27"><text:tab/></text:p>
      <text:p text:style-name="P27">}</text:p>
      <text:p text:style-name="P43">..................................</text:p>
      <text:p text:style-name="P43"/>
      <text:p text:style-name="P43">Mymain.java</text:p>
      <text:p text:style-name="P13"><text:span text:style-name="T4">import</text:span> com.dsrc.bean.Employee;</text:p>
      <text:p text:style-name="P25"><text:span text:style-name="T1">import</text:span><text:span text:style-name="T6"> com.dsrc.util.UserCode;</text:span></text:p>
      <text:p text:style-name="P26"/>
      <text:p text:style-name="P25"><text:span text:style-name="T1">public</text:span><text:span text:style-name="T6"> </text:span><text:span text:style-name="T1">class</text:span><text:span text:style-name="T6"> MyMain {</text:span></text:p>
      <text:p text:style-name="P26"/>
      <text:p text:style-name="P25"><text:span text:style-name="T6"><text:tab/></text:span><text:span text:style-name="T1">public</text:span><text:span text:style-name="T6"> </text:span><text:span text:style-name="T1">static</text:span><text:span text:style-name="T6"> </text:span><text:span text:style-name="T1">void</text:span><text:span text:style-name="T6"> main(String[] </text:span><text:span text:style-name="T19">args</text:span><text:span text:style-name="T6">) {</text:span></text:p>
      <text:p text:style-name="P25"><text:span text:style-name="T6"><text:tab/><text:tab/>Employee </text:span><text:span text:style-name="T19">e</text:span><text:span text:style-name="T6">=</text:span><text:span text:style-name="T1">new</text:span><text:span text:style-name="T6"> Employee(2,</text:span><text:span text:style-name="T42">"hari"</text:span><text:span text:style-name="T6">, </text:span><text:span text:style-name="T42">"UK"</text:span><text:span text:style-name="T6">);</text:span></text:p>
      <text:p text:style-name="P25"><text:soft-page-break/><text:span text:style-name="T6"><text:tab/><text:tab/>UserCode </text:span><text:span text:style-name="T19">uc</text:span><text:span text:style-name="T6">=</text:span><text:span text:style-name="T1">new</text:span><text:span text:style-name="T6"> UserCode();</text:span></text:p>
      <text:p text:style-name="P25"><text:span text:style-name="T6"><text:tab/><text:tab/></text:span><text:span text:style-name="T1">boolean</text:span><text:span text:style-name="T6"> </text:span><text:span text:style-name="T24">b</text:span><text:span text:style-name="T6">= </text:span><text:span text:style-name="T19">uc</text:span><text:span text:style-name="T6">.updateEmployee(</text:span><text:span text:style-name="T19">e</text:span><text:span text:style-name="T6">);</text:span></text:p>
      <text:p text:style-name="P27"><text:tab/><text:tab/><text:tab/></text:p>
      <text:p text:style-name="P27"><text:tab/>}</text:p>
      <text:p text:style-name="P25"><text:span text:style-name="T6"><text:tab/></text:span><text:span text:style-name="T1">public</text:span><text:span text:style-name="T6"> </text:span><text:span text:style-name="T1">void</text:span><text:span text:style-name="T6"> updateEmployee(Employee </text:span><text:span text:style-name="T19">e</text:span><text:span text:style-name="T6">){</text:span></text:p>
      <text:p text:style-name="P27"><text:tab/><text:tab/></text:p>
      <text:p text:style-name="P27"><text:tab/>}</text:p>
      <text:p text:style-name="P26"/>
      <text:p text:style-name="P27">}</text:p>
      <text:p text:style-name="P26"/>
      <text:p text:style-name="P43">..................</text:p>
      <text:p text:style-name="P43">Usercode.java</text:p>
      <text:p text:style-name="P13"><text:s/><text:span text:style-name="T4">package</text:span> com.dsrc.util;</text:p>
      <text:p text:style-name="P26"/>
      <text:p text:style-name="P26"/>
      <text:p text:style-name="P26"/>
      <text:p text:style-name="P25"><text:span text:style-name="T1">import</text:span><text:span text:style-name="T6"> org.hibernate.Session;</text:span></text:p>
      <text:p text:style-name="P25"><text:span text:style-name="T1">import</text:span><text:span text:style-name="T6"> org.hibernate.SessionFactory;</text:span></text:p>
      <text:p text:style-name="P25"><text:span text:style-name="T1">import</text:span><text:span text:style-name="T6"> org.hibernate.Transaction;</text:span></text:p>
      <text:p text:style-name="P25"><text:span text:style-name="T1">import</text:span><text:span text:style-name="T6"> org.hibernate.cfg.AnnotationConfiguration;</text:span></text:p>
      <text:p text:style-name="P26"/>
      <text:p text:style-name="P25"><text:span text:style-name="T1">import</text:span><text:span text:style-name="T6"> com.dsrc.bean.Employee;</text:span></text:p>
      <text:p text:style-name="P26"/>
      <text:p text:style-name="P25"><text:span text:style-name="T1">public</text:span><text:span text:style-name="T6"> </text:span><text:span text:style-name="T1">class</text:span><text:span text:style-name="T6"> UserCode {</text:span></text:p>
      <text:p text:style-name="P27"><text:tab/></text:p>
      <text:p text:style-name="P25"><text:span text:style-name="T6"><text:tab/></text:span><text:span text:style-name="T1">public</text:span><text:span text:style-name="T6"> </text:span><text:span text:style-name="T1">boolean</text:span><text:span text:style-name="T6"> updateEmployee(Employee </text:span><text:span text:style-name="T19">bean</text:span><text:span text:style-name="T6">)</text:span></text:p>
      <text:p text:style-name="P27"><text:tab/>{</text:p>
      <text:p text:style-name="P25"><text:span text:style-name="T6"><text:tab/><text:tab/>SessionFactory </text:span><text:span text:style-name="T19">sx</text:span><text:span text:style-name="T6">=</text:span><text:span text:style-name="T1">new</text:span><text:span text:style-name="T6"> AnnotationConfiguration().configure().addAnnotatedClass(Employee.</text:span><text:span text:style-name="T1">class</text:span><text:span text:style-name="T6">).buildSessionFactory();</text:span></text:p>
      <text:p text:style-name="P25"><text:span text:style-name="T6"><text:tab/><text:tab/>Session </text:span><text:span text:style-name="T19">s</text:span><text:span text:style-name="T6">= </text:span><text:span text:style-name="T19">sx</text:span><text:span text:style-name="T6">.openSession();</text:span></text:p>
      <text:p text:style-name="P25"><text:span text:style-name="T6"><text:tab/><text:tab/>Transaction </text:span><text:span text:style-name="T19">tx</text:span><text:span text:style-name="T6">=</text:span><text:span text:style-name="T19">s</text:span><text:span text:style-name="T6">.beginTransaction();</text:span></text:p>
      <text:p text:style-name="P25"><text:span text:style-name="T6"><text:tab/><text:tab/></text:span><text:span text:style-name="T19">s</text:span><text:span text:style-name="T6">.save(</text:span><text:span text:style-name="T19">bean</text:span><text:span text:style-name="T6">);</text:span></text:p>
      <text:p text:style-name="P25"><text:span text:style-name="T6"><text:tab/><text:tab/></text:span><text:span text:style-name="T19">tx</text:span><text:span text:style-name="T6">.commit();</text:span></text:p>
      <text:p text:style-name="P25"><text:span text:style-name="T6"><text:tab/><text:tab/>System.</text:span><text:span text:style-name="T16">out</text:span><text:span text:style-name="T6">.println(</text:span><text:span text:style-name="T42">"Done......"</text:span><text:span text:style-name="T6">);</text:span></text:p>
      <text:p text:style-name="P27"><text:tab/><text:tab/></text:p>
      <text:p text:style-name="P27"><text:tab/><text:tab/></text:p>
      <text:p text:style-name="P25"><text:span text:style-name="T6"><text:tab/><text:tab/></text:span><text:span text:style-name="T48">//Logic to save department</text:span></text:p>
      <text:p text:style-name="P27"><text:tab/><text:tab/></text:p>
      <text:p text:style-name="P25"><text:span text:style-name="T6"><text:tab/><text:tab/></text:span><text:span text:style-name="T1">return</text:span><text:span text:style-name="T6"> </text:span><text:span text:style-name="T1">true</text:span><text:span text:style-name="T6">;</text:span></text:p>
      <text:p text:style-name="P27"><text:tab/>}</text:p>
      <text:p text:style-name="P26"/>
      <text:p text:style-name="P27">}</text:p>
      <text:p text:style-name="P43">...................</text:p>
      <text:p text:style-name="P43">hibernate.cfg.xml:</text:p>
      <text:p text:style-name="P13"><text:span text:style-name="T26">&lt;?</text:span><text:span text:style-name="T31">xml</text:span> <text:span text:style-name="T36">version</text:span>=<text:span text:style-name="T44">"1.0"</text:span> <text:span text:style-name="T36">encoding</text:span>=<text:span text:style-name="T44">"UTF-8"</text:span><text:span text:style-name="T26">?&gt;</text:span></text:p>
      <text:p text:style-name="P25"><text:span text:style-name="T27">&lt;!</text:span><text:span text:style-name="T32">DOCTYPE</text:span><text:span text:style-name="T35"> </text:span><text:span text:style-name="T27">hibernate-configuration</text:span><text:span text:style-name="T35"> </text:span><text:span text:style-name="T46">PUBLIC</text:span><text:span text:style-name="T35"> <text:s/></text:span></text:p>
      <text:p text:style-name="P25"><text:span text:style-name="T35"><text:s text:c="10"/></text:span><text:span text:style-name="T27">"-//Hibernate/Hibernate Configuration DTD 3.0//EN"</text:span><text:span text:style-name="T35"> <text:s/></text:span></text:p>
      <text:p text:style-name="P25"><text:span text:style-name="T35"><text:s text:c="10"/></text:span><text:span text:style-name="T48">"http://hibernate.sourceforge.net/hibernate-configuration-3.0.dtd"</text:span><text:span text:style-name="T27">&gt;</text:span><text:span text:style-name="T6"> <text:s/></text:span></text:p>
      <text:p text:style-name="P27"><text:s text:c="2"/></text:p>
      <text:p text:style-name="P25"><text:span text:style-name="T27">&lt;</text:span><text:span text:style-name="T32">hibernate-configuration</text:span><text:span text:style-name="T27">&gt;</text:span><text:span text:style-name="T6"> <text:s/></text:span></text:p>
      <text:p text:style-name="P27"><text:s text:c="2"/></text:p>
      <text:p text:style-name="P25"><text:span text:style-name="T6"><text:s text:c="4"/></text:span><text:span text:style-name="T27">&lt;</text:span><text:span text:style-name="T32">session-factory</text:span><text:span text:style-name="T27">&gt;</text:span><text:span text:style-name="T6"> <text:s/></text:span></text:p>
      <text:p text:style-name="P25"><text:span text:style-name="T6"><text:s text:c="8"/></text:span><text:span text:style-name="T27">&lt;</text:span><text:span text:style-name="T32">property</text:span><text:span text:style-name="T35"> </text:span><text:span text:style-name="T37">name</text:span><text:span text:style-name="T6">=</text:span><text:span text:style-name="T40">"hbm2ddl.auto"</text:span><text:span text:style-name="T27">&gt;</text:span><text:span text:style-name="T6">update</text:span><text:span text:style-name="T27">&lt;/</text:span><text:span text:style-name="T32">property</text:span><text:span text:style-name="T27">&gt;</text:span><text:span text:style-name="T6"> <text:s/></text:span></text:p>
      <text:p text:style-name="P25"><text:span text:style-name="T6"><text:s text:c="8"/></text:span><text:span text:style-name="T27">&lt;</text:span><text:span text:style-name="T32">property</text:span><text:span text:style-name="T35"> </text:span><text:span text:style-name="T37">name</text:span><text:span text:style-name="T6">=</text:span><text:span text:style-name="T40">"dialect"</text:span><text:span text:style-name="T27">&gt;</text:span><text:span text:style-name="T6">org.hibernate.dialect.MySQLDialect</text:span><text:span text:style-name="T27">&lt;/</text:span><text:span text:style-name="T32">property</text:span><text:span text:style-name="T27">&gt;</text:span><text:span text:style-name="T6"> <text:s/></text:span></text:p>
      <text:p text:style-name="P25"><text:span text:style-name="T6"><text:s text:c="7"/></text:span><text:span text:style-name="T27">&lt;</text:span><text:span text:style-name="T32">property</text:span><text:span text:style-name="T35"> </text:span><text:span text:style-name="T37">name</text:span><text:span text:style-name="T6">=</text:span><text:span text:style-name="T40">"connection.url"</text:span><text:span text:style-name="T27">&gt;</text:span><text:span text:style-name="T6">jdbc:mysql://</text:span><text:span text:style-name="T9">localhost</text:span><text:span text:style-name="T6">:3306/</text:span><text:span text:style-name="T9">myhibernate</text:span><text:span text:style-name="T27">&lt;/</text:span><text:span text:style-name="T32">property</text:span><text:span text:style-name="T27">&gt;</text:span><text:span text:style-name="T6"> <text:s text:c="3"/></text:span></text:p>
      <text:p text:style-name="P25"><text:span text:style-name="T6"><text:s text:c="8"/></text:span><text:span text:style-name="T27">&lt;</text:span><text:span text:style-name="T32">property</text:span><text:span text:style-name="T35"> </text:span><text:span text:style-name="T37">name</text:span><text:span text:style-name="T6">=</text:span><text:span text:style-name="T40">"connection.username"</text:span><text:span text:style-name="T27">&gt;</text:span><text:span text:style-name="T6">root</text:span><text:span text:style-name="T27">&lt;/</text:span><text:span text:style-name="T32">property</text:span><text:span text:style-name="T27">&gt;</text:span><text:span text:style-name="T6"> <text:s/></text:span></text:p>
      <text:p text:style-name="P25"><text:span text:style-name="T6"><text:s text:c="8"/></text:span><text:span text:style-name="T27">&lt;</text:span><text:span text:style-name="T32">property</text:span><text:span text:style-name="T35"> </text:span><text:span text:style-name="T37">name</text:span><text:span text:style-name="T6">=</text:span><text:span text:style-name="T40">"connection.password"</text:span><text:span text:style-name="T27">&gt;</text:span><text:span text:style-name="T9">dsrc</text:span><text:span text:style-name="T27">&lt;/</text:span><text:span text:style-name="T32">property</text:span><text:span text:style-name="T27">&gt;</text:span><text:span text:style-name="T6"> <text:s/></text:span></text:p>
      <text:p text:style-name="P25"><text:soft-page-break/><text:span text:style-name="T6"><text:s text:c="8"/></text:span><text:span text:style-name="T27">&lt;</text:span><text:span text:style-name="T32">property</text:span><text:span text:style-name="T35"> </text:span><text:span text:style-name="T37">name</text:span><text:span text:style-name="T6">=</text:span><text:span text:style-name="T40">"connection.driver_class"</text:span><text:span text:style-name="T27">&gt;</text:span><text:span text:style-name="T6">com.mysql.jdbc.Driver</text:span><text:span text:style-name="T27">&lt;/</text:span><text:span text:style-name="T32">property</text:span><text:span text:style-name="T27">&gt;</text:span><text:span text:style-name="T6"> <text:s/></text:span></text:p>
      <text:p text:style-name="P27"><text:s text:c="6"/></text:p>
      <text:p text:style-name="P25"><text:span text:style-name="T6"><text:s text:c="6"/></text:span><text:span text:style-name="T27">&lt;/</text:span><text:span text:style-name="T32">session-factory</text:span><text:span text:style-name="T27">&gt;</text:span><text:span text:style-name="T6"> <text:s/></text:span></text:p>
      <text:p text:style-name="P13"><text:span text:style-name="T26">&lt;/</text:span><text:span text:style-name="T31">hibernate-configuration</text:span><text:span text:style-name="T26">&gt;</text:span></text:p>
      <text:p text:style-name="P48"/>
      <text:p text:style-name="P43"/>
      <text:p text:style-name="P21">7.</text:p>
      <text:p text:style-name="P41">Create a hibernate application persist the department using Hibernate Annotations..</text:p>
      <text:p text:style-name="P33">Task : Create a database named myhibernate in MySQL and run the SQLQuery Attached.</text:p>
      <text:p text:style-name="P21"/>
      <text:p text:style-name="P21"/>
      <text:p text:style-name="P14">MyMain.java</text:p>
      <text:p text:style-name="P14"/>
      <text:p text:style-name="P21"><text:span text:style-name="T4">import</text:span><text:span text:style-name="T12"> com.dsrc.bean.Department;</text:span></text:p>
      <text:p text:style-name="P25"><text:span text:style-name="T1">import</text:span><text:span text:style-name="T6"> com.dsrc.util.UserCode;</text:span></text:p>
      <text:p text:style-name="P26"/>
      <text:p text:style-name="P25"><text:span text:style-name="T1">public</text:span><text:span text:style-name="T6"> </text:span><text:span text:style-name="T1">class</text:span><text:span text:style-name="T6"> MyMain {</text:span></text:p>
      <text:p text:style-name="P26"/>
      <text:p text:style-name="P25"><text:span text:style-name="T6"><text:tab/></text:span><text:span text:style-name="T1">public</text:span><text:span text:style-name="T6"> </text:span><text:span text:style-name="T1">static</text:span><text:span text:style-name="T6"> </text:span><text:span text:style-name="T1">void</text:span><text:span text:style-name="T6"> main(String[] </text:span><text:span text:style-name="T19">args</text:span><text:span text:style-name="T6">) {</text:span></text:p>
      <text:p text:style-name="P26"/>
      <text:p text:style-name="P25"><text:span text:style-name="T6"><text:tab/><text:tab/>Department </text:span><text:span text:style-name="T19">d</text:span><text:span text:style-name="T6">= </text:span><text:span text:style-name="T1">new</text:span><text:span text:style-name="T6"> Department(10, </text:span><text:span text:style-name="T42">"HR"</text:span><text:span text:style-name="T6">, </text:span><text:span text:style-name="T42">"India"</text:span><text:span text:style-name="T6">);</text:span></text:p>
      <text:p text:style-name="P25"><text:span text:style-name="T6"><text:tab/><text:tab/>UserCode </text:span><text:span text:style-name="T19">uc</text:span><text:span text:style-name="T6">=</text:span><text:span text:style-name="T1">new</text:span><text:span text:style-name="T6"> UserCode();</text:span></text:p>
      <text:p text:style-name="P25"><text:span text:style-name="T6"><text:tab/><text:tab/></text:span><text:span text:style-name="T1">boolean</text:span><text:span text:style-name="T6"> </text:span><text:span text:style-name="T24">b</text:span><text:span text:style-name="T6"> = </text:span><text:span text:style-name="T19">uc</text:span><text:span text:style-name="T6">.saveDepartment(</text:span><text:span text:style-name="T19">d</text:span><text:span text:style-name="T6">);</text:span></text:p>
      <text:p text:style-name="P25"><text:span text:style-name="T6"><text:tab/><text:tab/> </text:span></text:p>
      <text:p text:style-name="P25"><text:span text:style-name="T6"><text:tab/>}</text:span></text:p>
      <text:p text:style-name="P25"><text:span text:style-name="T6"><text:tab/></text:span><text:span text:style-name="T1">public</text:span><text:span text:style-name="T6"> </text:span><text:span text:style-name="T1">void</text:span><text:span text:style-name="T6"> saveDepartment(Department </text:span><text:span text:style-name="T19">d</text:span><text:span text:style-name="T6">){</text:span></text:p>
      <text:p text:style-name="P25"><text:span text:style-name="T6"><text:tab/><text:tab/></text:span></text:p>
      <text:p text:style-name="P25"><text:span text:style-name="T6"><text:tab/>}</text:span></text:p>
      <text:p text:style-name="P26"/>
      <text:p text:style-name="P25"><text:span text:style-name="T6">}</text:span></text:p>
      <text:p text:style-name="P21">..............</text:p>
      <text:p text:style-name="P21"/>
      <text:p text:style-name="P45">Department.java</text:p>
      <text:p text:style-name="P45"/>
      <text:p text:style-name="P45"><text:span text:style-name="T4">package</text:span><text:span text:style-name="T12"> com.dsrc.bean;</text:span></text:p>
      <text:p text:style-name="P26"/>
      <text:p text:style-name="P25"><text:span text:style-name="T1">import</text:span><text:span text:style-name="T6"> javax.persistence.Column;</text:span></text:p>
      <text:p text:style-name="P25"><text:span text:style-name="T1">import</text:span><text:span text:style-name="T6"> javax.persistence.Entity;</text:span></text:p>
      <text:p text:style-name="P25"><text:span text:style-name="T1">import</text:span><text:span text:style-name="T6"> javax.persistence.Id;</text:span></text:p>
      <text:p text:style-name="P25"><text:span text:style-name="T1">import</text:span><text:span text:style-name="T6"> javax.persistence.Table;</text:span></text:p>
      <text:p text:style-name="P26"/>
      <text:p text:style-name="P25"><text:span text:style-name="T57">@Entity</text:span></text:p>
      <text:p text:style-name="P25"><text:span text:style-name="T57">@Table</text:span><text:span text:style-name="T6"> (name=</text:span><text:span text:style-name="T42">"Department"</text:span><text:span text:style-name="T6">)</text:span></text:p>
      <text:p text:style-name="P25"><text:span text:style-name="T1">public</text:span><text:span text:style-name="T6"> </text:span><text:span text:style-name="T1">class</text:span><text:span text:style-name="T6"> Department {</text:span></text:p>
      <text:p text:style-name="P25"><text:span text:style-name="T6"><text:tab/></text:span><text:span text:style-name="T57">@Id</text:span></text:p>
      <text:p text:style-name="P25"><text:span text:style-name="T6"><text:tab/></text:span><text:span text:style-name="T57">@Column</text:span><text:span text:style-name="T6">(name=</text:span><text:span text:style-name="T42">"deptno"</text:span><text:span text:style-name="T6">)</text:span></text:p>
      <text:p text:style-name="P25"><text:span text:style-name="T6"><text:tab/></text:span><text:span text:style-name="T1">private</text:span><text:span text:style-name="T6"> </text:span><text:span text:style-name="T1">int</text:span><text:span text:style-name="T6"> </text:span><text:span text:style-name="T13">deptno</text:span><text:span text:style-name="T6">;</text:span></text:p>
      <text:p text:style-name="P25"><text:span text:style-name="T6"><text:tab/></text:span></text:p>
      <text:p text:style-name="P25"><text:span text:style-name="T6"><text:tab/></text:span><text:span text:style-name="T57">@Column</text:span><text:span text:style-name="T6">(name=</text:span><text:span text:style-name="T42">"deptname"</text:span><text:span text:style-name="T6">)</text:span></text:p>
      <text:p text:style-name="P25"><text:span text:style-name="T6"><text:tab/></text:span><text:span text:style-name="T1">private</text:span><text:span text:style-name="T6"> String </text:span><text:span text:style-name="T13">deptname</text:span><text:span text:style-name="T6">;</text:span></text:p>
      <text:p text:style-name="P25"><text:span text:style-name="T6"><text:tab/></text:span></text:p>
      <text:p text:style-name="P25"><text:span text:style-name="T6"><text:tab/></text:span><text:span text:style-name="T57">@Column</text:span><text:span text:style-name="T6">(name=</text:span><text:span text:style-name="T42">"location"</text:span><text:span text:style-name="T6">)</text:span></text:p>
      <text:p text:style-name="P25"><text:span text:style-name="T6"><text:tab/></text:span><text:span text:style-name="T1">private</text:span><text:span text:style-name="T6"> String </text:span><text:span text:style-name="T13">location</text:span><text:span text:style-name="T6">;</text:span></text:p>
      <text:p text:style-name="P25"><text:span text:style-name="T6"><text:tab/></text:span></text:p>
      <text:p text:style-name="P25"><text:span text:style-name="T6"><text:tab/></text:span><text:span text:style-name="T1">public</text:span><text:span text:style-name="T6"> Department(){</text:span></text:p>
      <text:p text:style-name="P25"><text:span text:style-name="T6"><text:tab/><text:tab/></text:span></text:p>
      <text:p text:style-name="P25"><text:soft-page-break/><text:span text:style-name="T6"><text:tab/>}</text:span></text:p>
      <text:p text:style-name="P25"><text:span text:style-name="T6"><text:tab/></text:span></text:p>
      <text:p text:style-name="P25"><text:span text:style-name="T6"><text:tab/></text:span><text:span text:style-name="T1">public</text:span><text:span text:style-name="T6"> Department(</text:span><text:span text:style-name="T1">int</text:span><text:span text:style-name="T6"> </text:span><text:span text:style-name="T19">deptno</text:span><text:span text:style-name="T6">, String </text:span><text:span text:style-name="T19">deptname</text:span><text:span text:style-name="T6">, String </text:span><text:span text:style-name="T19">location</text:span><text:span text:style-name="T6">)</text:span></text:p>
      <text:p text:style-name="P25"><text:span text:style-name="T6"><text:tab/>{</text:span></text:p>
      <text:p text:style-name="P25"><text:span text:style-name="T6"><text:tab/><text:tab/></text:span><text:span text:style-name="T1">this</text:span><text:span text:style-name="T6">.</text:span><text:span text:style-name="T13">deptno</text:span><text:span text:style-name="T6">=</text:span><text:span text:style-name="T19">deptno</text:span><text:span text:style-name="T6">;</text:span></text:p>
      <text:p text:style-name="P25"><text:span text:style-name="T6"><text:tab/><text:tab/></text:span><text:span text:style-name="T1">this</text:span><text:span text:style-name="T6">.</text:span><text:span text:style-name="T13">deptname</text:span><text:span text:style-name="T6">=</text:span><text:span text:style-name="T19">deptname</text:span><text:span text:style-name="T6">;</text:span></text:p>
      <text:p text:style-name="P25"><text:span text:style-name="T6"><text:tab/><text:tab/></text:span><text:span text:style-name="T1">this</text:span><text:span text:style-name="T6">.</text:span><text:span text:style-name="T13">location</text:span><text:span text:style-name="T6">=</text:span><text:span text:style-name="T19">location</text:span><text:span text:style-name="T6">;</text:span></text:p>
      <text:p text:style-name="P26"/>
      <text:p text:style-name="P25"><text:span text:style-name="T6"><text:tab/></text:span></text:p>
      <text:p text:style-name="P25"><text:span text:style-name="T6">}</text:span></text:p>
      <text:p text:style-name="P26"/>
      <text:p text:style-name="P25"><text:span text:style-name="T6"><text:tab/></text:span><text:span text:style-name="T1">public</text:span><text:span text:style-name="T6"> </text:span><text:span text:style-name="T1">int</text:span><text:span text:style-name="T6"> getDeptno() {</text:span></text:p>
      <text:p text:style-name="P25"><text:span text:style-name="T6"><text:tab/><text:tab/></text:span><text:span text:style-name="T1">return</text:span><text:span text:style-name="T6"> </text:span><text:span text:style-name="T13">deptno</text:span><text:span text:style-name="T6">;</text:span></text:p>
      <text:p text:style-name="P25"><text:span text:style-name="T6"><text:tab/>}</text:span></text:p>
      <text:p text:style-name="P26"/>
      <text:p text:style-name="P25"><text:span text:style-name="T6"><text:tab/></text:span><text:span text:style-name="T1">public</text:span><text:span text:style-name="T6"> </text:span><text:span text:style-name="T1">void</text:span><text:span text:style-name="T6"> setDeptno(</text:span><text:span text:style-name="T1">int</text:span><text:span text:style-name="T6"> </text:span><text:span text:style-name="T19">deptno</text:span><text:span text:style-name="T6">) {</text:span></text:p>
      <text:p text:style-name="P25"><text:span text:style-name="T6"><text:tab/><text:tab/></text:span><text:span text:style-name="T1">this</text:span><text:span text:style-name="T6">.</text:span><text:span text:style-name="T13">deptno</text:span><text:span text:style-name="T6"> = </text:span><text:span text:style-name="T19">deptno</text:span><text:span text:style-name="T6">;</text:span></text:p>
      <text:p text:style-name="P25"><text:span text:style-name="T6"><text:tab/>}</text:span></text:p>
      <text:p text:style-name="P26"/>
      <text:p text:style-name="P25"><text:span text:style-name="T6"><text:tab/></text:span><text:span text:style-name="T1">public</text:span><text:span text:style-name="T6"> String getDeptname() {</text:span></text:p>
      <text:p text:style-name="P25"><text:span text:style-name="T6"><text:tab/><text:tab/></text:span><text:span text:style-name="T1">return</text:span><text:span text:style-name="T6"> </text:span><text:span text:style-name="T13">deptname</text:span><text:span text:style-name="T6">;</text:span></text:p>
      <text:p text:style-name="P25"><text:span text:style-name="T6"><text:tab/>}</text:span></text:p>
      <text:p text:style-name="P26"/>
      <text:p text:style-name="P25"><text:span text:style-name="T6"><text:tab/></text:span><text:span text:style-name="T1">public</text:span><text:span text:style-name="T6"> </text:span><text:span text:style-name="T1">void</text:span><text:span text:style-name="T6"> setDeptname(String </text:span><text:span text:style-name="T19">deptname</text:span><text:span text:style-name="T6">) {</text:span></text:p>
      <text:p text:style-name="P25"><text:span text:style-name="T6"><text:tab/><text:tab/></text:span><text:span text:style-name="T1">this</text:span><text:span text:style-name="T6">.</text:span><text:span text:style-name="T13">deptname</text:span><text:span text:style-name="T6"> = </text:span><text:span text:style-name="T19">deptname</text:span><text:span text:style-name="T6">;</text:span></text:p>
      <text:p text:style-name="P25"><text:span text:style-name="T6"><text:tab/>}</text:span></text:p>
      <text:p text:style-name="P26"/>
      <text:p text:style-name="P25"><text:span text:style-name="T6"><text:tab/></text:span><text:span text:style-name="T1">public</text:span><text:span text:style-name="T6"> String getLocation() {</text:span></text:p>
      <text:p text:style-name="P25"><text:span text:style-name="T6"><text:tab/><text:tab/></text:span><text:span text:style-name="T1">return</text:span><text:span text:style-name="T6"> </text:span><text:span text:style-name="T13">location</text:span><text:span text:style-name="T6">;</text:span></text:p>
      <text:p text:style-name="P25"><text:span text:style-name="T6"><text:tab/>}</text:span></text:p>
      <text:p text:style-name="P26"/>
      <text:p text:style-name="P25"><text:span text:style-name="T6"><text:tab/></text:span><text:span text:style-name="T1">public</text:span><text:span text:style-name="T6"> </text:span><text:span text:style-name="T1">void</text:span><text:span text:style-name="T6"> setLocation(String </text:span><text:span text:style-name="T19">location</text:span><text:span text:style-name="T6">) {</text:span></text:p>
      <text:p text:style-name="P25"><text:span text:style-name="T6"><text:tab/><text:tab/></text:span><text:span text:style-name="T1">this</text:span><text:span text:style-name="T6">.</text:span><text:span text:style-name="T13">location</text:span><text:span text:style-name="T6"> = </text:span><text:span text:style-name="T19">location</text:span><text:span text:style-name="T6">;</text:span></text:p>
      <text:p text:style-name="P25"><text:span text:style-name="T6"><text:tab/>}</text:span></text:p>
      <text:p text:style-name="P25"><text:span text:style-name="T6">}</text:span></text:p>
      <text:p text:style-name="P45">.....................</text:p>
      <text:p text:style-name="P45"/>
      <text:p text:style-name="P45">UserCode.java:</text:p>
      <text:p text:style-name="P45"><text:span text:style-name="T4">package</text:span><text:span text:style-name="T12"> com.dsrc.util;</text:span></text:p>
      <text:p text:style-name="P26"/>
      <text:p text:style-name="P25"><text:span text:style-name="T1">import</text:span><text:span text:style-name="T6"> org.hibernate.Session;</text:span></text:p>
      <text:p text:style-name="P25"><text:span text:style-name="T1">import</text:span><text:span text:style-name="T6"> org.hibernate.SessionFactory;</text:span></text:p>
      <text:p text:style-name="P25"><text:span text:style-name="T1">import</text:span><text:span text:style-name="T6"> org.hibernate.Transaction;</text:span></text:p>
      <text:p text:style-name="P25"><text:span text:style-name="T1">import</text:span><text:span text:style-name="T6"> org.hibernate.cfg.AnnotationConfiguration;</text:span></text:p>
      <text:p text:style-name="P26"/>
      <text:p text:style-name="P25"><text:span text:style-name="T1">import</text:span><text:span text:style-name="T6"> com.dsrc.bean.Department;</text:span></text:p>
      <text:p text:style-name="P26"/>
      <text:p text:style-name="P25"><text:span text:style-name="T1">public</text:span><text:span text:style-name="T6"> </text:span><text:span text:style-name="T1">class</text:span><text:span text:style-name="T6"> UserCode {</text:span></text:p>
      <text:p text:style-name="P25"><text:span text:style-name="T6"><text:tab/></text:span></text:p>
      <text:p text:style-name="P25"><text:span text:style-name="T6"><text:tab/></text:span><text:span text:style-name="T1">public</text:span><text:span text:style-name="T6"> </text:span><text:span text:style-name="T1">boolean</text:span><text:span text:style-name="T6"> saveDepartment(Department </text:span><text:span text:style-name="T21">d</text:span><text:span text:style-name="T6">)</text:span></text:p>
      <text:p text:style-name="P25"><text:span text:style-name="T6"><text:tab/>{</text:span></text:p>
      <text:p text:style-name="P25"><text:span text:style-name="T6"><text:tab/><text:tab/>SessionFactory </text:span><text:span text:style-name="T19">sx</text:span><text:span text:style-name="T6">=</text:span><text:span text:style-name="T1">new</text:span><text:span text:style-name="T6"> AnnotationConfiguration().configure().addAnnotatedClass(Department.</text:span><text:span text:style-name="T1">class</text:span><text:span text:style-name="T6">).buildSessionFactory();</text:span></text:p>
      <text:p text:style-name="P25"><text:span text:style-name="T6"><text:tab/><text:tab/>Session </text:span><text:span text:style-name="T19">s</text:span><text:span text:style-name="T6">= </text:span><text:span text:style-name="T19">sx</text:span><text:span text:style-name="T6">.openSession();</text:span></text:p>
      <text:p text:style-name="P25"><text:span text:style-name="T6"><text:tab/><text:tab/>Transaction </text:span><text:span text:style-name="T19">tx</text:span><text:span text:style-name="T6">=</text:span><text:span text:style-name="T19">s</text:span><text:span text:style-name="T6">.beginTransaction();</text:span></text:p>
      <text:p text:style-name="P25"><text:span text:style-name="T6"><text:tab/><text:tab/></text:span><text:span text:style-name="T19">s</text:span><text:span text:style-name="T6">.save(</text:span><text:span text:style-name="T22">d</text:span><text:span text:style-name="T6">);</text:span></text:p>
      <text:p text:style-name="P25"><text:span text:style-name="T6"><text:tab/><text:tab/></text:span><text:span text:style-name="T19">tx</text:span><text:span text:style-name="T6">.commit();</text:span></text:p>
      <text:p text:style-name="P25"><text:soft-page-break/><text:span text:style-name="T6"><text:tab/><text:tab/>System.</text:span><text:span text:style-name="T16">out</text:span><text:span text:style-name="T6">.println(</text:span><text:span text:style-name="T42">"Done......"</text:span><text:span text:style-name="T6">);</text:span></text:p>
      <text:p text:style-name="P25"><text:span text:style-name="T6"><text:tab/><text:tab/></text:span></text:p>
      <text:p text:style-name="P25"><text:span text:style-name="T6"><text:tab/><text:tab/></text:span></text:p>
      <text:p text:style-name="P25"><text:span text:style-name="T6"><text:tab/><text:tab/></text:span><text:span text:style-name="T48">//Logic to save department</text:span></text:p>
      <text:p text:style-name="P25"><text:span text:style-name="T6"><text:tab/><text:tab/></text:span></text:p>
      <text:p text:style-name="P25"><text:span text:style-name="T6"><text:tab/><text:tab/></text:span><text:span text:style-name="T1">return</text:span><text:span text:style-name="T6"> </text:span><text:span text:style-name="T1">true</text:span><text:span text:style-name="T6">;</text:span></text:p>
      <text:p text:style-name="P25"><text:span text:style-name="T6"><text:tab/>}</text:span></text:p>
      <text:p text:style-name="P26"/>
      <text:p text:style-name="P25"><text:span text:style-name="T6">}</text:span></text:p>
      <text:p text:style-name="P45">...................</text:p>
      <text:p text:style-name="P45"/>
      <text:p text:style-name="P45">hibernate.cfg.xml:</text:p>
      <text:p text:style-name="P45"><text:span text:style-name="T26">&lt;?</text:span><text:span text:style-name="T31">xml</text:span> <text:span text:style-name="T36">version</text:span><text:span text:style-name="T12">=</text:span><text:span text:style-name="T44">"1.0"</text:span> <text:span text:style-name="T36">encoding</text:span><text:span text:style-name="T12">=</text:span><text:span text:style-name="T44">"UTF-8"</text:span><text:span text:style-name="T26">?&gt;</text:span></text:p>
      <text:p text:style-name="P25"><text:span text:style-name="T27">&lt;!</text:span><text:span text:style-name="T32">DOCTYPE</text:span><text:span text:style-name="T35"> </text:span><text:span text:style-name="T27">hibernate-configuration</text:span><text:span text:style-name="T35"> </text:span><text:span text:style-name="T46">PUBLIC</text:span><text:span text:style-name="T35"> <text:s/></text:span></text:p>
      <text:p text:style-name="P25"><text:span text:style-name="T35"><text:s text:c="10"/></text:span><text:span text:style-name="T27">"-//Hibernate/Hibernate Configuration DTD 3.0//EN"</text:span><text:span text:style-name="T35"> <text:s/></text:span></text:p>
      <text:p text:style-name="P25"><text:span text:style-name="T35"><text:s text:c="10"/></text:span><text:span text:style-name="T48">"http://hibernate.sourceforge.net/hibernate-configuration-3.0.dtd"</text:span><text:span text:style-name="T27">&gt;</text:span><text:span text:style-name="T6"> <text:s/></text:span></text:p>
      <text:p text:style-name="P25"><text:span text:style-name="T6"><text:s text:c="2"/></text:span></text:p>
      <text:p text:style-name="P25"><text:span text:style-name="T27">&lt;</text:span><text:span text:style-name="T32">hibernate-configuration</text:span><text:span text:style-name="T27">&gt;</text:span><text:span text:style-name="T6"> <text:s/></text:span></text:p>
      <text:p text:style-name="P25"><text:span text:style-name="T6"><text:s text:c="2"/></text:span></text:p>
      <text:p text:style-name="P25"><text:span text:style-name="T6"><text:s text:c="4"/></text:span><text:span text:style-name="T27">&lt;</text:span><text:span text:style-name="T32">session-factory</text:span><text:span text:style-name="T27">&gt;</text:span><text:span text:style-name="T6"> <text:s/></text:span></text:p>
      <text:p text:style-name="P25"><text:span text:style-name="T6"><text:s text:c="8"/></text:span><text:span text:style-name="T27">&lt;</text:span><text:span text:style-name="T32">property</text:span><text:span text:style-name="T35"> </text:span><text:span text:style-name="T37">name</text:span><text:span text:style-name="T6">=</text:span><text:span text:style-name="T40">"hbm2ddl.auto"</text:span><text:span text:style-name="T27">&gt;</text:span><text:span text:style-name="T6">update</text:span><text:span text:style-name="T27">&lt;/</text:span><text:span text:style-name="T32">property</text:span><text:span text:style-name="T27">&gt;</text:span><text:span text:style-name="T6"> <text:s/></text:span></text:p>
      <text:p text:style-name="P25"><text:span text:style-name="T6"><text:s text:c="8"/></text:span><text:span text:style-name="T27">&lt;</text:span><text:span text:style-name="T32">property</text:span><text:span text:style-name="T35"> </text:span><text:span text:style-name="T37">name</text:span><text:span text:style-name="T6">=</text:span><text:span text:style-name="T40">"dialect"</text:span><text:span text:style-name="T27">&gt;</text:span><text:span text:style-name="T6">org.hibernate.dialect.MySQLDialect</text:span><text:span text:style-name="T27">&lt;/</text:span><text:span text:style-name="T32">property</text:span><text:span text:style-name="T27">&gt;</text:span><text:span text:style-name="T6"> <text:s/></text:span></text:p>
      <text:p text:style-name="P25"><text:span text:style-name="T6"><text:s text:c="7"/></text:span><text:span text:style-name="T27">&lt;</text:span><text:span text:style-name="T32">property</text:span><text:span text:style-name="T35"> </text:span><text:span text:style-name="T37">name</text:span><text:span text:style-name="T6">=</text:span><text:span text:style-name="T40">"connection.url"</text:span><text:span text:style-name="T27">&gt;</text:span><text:span text:style-name="T6">jdbc:mysql://localhost:3306/myhibernate</text:span><text:span text:style-name="T27">&lt;/</text:span><text:span text:style-name="T32">property</text:span><text:span text:style-name="T27">&gt;</text:span><text:span text:style-name="T6"> <text:s text:c="3"/></text:span></text:p>
      <text:p text:style-name="P25"><text:span text:style-name="T6"><text:s text:c="8"/></text:span><text:span text:style-name="T27">&lt;</text:span><text:span text:style-name="T32">property</text:span><text:span text:style-name="T35"> </text:span><text:span text:style-name="T37">name</text:span><text:span text:style-name="T6">=</text:span><text:span text:style-name="T40">"connection.username"</text:span><text:span text:style-name="T27">&gt;</text:span><text:span text:style-name="T6">root</text:span><text:span text:style-name="T27">&lt;/</text:span><text:span text:style-name="T32">property</text:span><text:span text:style-name="T27">&gt;</text:span><text:span text:style-name="T6"> <text:s/></text:span></text:p>
      <text:p text:style-name="P25"><text:span text:style-name="T6"><text:s text:c="8"/></text:span><text:span text:style-name="T27">&lt;</text:span><text:span text:style-name="T32">property</text:span><text:span text:style-name="T35"> </text:span><text:span text:style-name="T37">name</text:span><text:span text:style-name="T6">=</text:span><text:span text:style-name="T40">"connection.password"</text:span><text:span text:style-name="T27">&gt;</text:span><text:span text:style-name="T6">dsrc</text:span><text:span text:style-name="T27">&lt;/</text:span><text:span text:style-name="T32">property</text:span><text:span text:style-name="T27">&gt;</text:span><text:span text:style-name="T6"> <text:s/></text:span></text:p>
      <text:p text:style-name="P25"><text:span text:style-name="T6"><text:s text:c="8"/></text:span><text:span text:style-name="T27">&lt;</text:span><text:span text:style-name="T32">property</text:span><text:span text:style-name="T35"> </text:span><text:span text:style-name="T37">name</text:span><text:span text:style-name="T6">=</text:span><text:span text:style-name="T40">"connection.driver_class"</text:span><text:span text:style-name="T27">&gt;</text:span><text:span text:style-name="T6">com.mysql.jdbc.Driver</text:span><text:span text:style-name="T27">&lt;/</text:span><text:span text:style-name="T32">property</text:span><text:span text:style-name="T27">&gt;</text:span><text:span text:style-name="T6"> <text:s/></text:span></text:p>
      <text:p text:style-name="P25"><text:span text:style-name="T6"><text:s text:c="6"/></text:span></text:p>
      <text:p text:style-name="P25"><text:span text:style-name="T6"><text:s text:c="6"/></text:span><text:span text:style-name="T27">&lt;/</text:span><text:span text:style-name="T32">session-factory</text:span><text:span text:style-name="T27">&gt;</text:span><text:span text:style-name="T6"> <text:s/></text:span></text:p>
      <text:p text:style-name="P49"><text:span text:style-name="T26">&lt;/</text:span><text:span text:style-name="T31">hibernate-configuration</text:span><text:span text:style-name="T26">&gt;</text:span></text:p>
      <text:p text:style-name="P45"><text:span text:style-name="T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7M22S</meta:editing-duration>
    <meta:editing-cycles>16</meta:editing-cycles>
    <meta:generator>LibreOffice/5.1.5.2$Windows_X86_64 LibreOffice_project/7a864d8825610a8c07cfc3bc01dd4fce6a9447e5</meta:generator>
    <dc:date>2019-06-27T16:57:22.724000000</dc:date>
    <meta:document-statistic meta:table-count="0" meta:image-count="0" meta:object-count="0" meta:page-count="24" meta:paragraph-count="1140" meta:word-count="2753" meta:character-count="30760" meta:non-whitespace-character-count="26263"/>
    <meta:user-defined meta:name="Info 1"/>
    <meta:user-defined meta:name="Info 2"/>
    <meta:user-defined meta:name="Info 3"/>
    <meta:user-defined meta:name="Info 4"/>
  </office:meta>
</office:document-meta>
</file>